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2"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italic" fo:font-weight="normal" style:font-style-asian="italic" style:font-weight-asian="normal" style:font-style-complex="italic" style:font-weight-complex="normal"/>
    </style:style>
    <style:style style:name="P4" style:family="paragraph" style:parent-style-name="Text_20_body">
      <style:paragraph-properties fo:margin-left="0cm" fo:margin-right="0cm" style:line-height-at-least="0.529cm" fo:widows="1" fo:text-indent="0cm" style:auto-text-indent="false"/>
      <style:text-properties fo:language="en" fo:country="US"/>
    </style:style>
    <style:style style:name="P5"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style:style>
    <style:style style:name="P6"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fo:background-color="transparent"/>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weight-asian="bold" style:font-weight-complex="bold"/>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style-asian="normal" style:font-weight-asian="bold" style:font-style-complex="normal" style:font-weight-complex="bold"/>
    </style:style>
    <style:style style:name="P11"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1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language="en" fo:country="US" fo:font-style="normal" fo:font-weight="normal" fo:background-color="transparent" style:font-name-asian="Calibri" style:font-style-asian="normal" style:font-weight-asian="normal" style:font-name-complex="Calibri" style:font-style-complex="normal" style:font-weight-complex="normal"/>
    </style:style>
    <style:style style:name="P1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language="en" fo:country="US" fo:font-style="normal" fo:font-weight="bold" fo:background-color="transparent" style:font-name-asian="Calibri" style:font-style-asian="normal" style:font-weight-asian="bold" style:font-name-complex="Calibri" style:font-style-complex="normal" style:font-weight-complex="bold"/>
    </style:style>
    <style:style style:name="P14"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bold" style:font-style-asian="normal" style:font-weight-asian="bold" style:font-style-complex="normal" style:font-weight-complex="bold"/>
    </style:style>
    <style:style style:name="P17"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18"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style:line-height-at-least="0.529cm" fo:widows="1" fo:text-indent="0cm" style:auto-text-indent="false"/>
      <style:text-properties fo:language="en" fo:country="US"/>
    </style:style>
    <style:style style:name="P20" style:family="paragraph" style:parent-style-name="Standard">
      <style:paragraph-properties fo:margin-left="0cm" fo:margin-right="0cm" style:line-height-at-least="0.529cm" fo:widows="1" fo:text-indent="0cm" style:auto-text-indent="false"/>
    </style:style>
    <style:style style:name="P21"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22" style:family="paragraph" style:parent-style-name="Text_20_body">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7" style:family="paragraph" style:parent-style-name="Standard">
      <style:text-properties fo:language="en" fo:country="US"/>
    </style:style>
    <style:style style:name="P28" style:family="paragraph" style:parent-style-name="Standard">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333333" style:font-name="sans-serif1" fo:font-size="10pt" fo:letter-spacing="normal" fo:font-style="normal" fo:font-weight="normal" style:font-size-asian="10pt" style:font-size-complex="10pt"/>
    </style:style>
    <style:style style:name="T9" style:family="text">
      <style:text-properties fo:font-variant="normal" fo:text-transform="none" fo:color="#333333" style:font-name="Helvetica Neue" fo:font-size="13.5pt" fo:letter-spacing="normal" fo:font-style="normal" fo:font-weight="normal"/>
    </style:style>
    <style:style style:name="T10" style:family="text">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T11" style:family="text">
      <style:text-properties style:font-name="Helvetica Neue" fo:font-size="13.5pt"/>
    </style:style>
    <style:style style:name="T12" style:family="text">
      <style:text-properties fo:language="en" fo:country="U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nfinnished texts:</text:p>
      <text:p text:style-name="P27"/>
      <text:p text:style-name="P27"/>
      <text:p text:style-name="P27"/>
      <text:p text:style-name="P27"/>
      <text:p text:style-name="P27"/>
      <text:p text:style-name="P27"/>
      <text:p text:style-name="P27"/>
      <text:p text:style-name="P27">You are Avolc, experienced captain of the east sea admiralty and newly branded hero. </text:p>
      <text:p text:style-name="P27">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P27"/>
      <text:p text:style-name="P27">You manage but a few steps onto land before a courier hands you immediate summons from the Grand Admiral Weatherough herself. And its to the city of Hrystcrags that you are called to, a city far away on the west-coast. </text:p>
      <text:p text:style-name="P27"/>
      <text:p text:style-name="P27">After an uneventful journey and in the presence of the Grand Admiral a fateful task is bestowed upon you. One who's importance might involve the safety of the whole continent. </text:p>
      <text:p text:style-name="P27"/>
      <text:p text:style-name="P27"/>
      <text:p text:style-name="P27">Expressions:</text:p>
      <text:p text:style-name="P27"/>
      <text:p text:style-name="P27">Neutral (Standing at attention)<text:tab/>Neutral-Talking<text:tab/>Angry</text:p>
      <text:p text:style-name="P27"/>
      <text:p text:style-name="P27">Happy<text:tab/><text:tab/>Concerned<text:tab/><text:tab/>Sad</text:p>
      <text:p text:style-name="P27"/>
      <text:p text:style-name="P27">Smug<text:tab/><text:tab/>Suspicious<text:tab/><text:tab/>Surprised</text:p>
      <text:p text:style-name="P27"/>
      <text:p text:style-name="P1">Officer Manifest, in order of Rank. Family name withheld.</text:p>
      <text:p text:style-name="P1">Captain:</text:p>
      <text:p text:style-name="P5"><text:span text:style-name="T5">Avolc</text:span>  (Special Rank: Admiral)</text:p>
      <text:p text:style-name="P1">Physician:</text:p>
      <text:p text:style-name="P5"><text:span text:style-name="T5">Elda</text:span> (Pouch-Matron)</text:p>
      <text:p text:style-name="P6">Shriga</text:p>
      <text:p text:style-name="P1">Officers:</text:p>
      <text:p text:style-name="P1">Arn (First-Officer)</text:p>
      <text:p text:style-name="P1">Keeper (Logistics)</text:p>
      <text:p text:style-name="P5"><text:span text:style-name="T5">Evoc</text:span> (<text:span text:style-name="T5">Raptorian</text:span> Sergeant)</text:p>
      <text:p text:style-name="P5"><text:span text:style-name="T5">Mirr</text:span> (Sergeant)</text:p>
      <text:p text:style-name="P1">Tick ( Sergeant)</text:p>
      <text:p text:style-name="P5"><text:span text:style-name="T5">Tung</text:span> (Lieutenant)</text:p>
      <text:p text:style-name="P5"><text:soft-page-break/><text:span text:style-name="T5">Garsch</text:span> (Lieutenant)</text:p>
      <text:p text:style-name="P5"><text:span text:style-name="T5">Nyxie</text:span> (Lieutenant)</text:p>
      <text:p text:style-name="P1">Ulv (Ballistics Lieutenant)</text:p>
      <text:p text:style-name="P1">Glint (Cadet)</text:p>
      <text:p text:style-name="P5"><text:span text:style-name="T5">Valnos</text:span> (Cadet)</text:p>
      <text:p text:style-name="P5"><text:span text:style-name="T5">Ziggy</text:span> (Cadet)</text:p>
      <text:p text:style-name="P27"/>
      <text:p text:style-name="P27"/>
      <text:p text:style-name="P7">Admirals log. Avolc Year 569 </text:p>
      <text:p text:style-name="P14">Hrystcrags</text:p>
      <text:p text:style-name="P7">Day 1</text:p>
      <text:p text:style-name="P7">I have been instructed to keep a detailed log of thoughts, decisions and events for the coming journey. The west sea is still very much uncharted and my records will help future captains make better decisions. </text:p>
      <text:p text:style-name="P7">The “Perked ear” is a remarkable vessel, a 3rd generation of Aweian Heavy Frigates, its built to withstand the rigors and hardships of the western sea while provide room and comfort for a sizable crew. <text:s/></text:p>
      <text:p text:style-name="P7">The crew, 148 souls (35 Raptorians, 110 Awes, 3 Wulfs) all in all are experienced and already well acquainted with the ship. I will be replacing a captain who for reasons left undisclosed to me is no longer available to command. </text:p>
      <text:p text:style-name="P7">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7">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7">I both look forward to and dread the first upcoming role call and crew-inspection lineup later today, it will be my first meeting with the crew, first impressions will be important. Question is what kind of first impression i want to make. </text:p>
      <text:p text:style-name="P7"/>
      <text:p text:style-name="P7"/>
      <text:p text:style-name="P7"/>
      <text:p text:style-name="P7"/>
      <text:p text:style-name="P9">Opening battle</text:p>
      <text:p text:style-name="P7"/>
      <text:p text:style-name="P8">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8">“WE GOT THEM NOW AWES!” I shouted before even the foam of sea had calmed or the ships stopped reeling. </text:p>
      <text:p text:style-name="P8">But even as I shouted in confident triumph, I saw them leaping and swinging over to our ship. They had been ready for us!</text:p>
      <text:p text:style-name="P8">Brave Awe crew clashed with Wulf pirates, blades flashing and twanging and some going down in even closer wrestling combat. </text:p>
      <text:p text:style-name="P8">I was soon not without an opponent of my own, a notch-eared green-furred Wulf stalked toward me, daggers in both paws and one in his mouth. </text:p>
      <text:p text:style-name="P10">Kick him offboard</text:p>
      <text:p text:style-name="P8">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 text:c="2"/></text:p>
      <text:p text:style-name="P10">The sword isn't for show</text:p>
      <text:p text:style-name="P8">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text:p>
      <text:p text:style-name="P10">What subordinates are for</text:p>
      <text:p text:style-name="P8">I gave the advancing Wulf a frown, I have a battle to tend to and no time to play around. </text:p>
      <text:p text:style-name="P8"><text:soft-page-break/>A whistle is all it takes and two junior officers notice my problem detach themselves from battle and rush my foe with gusto. <text:s/>They quickly drive him back towards the railing and I turn my attention away from it, they can handle it.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text:p>
      <text:p text:style-name="P10">Order them to attack the Wulf ship</text:p>
      <text:p text:style-name="P8">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8">They hasten to obey, though they're not the most organized bunch, their strongest trait has always been that they do not hesitate once told what to do. </text:p>
      <text:p text:style-name="P8">In ones and twos they push their way forward and take the leap to the Wulf ship where they disappear from sight because of the tilting angle of the enemy ship. We did Ram them after all. </text:p>
      <text:p text:style-name="P8">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8"/>
      <text:p text:style-name="P10">Order them to meet the boarders</text:p>
      <text:p text:style-name="P8">They're to no use running around and being disruptive. With a loud shout I command their sergeant to have them line up with even spacing where they're coming over at their thickest. Let them be a become a buffer for the invading Wulfs to try to pass through.</text:p>
      <text:p text:style-name="P8"><text:s/>They hasten to obey, though they're not the most organized bunch, their strongest trait has always been that they do not hesitate once told what to do. </text:p>
      <text:p text:style-name="P8">A line forms to meet the tide of Wulfs rushing over. They snap, jump and swing their heavy tails to catch or bat at the pirates as they come. </text:p>
      <text:p text:style-name="P8"><text:soft-page-break/>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8"/>
      <text:p text:style-name="P10">They probably know what they're doing.</text:p>
      <text:p text:style-name="P10"/>
      <text:p text:style-name="P8">It might look quite chaotic, but after pausing a while and watching the fighting, the disruptive charging and chasing the Raptorians are doing are keeping the Wulfs from organizing properly and ensnare our orderly lines of fighting crew. </text:p>
      <text:p text:style-name="P8">They might not catch many of the Wulfs, but they keep them constantly on their toes and help our faster Awe fighters get opportunities. </text:p>
      <text:p text:style-name="P8">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10">(Closest) Rescue your officer!</text:p>
      <text:p text:style-name="P8">I cant just abandon my trusty first-mate to some random Wulf-pirates belly! With a snarl I lunge towards the two of them and give the Wulf a lesson in why you dont stop to eat in the middle of a battle. </text:p>
      <text:p text:style-name="P8">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8">To his credit, he quickly recovers and snarls, grabbing the Wulf by her tail and flings her overboard by it. Only then does he notice me and nods sheepishly, embarrassment on this face. “Er... Thanks, Captain.”</text:p>
      <text:p text:style-name="P8"><text:soft-page-break/>With my First-mate at my side, I turn to face the battle once more, it seems to have come to a concluding final face-off. </text:p>
      <text:p text:style-name="P10">(Mid-ship) Cut those ropes, bring the sails and rigging crashing down! </text:p>
      <text:p text:style-name="P8">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8">I peer at the remainder of the ongoing battle, it seems to have come to a concluding final face-off. </text:p>
      <text:p text:style-name="P8"/>
      <text:p text:style-name="P10">(Forecastle) Join the fray, assist the crew!</text:p>
      <text:p text:style-name="P8">I must help shift the balance of the fight before it goes too far out of our favor. Numbers are the key, so I dash into the fray to dodge, slash and fight my way to the knot of crew that require the most help at the opposite side of the ship. </text:p>
      <text:p text:style-name="P8">Its a slow slog, a distance I could have crossed in moments normally progresses slowly as the deck is a general chaos of bodies. Wulfs have a very mobile fighting style and seem to be all over the place and leaping in and out of the way. </text:p>
      <text:p text:style-name="P8">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8">I retreat slowly with the few I managed to break out of the position and peer at the remainder of the ongoing battle, it seems to have come to a concluding final face-off. </text:p>
      <text:p text:style-name="P8"/>
      <text:p text:style-name="P8"/>
      <text:p text:style-name="P10">Face-off</text:p>
      <text:p text:style-name="P8"/>
      <text:p text:style-name="P10">Little Miss Wulf Captain <text:s/>(Dialogue tree. Unfinnished)</text:p>
      <text:p text:style-name="P8"/>
      <text:p text:style-name="P8">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8">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8">One interceptor was no threat however, it is merely half our size and has a smaller crew. But the problem with Wulfs were that they often came in groups. </text:p>
      <text:p text:style-name="P8">This interceptor appeared to be alone and as it closed in, its flags were confirmed as part of the “The sailing company”, which would be the Wulf organized navy of privateers. Our contacts. </text:p>
      <text:p text:style-name="P8"/>
      <text:p text:style-name="P8">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8">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8">As soon as a plank was lowered, a short figure marched over. Wearing a captains overcoat a young looking Wulf lass peered around with suspicion before fixing me with a sneer.</text:p>
      <text:p text:style-name="P8">“You captain?” She asked with a youthful voice. </text:p>
      <text:p text:style-name="P8"/>
      <text:p text:style-name="P10">Formal greetings.</text:p>
      <text:p text:style-name="P8">I cleared my throat briefly, it was best to do this by the book.</text:p>
      <text:p text:style-name="P8">“Hail. I am indeed Avolc, captain of this vessel, well-met under the flag of truce! I was told we were to meet an esteemed captain, a male Wulf by the name of <text:span text:style-name="T1">Viriltri. “</text:span></text:p>
      <text:p text:style-name="P12">My words were met with silence. The young wulf ahead of me grimaced, like she had tasted something foul and then cocked her head at me.</text:p>
      <text:p text:style-name="P12">“Wuh!? <text:s/>Straight-speak Captain vessel-whatevers! This Captain be Viska now. We meet now!”</text:p>
      <text:p text:style-name="P12">I had to pause at that. I would have expected some crudeness from a native Wulf, but this one was just plain insolent, responding to my politeness with her Wulf-speak too. I could almost sense some of my officers tensing in the line behind me. </text:p>
      <text:p text:style-name="P12">“I... see. Im led to believe we had an understanding. An exchange of information...” I trailed off as Viska was shaking her head vigorously. </text:p>
      <text:p text:style-name="P12">“Old deal! No exchange for Viska!” </text:p>
      <text:p text:style-name="P13">Short and to the point.</text:p>
      <text:p text:style-name="P8">I frowned back at her.</text:p>
      <text:p text:style-name="P8">“Where is your captain? I was told our contacts name was <text:span text:style-name="T1">Viriltri.”</text:span></text:p>
      <text:p text:style-name="P12">The young wulf merely shrugged and didnt even bother to look at me as she responded, her gaze traveling about my ship and crew. </text:p>
      <text:p text:style-name="P12"><text:soft-page-break/>“I ate him a while back... fair and square. Viska captain now.” </text:p>
      <text:p text:style-name="P12">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12">“Then our deals are with you, Viska. You have information for us.”</text:p>
      <text:p text:style-name="P12">Viska seemed to weigh my words, looking like she was sucking on one of her fangs in a thoughtful manner. In the end she showed her paws in an odd gesture and turned back towards her ship.</text:p>
      <text:p text:style-name="P8">“Captains will speak.” She beckoned and strode back over the plank. It seemed I was invited to a meeting. </text:p>
      <text:p text:style-name="P10">Wulf-specific courtesy. </text:p>
      <text:p text:style-name="P8">Perhaps it was best to talk to a wulf like a wulf after all. </text:p>
      <text:p text:style-name="P8">“This me, who mewls in my face?”</text:p>
      <text:p text:style-name="P8">I grinned confidently, I think I got the dialect right as the young Wulf perked noticeably and fixed her previously distracted gaze to my face. </text:p>
      <text:p text:style-name="P8">“Viska speaks, not mewls! This be Captain to captain.”</text:p>
      <text:p text:style-name="P8">She claimed herself captain and not to look down at her age. Which might mean our contact, Captain Viriltri is no more or has stepped down. I could only think of a few places the Wulf would have stepped down too. </text:p>
      <text:p text:style-name="P8">“The one we seek... with deals awaiting, is met in Viska then.” <text:s/>I was not very good at Wulf-speak. Something I said seemed to bemuse her. </text:p>
      <text:p text:style-name="P8">“Aye, seek the deal in Viska. New deal...” She opened her mouth and smirked. “..Old deal.”</text:p>
      <text:p text:style-name="P8">She was being obtuse even for Wulf-speak, using my weakness in the language. It was clear she was using play of words to get me to agree to something I might seriously regret. A dodge was necessary. </text:p>
      <text:p text:style-name="P8">“Old or new, let speak deal captain to captain.” I gestured toward her ship and smiled. </text:p>
      <text:p text:style-name="P22">“Aye! Lets be met.” Viska nodded almost eagerly and turned on her heel and marched back toward her ship. I followed, alone. Much to my officers chagrin. </text:p>
      <text:p text:style-name="P23"/>
      <text:p text:style-name="P24">Viskas Cabin</text:p>
      <text:p text:style-name="P8">The captains cabin of the Wulf-ship was sparse and barely even larger then a low-ranking officers hut. But it had the privacy and room for two captains to converse in peace. </text:p>
      <text:p text:style-name="P8">As I entered Viska unbuttoned her overcoat casually and sat down in a rather luxurious if compact looking lounge-chair, it was in-fact probably what passed for a bed in here as I did not spot any beds. I took a seat in a plainer chair opposite her. </text:p>
      <text:p text:style-name="P8">“So...” <text:s/>I began as Viska interrupted in thick and slow accent. </text:p>
      <text:p text:style-name="P8">“I wish to eat Awe. In new deal. I want you to become me, but will not challenge. Other fluffy one is ok, or no information.” She looked at me expectantly, almost eagerly. </text:p>
      <text:p text:style-name="P8">“You cant just remake a deal with such claims!” I barked angrily. She had some nerve to demand me or <text:soft-page-break/>someone of my choosing sacrifice themselves to her appetite. </text:p>
      <text:p text:style-name="P22">“Viska can! Viska did!” She hissed back, matching my temper. “You leave, or you come here...” She caressed at her exposed belly firmly. “... or no deals and papers for Awe!” She waved her paw at her desk where a small chest with a lock lay. So there was the Intel. </text:p>
      <text:p text:style-name="P24">Wulf Ships(Burnt rope)</text:p>
      <text:p text:style-name="P25">“Where are your companion-ships Viska? I know enough of your tactics that small interceptors like this travel alone. You like to back each-other up. “</text:p>
      <text:p text:style-name="P25">Viska looked at my face and frowned. Annoyed perhaps at my change of subjects. She shrugged in the end, as if revealing this much wasent so bad.</text:p>
      <text:p text:style-name="P25">“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6">“We found something in the fangs. It had been... attacked” I dug up the burned rope piece and put it down on the table. Viska was immediately up on her feet to inspect it, turning it in her paw. </text:p>
      <text:p text:style-name="P26">“Twistle-rope.” She sniffed it. “Burned recently!” <text:s/>She looked up at my alarmed and angry. “Know-tell! What-see!” Her speech became thickly Wulfish. </text:p>
      <text:p text:style-name="P26">“We found a smoldering wreck, nothing or no-one on board.” I answered calmly. </text:p>
      <text:p text:style-name="P26">Viska began to pace, deep in thought, but it only lasted moments before she looked resigned, planting herself back on her chair.</text:p>
      <text:p text:style-name="P26">“No good... should not come. Deal-stupid!” She muttered to herself, nibbling at her claws, most of it unintelligible.</text:p>
      <text:p text:style-name="P26">“Whats been happening out here in the west-sea anyway?” I probed gently, but she would not take the bait. </text:p>
      <text:p text:style-name="P26">“All in papers. Awe-captain agree to terms! Well!?” She hissed, recovering to her own nasty self. </text:p>
      <text:p text:style-name="P24">Question</text:p>
      <text:p text:style-name="P23"/>
      <text:p text:style-name="P23">“Whats the real reason for this change of agreed deals?” I pried, leaning back in my own seat. “Or your sudden change of captains?”</text:p>
      <text:p text:style-name="P23">Viska kept her arms crossed and put on a mute face. Choosing to stay adamant about her position or not let questions sway her. I kept prodding. </text:p>
      <text:p text:style-name="P23">“What about your companion-ships? Or what do you call em, hunting partners? Why are you out here on your lonesome?” </text:p>
      <text:p text:style-name="P23">My prying finally got her to irritatedly hiss at me and swat the air with her paw. </text:p>
      <text:p text:style-name="P23">“Needle-ask no-more! Viska no tell Awe nothing without deal!”</text:p>
      <text:p text:style-name="P23">“Oh.. so the answers to some of these have to do whats in those papers, eh?” I smirked, starting to glean some truths. Something has caused a lot of strife out here thats made even the Wulfs nervous. </text:p>
      <text:p text:style-name="P23">“Yes! But you will know when you me! Leave rest to other crew!” She stubbornly and persistently patted her belly again. </text:p>
      <text:p text:style-name="P23"/>
      <text:p text:style-name="P24"><text:soft-page-break/>Threaten</text:p>
      <text:p text:style-name="P23">“Why would I let you digest me or one of my crew just for some words in a paper!” I sneered. </text:p>
      <text:p text:style-name="P23">“Because, Awe-captain. Papers say warnings for Awe fleets. Many Awe ships pass here, right toward maws of foes. Mhmm, many a Awe will digest if Viska not get one.” she made a sound like a 'chrrbl'. No doubt she was pleased with her bargaining position. </text:p>
      <text:p text:style-name="P23">“This is blackmail! Perhaps i'll take them from you!” I stole a glance towards the chest. I was larger and armed. I could easily take on this young brash impudent Wulf.</text:p>
      <text:p text:style-name="P23">Viska merely cackled, she seemed to tense in her chair, a paw inside her coat, perhaps on a weapon. <text:s/></text:p>
      <text:p text:style-name="P23">“Then we be fighting. All be fighting! And even if brave Awe win over Wulf, they not find papers.” </text:p>
      <text:p text:style-name="P23">I grimaced, ofcourse the papers werent in the chest. Just like a Wulf to be sneaky like that. It would seriously jeopardize the mission if I couldnt find that intel. Our fleet could be lost because I lost patiance. </text:p>
      <text:p text:style-name="P23">“You head-thinking? Being me is better then fight.” Viska teased gleefully while she rubbed at her belly. She reminded me of the worst sides of Ziggy. I vowed to never let those two meet. </text:p>
      <text:p text:style-name="P23"/>
      <text:p text:style-name="P24">Bargain</text:p>
      <text:p text:style-name="P23">“Surely you see that without knowing the contents of this intel I can not commit to any... extreme deals.” I reigned in my temper, perhaps she could see reason.</text:p>
      <text:p text:style-name="P23">“That Awe-captain problem. Viska-deal is deal-deal.” She stubbornly persisted, crossing her arms. Her speech became increasingly thick when she was upset. </text:p>
      <text:p text:style-name="P23">“Do you think Sailing-company would feel the same? About you changing previous arrangements. Perhaps our side will retract what we've offered.” I had no way of knowing what was being exchanged from our side in this, I had to assume it was good.</text:p>
      <text:p text:style-name="P23">Viska fidgeted visibly at this. Some of it must rub her the wrong way. </text:p>
      <text:p text:style-name="P23">“Surely some form of compromise can be reached.” I ventured, not sure how much you could compromise her terms. </text:p>
      <text:p text:style-name="P23"/>
      <text:p text:style-name="P24">Plead</text:p>
      <text:p text:style-name="P23">“Viska, please. You've claimed to have read the reports, so you know it must be important to us. To the safety of our coast!”</text:p>
      <text:p text:style-name="P23">She seemed to frown at my words, so I went on. </text:p>
      <text:p text:style-name="P23">“Your kind saw devastating raids from slavers barely a century ago. We might suffer the same if we cant have these documents! Dont be stubborn!” I pleaded to her conscience, surely she'd see what her stubbornness was risking. But I assumed wrong. </text:p>
      <text:p text:style-name="P23">“Awe-captain say please-please, like pup without snack-eats. But is not Viska-deal that will raid. Is Awe-captain that is stubborn. Be Viska! Awe-home then safe.”</text:p>
      <text:p text:style-name="P23"/>
      <text:p text:style-name="P24">Viskas reaction</text:p>
      <text:p text:style-name="P23">“Mwah!” The young wulf suddenly exclaimed. “No more talk, Awe-captain talk talk ask! Viska listen <text:soft-page-break/>no more. Viska make decision!” The way she kept refering to herself in third-person in that accent was starting to grate on me. </text:p>
      <text:p text:style-name="P23">-</text:p>
      <text:p text:style-name="P23">“Viska not convinced by talks! Viska-deal or no deal! Be food or go away!” She cocked her head, her eyes gazing intently into mine. “You be food?”</text:p>
      <text:p text:style-name="P23">-</text:p>
      <text:p text:style-name="P23">“Awe-captain make sense. Awe really need paper and Viska will give...” Before I could relax, she continued quickly. “IF, Viska gets to eat another Awe!”</text:p>
      <text:p text:style-name="P23">My scowl must have been a serious thing for she added once more. “OR, Viska get to eat Awe-captain, be strongest captain, then let go.”</text:p>
      <text:p text:style-name="P23">“You're saying I either sacrifice one of my crew to you or submit to catch and release?” I sighed. </text:p>
      <text:p text:style-name="P23">“Yes-yes. Awe-captain not hear?” She waved her paw irritably. </text:p>
      <text:p text:style-name="P23">-</text:p>
      <text:p text:style-name="P23">“Awe really need paper. Awe-captain pass test! Take paper and go. Viska not hungry anymore.”</text:p>
      <text:p text:style-name="P23">It was altogether a surprising turn of events. Pressuring her the right way seemed to do the trick. </text:p>
      <text:p text:style-name="P23">“Oh? Thats splendid! Im glad you could come to terms.” I said carefully. </text:p>
      <text:p text:style-name="P23">“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P23">“If... Awe-captain lets Viska swallow her...” She continued, she sure was endlessly persistent. “Viska will let Awe-captain go! And be happy with Awe. Maybe... do favor, yes?” </text:p>
      <text:p text:style-name="P24">Decline</text:p>
      <text:p text:style-name="P23">“No thanks” I sighed and reached my paw for the important documents. Viska looked surly for a moment, but she handed them over nevertheless. </text:p>
      <text:p text:style-name="P23">“Why dont you be my meal instead Viska? A spry young wulf like you would be healthy supper.” I teased, two could play this game. </text:p>
      <text:p text:style-name="P23">“Ha! No-no!” She laughed, forgetting her surliness. It wasent what I expected but at this point I'd take it. I got what I came for. </text:p>
      <text:p text:style-name="P24"/>
      <text:p text:style-name="P24">Decline and get Viska</text:p>
      <text:p text:style-name="P23">“No thanks” I sighed and reached my paw for the important documents. Viska looked surly for a moment, but she handed them over nevertheless. </text:p>
      <text:p text:style-name="P25">“Why dont you be my meal instead Viska? A spry young wulf like you would be healthy supper.” I teased, I could play this game again. To my surprise she seemed to pause. </text:p>
      <text:p text:style-name="P25">“Awe-strength big? How Avolc-captain beat Nipfang-captain?” She probed curiously. I saw no harm in retelling the tale. </text:p>
      <text:p text:style-name="P25">We clashed ships and our crews fought hard. But in the end we met and agreed a duel would settle who'd be the victor, which captains strength belonged to who.</text:p>
      <text:p text:style-name="P25"><text:soft-page-break/>- </text:p>
      <text:p text:style-name="P25">“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25">-</text:p>
      <text:p text:style-name="P25">“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25">-</text:p>
      <text:p text:style-name="P25">“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25"/>
      <text:p text:style-name="P25">Viska nodded slowly, she could picture it. She didnt doubt me anylonger. </text:p>
      <text:p text:style-name="P25">“Victory was mine. Nipfang submitted his strength and his crew followed.” I licked my chops and smirked at the young Wulf suggestively. Some of her brashness had gone out of her. She looked almost smaller then she had before. </text:p>
      <text:p text:style-name="P25">“Awe-captain strong. Avolc-Awe impressive to Viska.” She spoke quietly, as if it took some effort to give praise. Truth be told it was surprising to hear. I really must have impressed her. </text:p>
      <text:p text:style-name="P25">“Im glad you finally see that!” </text:p>
      <text:p text:style-name="P25"/>
      <text:p text:style-name="P24">Agree to be meal</text:p>
      <text:p text:style-name="P23">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P23">“Yes? Mmm, good!” The young Wulf licked her lips enthusiastically and perched on her seat. The way she looked at me now, intently and hungrily, made me really feel all the more like a morsel then ever. But apparently thats what I had decided I was to her. <text:s/></text:p>
      <text:p text:style-name="P23">“Awe-captain Avolc knows where she belongs! Your strength and self become Viska now! It a good thing for both!” She rose from her chair and beckoned me over. “Come! I swallow you.” She yawned and extended her tongue. It seemed she meant to eat me right away. </text:p>
      <text:p text:style-name="P23">I stood staring at her and her gape a while, im not sure what brought me to agree to feed myself to this brat of a Wulf. Was it really only for the mission? Was it that important? </text:p>
      <text:p text:style-name="P23">Viskas tail lashed impatiently and I figured it was best not to leave her waiting and get things over with. </text:p>
      <text:p text:style-name="P23">I placed my paws in her maw, leaned in and let her start to swallow me whole. I felt a jolt of indecision and apprehension through my spine, but the decision had been made. </text:p>
      <text:p text:style-name="P23">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P23">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P23">It was over, I had submitted myself to her and her demands. Whether in service to the admiralty or her cocky youthful vigor, I wasent sure. Her gloating would not wait. </text:p>
      <text:p text:style-name="P23">“Annghh...” She groaned loudly, staggering back to her seat for a brief rest, paws caressing her engorged gut. “Miiiine...” she churrled in the characteristic sound of a pleased Wulf. Who could blame her. </text:p>
      <text:p text:style-name="P23"/>
      <text:p text:style-name="P24">Viskas Belly</text:p>
      <text:p text:style-name="P8">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8">A crooning hoot went up, as her crew celebrated with approving sounds at their triumphant captain. No doubt she was quite a sight, slowly marching across her ship back towards ours with lazy casual superiority, flaunting her huge Awe-filled stomach. </text:p>
      <text:p text:style-name="P8">She walked over the plank to my ship with no fear and a smirk on her face, not worried at all of the arrayed ranks of Awes staring at her with a mixture of aghast, outraged and curious looks.</text:p>
      <text:p text:style-name="P8">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8">“Captains are captain. Awe is Wulf. In deal, this one agree to be Viska.” The young wulf patted on her belly, I felt the thump-thump of her paw. This was getting exceedingly humiliating. </text:p>
      <text:p text:style-name="P8"/>
      <text:p text:style-name="P22">“Wulfs be mighty. Paper-deal yours now.” <text:s/>Someone tossed the precious folder of Intel from ship to ship. </text:p>
      <text:p text:style-name="P22">Viska stood there, basking in the moment and silence that followed. She licked her lips slowly, looking about her at my crew and I felt her squezze me again as her stomach churned. <text:s/></text:p>
      <text:p text:style-name="P22">“Deal be done” She announced and leaned forward to heave me back up onto the deck of my ship. It was a slow affair, I certainly with easier in then out. </text:p>
      <text:p text:style-name="P22">But drool covered and with my pride deflated I at least emerged intact and alive, the cadets were quick to help me onto my feet. </text:p>
      <text:p text:style-name="P22">Viska marched back to her ship and quickly disappeared under deck, her fellow Wulf crew dissipated back to their duties, talking amongst themselves excitedly.</text:p>
      <text:p text:style-name="P22">“There's always a price with Wulfs. This one was... cheap... considering whats in those papers.” I assured those around me as I got to my feet. </text:p>
      <text:p text:style-name="P22"><text:soft-page-break/>They nodded, they understood. But I could not meet their eyes. </text:p>
      <text:p text:style-name="P8"/>
      <text:p text:style-name="P10">Attack Viska</text:p>
      <text:p text:style-name="P8">There was only so much ridiculous demands and Wulf hi-jinks I could tolerate. I tried counting upward to remain my cool, but only found myself thinking of ways to attack the Wulf captain. </text:p>
      <text:p text:style-name="P8">Truce be damned, I had to try to get that intel by any means necessary and teach this Wulf a clear lesson in pissing off Awes!</text:p>
      <text:p text:style-name="P8">Pin her</text:p>
      <text:p text:style-name="P8">I throw myself at the young Wulf suddenly, reaching out to clasp her and get her under my superior weight. <text:s/></text:p>
      <text:p text:style-name="P8">There are not many places for her to escape inside the tight quarters, Viska coils herself up under my charge and as I grab her, she slips like a eel out of my grip before I can pin my weight on her. </text:p>
      <text:p text:style-name="P8">I should have expected her to be fast and dexterous. So my surprise she does not try to use her opportunity to flee the room, but clings herself close to me, wriggling around to my back clasp me around my wings and pull at my arms. </text:p>
      <text:p text:style-name="P8">I grunt and struggle with her, rolling and trying to knock her against a hard surface, but she's always ready, bracing with her feet against surfaces and trying to unbalance me while she hissed and bit at the back of my neck. </text:p>
      <text:p text:style-name="P8">I should have learned how dangerous Wulfs are up close by now. My experiences from the East-sea had made my overconfident, West-sea Wulfs were far more dangerous. </text:p>
      <text:p text:style-name="P8">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8">I tried to headbutt into walls, but found myself tripping as he prehensile tail wrapped around my legs and after that I was pretty much out of the fight. Only able to moan and squirm in frustration on the ground as Viska consumed me. </text:p>
      <text:p text:style-name="P8">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8">Head-thunk</text:p>
      <text:p text:style-name="P8">I take a casual step forward. I can see her tense up at my approach immediately. I do not give her time to plan much or react, I see her cast a glance toward a rope dangling by the wall of her seat, most likely an alarm-bell. </text:p>
      <text:p text:style-name="P8">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8">She staggers, whimpers and looses strength in her knees, clutching her head. A follow-up blow is not necessary, I easily grab her by her scruff and pin her arm behind her back. <text:s/></text:p>
      <text:p text:style-name="P8">“ooooOOww...” She complains in a muted whine, no doubt her world is spinning. “Awe-fight deal-break, truce-break!” Her Wulfish is thick and slurred, I barely make out what she's saying, but get the gist of it.</text:p>
      <text:p text:style-name="P8">“Sorry Viska.” I wasent really sorry. “Im tired of your “deals”. Here's one for you: Give me the intel, or i'll eat you.”</text:p>
      <text:p text:style-name="P8">“Neverrrr! Eeek” Her defiant yell is cut short as she yanked up suddenly, towards my waiting gape.</text:p>
      <text:p text:style-name="P8">“Your choice!” I shoved her into my jaws, clamping shut on her head before she can scream. </text:p>
      <text:p text:style-name="P8">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8">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8">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8">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8"/>
      <text:p text:style-name="P8">Sword</text:p>
      <text:p text:style-name="P8">I draw my sword suddenly. I see her bristling at the sight of it. She had daggers on the inside of her coat, which are an advantage in such close quarters as this little cabin. </text:p>
      <text:p text:style-name="P8">I lunge for her, I dont quite intend to skewer her, but I almost do as she jumps unexpectedly. My attack seems to have caught her completely by surprise. She must not have realized how not all Awes are protocol and rules. </text:p>
      <text:p text:style-name="P8">She scampers this way and that, barely deflecting my blows, growing increasingly nervous about feeling more cold iron. She has a nasty gash already that will leave a scar. </text:p>
      <text:p text:style-name="P8">The fight is over as suddenly as it started, she looses her dagger from a hard blow and is unable to keep up with just one. I soon have her subdues under sword point, daring her to yell. She hisses angrily at me. </text:p>
      <text:p text:style-name="P8">“Awe-fight deal-break, truce-break!” Her Wulfish is thick, I barely make out what she's saying, but get the gist of it.</text:p>
      <text:p text:style-name="P8"><text:soft-page-break/>“Sorry Viska.” I wasent really sorry. “Im tired of your “deals”. Here's one for you: Give me the intel, or i'll eat you.”</text:p>
      <text:p text:style-name="P8">“Neverrrr! Eeek” Her defiant yell is cut short as she cringes under the pressing sword.</text:p>
      <text:p text:style-name="P8">“Your choice!” I grabbed her around the neck with my other paw, holding her tight and shoved her into my jaws, clamping shut on her head before she can scream. </text:p>
      <text:p text:style-name="P8">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8">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8">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8">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8"/>
      <text:p text:style-name="P8">I draw my sword suddenly, I see her bristling at the sight of it, her eyes had been on my sword as her daggers already out of her coat and in her paws. They'll be an advantage for her in the close quarters of this little cabin.</text:p>
      <text:p text:style-name="P8">I lunge for her, but she seems to be one step ahead of me and jumps unexpectedly. Could something I said have tipped her off to my treachery? </text:p>
      <text:p text:style-name="P8">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8">The fight is over as suddenly as it started, before I can recover from yanking the blade loose she pounces me hard and expertly jabs a blade in a nerve on my sword-arm causing me the drop the blade. </text:p>
      <text:p text:style-name="P8">She was all over me after that, wrestling and climbing onto my back while I held on to her arm with the dagger. I would have flung her off if she hadent suddenly and brashly jammed her jaws over my head. </text:p>
      <text:p text:style-name="P8">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8">I was mere able to moan and squirm in frustration on the ground as Viska consumed me. </text:p>
      <text:p text:style-name="P8">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8"><text:s/>Sacrifice crew-member</text:p>
      <text:p text:style-name="P8"/>
      <text:p text:style-name="P8">It was a difficult choice. But in the end, the mission came first.. I sighed and nodded slowly. </text:p>
      <text:p text:style-name="P8">“Alright, you'll get your meal. One of my crew for the documents.” I growled quietly. “But they better be worth this, or ill make sure you pay!”</text:p>
      <text:p text:style-name="P8">“Viska would demand-not Viska-deal if paper valuable-not!” <text:s/>Viska grinned, pleased with herself and her bargaining skills no doubt.</text:p>
      <text:p text:style-name="P8">“Your Awe-speech is terrible. You have a deal” <text:s/>I sighed at her. </text:p>
      <text:p text:style-name="P8">This was not going to be a popular decision, but my crew should obey, they were Admiralty-trained, everyone here knew what they signed up.</text:p>
      <text:p text:style-name="P8">I ended up asking for volunteers, hiding no facts from my crew. Unsurprisingly there was no rush of people willing to do their duty. The spread of the </text:p>
      <text:p text:style-name="P8">But the surprising volunteer ended up being one of the crews few domestic Wulfs.</text:p>
      <text:p text:style-name="P8">Sailor Yeorf. I made sure to note down high commendations for him in the log. It would net extra pension gains for his next of kin.</text:p>
      <text:p text:style-name="P8">I also had the satisfaction of seeing Viska first object and then be very frustrated as I corrected her. </text:p>
      <text:p text:style-name="P8">“Our deal was one of my crew, thats what you agreed to. Not all of my crew are Awes.” </text:p>
      <text:p text:style-name="P8">We parted ways, our ships untangling from their temporary dock. The previously eager and ravenous young Wulf-captain was left looking sour and dissatisfied, despite the full gut stretching out her poorly buttoned up coat. </text:p>
      <text:p text:style-name="P8">It was a minor victory in such a harsh deal. I fought not to smirk at her, I had still lost a valuable crew-member to something that felt avoidable after all. </text:p>
      <text:p text:style-name="P8"/>
      <text:p text:style-name="P8">Happy Keeper</text:p>
      <text:p text:style-name="P8">I arrived at Keepers little office, it was an out of the way place close to the cargo-hold where supervision and record-keeping could be close at hand. </text:p>
      <text:p text:style-name="P8">He was surprised to see me enter, one does not always expect the captain to be wandering about and making visits. </text:p>
      <text:p text:style-name="P8">“Ah, Captain!” The Wulf rose from his chair. “I was just thinking about you. We are close to our rendezvous, yes? I expect you want some information.”</text:p>
      <text:p text:style-name="P8">I nodded firmly.</text:p>
      <text:p text:style-name="P8"><text:soft-page-break/>“Good, good very good. May I offer you some drink? Have some fine teas, no? Very well, straight to the point. We have a lot to go through.”</text:p>
      <text:p text:style-name="P8">I sat down at the offered chair. “Im unsure why I could not have been informed of the specifics of this information prior to departure.”</text:p>
      <text:p text:style-name="P8">“Oh you know! Insurance for one. I could never be sure if I'd be deemed... disposable if I had no leverage. Secondly, I wanted to make sure you deserved information.” </text:p>
      <text:p text:style-name="P8">I had to quirk a brow at that and cross my arms. But before I could say anything Keeper held up a paw.</text:p>
      <text:p text:style-name="P8">“Both the Grand admiral and I have not been entierly forthwith with you. On my request acctually. You see, im not so much a citizen of Aweland as I am a member of 'The sailing company'.”</text:p>
      <text:p text:style-name="P8">“You are a Spy!?” I tensed in my seat, putting my paw on the saber at my hip. </text:p>
      <text:p text:style-name="P8">“Yes and no. I have served that function, but right now I am here with the Grand admirals blessing.”</text:p>
      <text:p text:style-name="P8">“Explain.” I muttered.</text:p>
      <text:p text:style-name="P8">“Hmm, where do I begin” Keeper mused. </text:p>
      <text:p text:style-name="P8"/>
      <text:p text:style-name="P8"/>
      <text:p text:style-name="P8"/>
      <text:p text:style-name="P8">Angry Keeper</text:p>
      <text:p text:style-name="P8"/>
      <text:p text:style-name="P8">I arrived at Keepers little office, it was an out of the way place close to the cargo-hold where supervision and record-keeping could be close at hand. </text:p>
      <text:p text:style-name="P8">If he was surprised to see me he did not show it. He sat behind his desk and shuffled his papers. </text:p>
      <text:p text:style-name="P8">“Captain.” He barely nodded in borderline disrespect. I got the feeling he was not pleased to see me. </text:p>
      <text:p text:style-name="P8">“Keeper. We approach our rendezvous with our wulf contact. I am told you were to divulge some vital information about this meeting.”</text:p>
      <text:p text:style-name="P8">“Mmmm.” The wulf hummed thoughtfully. “Yes, I suppose thats right. My duty requires as much of me.”</text:p>
      <text:p text:style-name="P8">A moment of silence passed. I felt annoyance growing.</text:p>
      <text:p text:style-name="P8">“So, start by telling me why this information had to wait until now!” </text:p>
      <text:p text:style-name="P8">Keeper idly pawed at a cup with what I assumed was tea before he answered. </text:p>
      <text:p text:style-name="P8">“I work with 'The sailing company', if you hadent already guessed”. </text:p>
      <text:p text:style-name="P8">“You are a Spy!?” I tensed in my seat, putting my paw on the saber at my hip. </text:p>
      <text:p text:style-name="P8">The Wulf smirked at me toothily and held up a paw. </text:p>
      <text:p text:style-name="P8">“Yes and no, im here with your Grand Admirals blessing. I have been the contact between our two nations <text:soft-page-break/>military on the west.”</text:p>
      <text:p text:style-name="P8">“You have some explaining to do.” I rubbed at the pommel of my saber and gave the wulf a hard glare. He's been giving me a lot trouble in the time on his ship. </text:p>
      <text:p text:style-name="P8">“Hmm, where do I begin?” Keeper mused and grinned again. </text:p>
      <text:p text:style-name="P8"/>
      <text:p text:style-name="P8">Start with why you're here, if not as an officer. </text:p>
      <text:p text:style-name="P8"/>
      <text:p text:style-name="P8">“Its more of a matter of why YOU are here.” </text:p>
      <text:p text:style-name="P8">“You're here to escort me. For I have information for the Wulfs from your government as much as I have some for you from us. However I am not the one carrying this information, I am just here to help you broker it in an equal trade of intelligence.”</text:p>
      <text:p text:style-name="P8">“Your Grand Admiral has already supplied me with what your government was willing to part with. Fleet-movements, sightings, trade contracts and rumors from Gryph traders. All pieces to a greater puzzle. “</text:p>
      <text:p text:style-name="P8">“The issues rising in the west seas concern both Wulf and Awe alike. I'll tell you this much, there's bad trouble brewing out there if rumors are to be believed.“</text:p>
      <text:p text:style-name="P8"/>
      <text:p text:style-name="P8">“What else can you help me with?”</text:p>
      <text:p text:style-name="P8"/>
      <text:p text:style-name="P8">“Well, im to help you make negotiation go smoothly and vouch for the information traded, not do them for you. Its still up to you to deal with Captain Viriltri. It will be fun to see how you handle homeland-Wulfs.”</text:p>
      <text:p text:style-name="P8">Keeper snickered mischievously. </text:p>
      <text:p text:style-name="P8">“Im sure it will go fine though. They will have sent someone thats dealt with you Awes and your peculiar speech before.”</text:p>
      <text:p text:style-name="P8"/>
      <text:p text:style-name="P8">“How much troubles have the Wulfs been having to warrant this cooperation?”</text:p>
      <text:p text:style-name="P8">There's always been trouble. But the sailing company has built a network of protection that has kept our shores safe from raids for quite a few decades now. </text:p>
      <text:p text:style-name="P8">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8">Needless to say, we like to keep a close eye on things westward and keep our waters as safe as they can be. But as you might well know, something plagues the sailing routes west. Ships disappear or pass without incident seemingly on random. </text:p>
      <text:p text:style-name="P8"><text:soft-page-break/>It grew especially alarming when ships of the company started to suffer the same. Whole units. </text:p>
      <text:p text:style-name="P8">“Who could be responsible?”</text:p>
      <text:p text:style-name="P8">Well, if we knew we wouldn't be here now would be? </text:p>
      <text:p text:style-name="P8">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8">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8">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8"/>
      <text:p text:style-name="P8">Upcoming rendezvous</text:p>
      <text:p text:style-name="P8">“So you'll join me in the meeting with our Wulf-contacts?”</text:p>
      <text:p text:style-name="P8">“Ah.. no. For reasons too lengthy to be explained right now, its best I stay out of sight as much as possible.”</text:p>
      <text:p text:style-name="P8">Keeper picked at his claws, trying to appear nonchalant. He continued talking quickly. </text:p>
      <text:p text:style-name="P8">“I foresee no problems tomorrow! There might be some minor bartering and coy play of words, but most of the deal has been settled beforehand. Viriltri should be well-informed and used to “our” ways.” </text:p>
      <text:p text:style-name="P8">“Just speak to him like you normally would, unlike with most Wulfs there's no need to try to impress him or boast.”</text:p>
      <text:p text:style-name="P8">“If he likes you, he might offer you a place in his stomach and wont be offended when you turn him down.” Keeper smiled slightly. </text:p>
      <text:p text:style-name="P8"/>
      <text:p text:style-name="P8"/>
      <text:p text:style-name="P8"/>
      <text:p text:style-name="P8"><text:span text:style-name="T2">Gators</text:span> </text:p>
      <text:p text:style-name="P8">They are an old race that have fought and warred each-other before even the furred races of the east across the sea even established their first real cities. </text:p>
      <text:p text:style-name="P8">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8">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8">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8">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8"/>
      <text:p text:style-name="P8">Warlord Gatox the mighty <text:s text:c="3"/>ca 4000+ years ago</text:p>
      <text:p text:style-name="P8">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8">Warlord Harrow the Conqueror <text:s text:c="2"/>ca 4000-3500 years ago. </text:p>
      <text:p text:style-name="P8">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8"/>
      <text:p text:style-name="P8"/>
      <text:p text:style-name="P8"/>
      <text:p text:style-name="P8">Warlord Krakow the pillager 3500-3200 years ago</text:p>
      <text:p text:style-name="P8">What Harrow built, Krakow nearly tore down. Krakow is an example of a Warlord that truly can represent the most dangerous of what Gators can be. A ferocious mindless fighting force. </text:p>
      <text:p text:style-name="P8">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8"><text:soft-page-break/>The lands of the Gators by this time was too large and stable with alliances built from Harrows legacy for Krakow to unify through conquest under his banner under one lifetime. </text:p>
      <text:p text:style-name="P8">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8">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8">Warlord Nindar the builder, 2500 years ago.</text:p>
      <text:p text:style-name="P8">The Story of Nindar is an unlikely one, his actions were not given a “Warlords” status and recognized until nearly a few hundred years later by Core the Unifier. </text:p>
      <text:p text:style-name="P8">Amidst the chaos left from Krakows rampage and the ripples of conflict that shook the continent for decades thereafter, a young gator rose to fame not through war and prowess but skill and intellect. </text:p>
      <text:p text:style-name="P8">Nindar began his career as building ingenious and spectacular forts.</text:p>
      <text:p text:style-name="P8">He applied construction techniques he himself pioneered that quickly impressed local leaders and dukes. For the forts were not only sturdier and harder to assail, they looked spectacular and imposing.</text:p>
      <text:p text:style-name="P8">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8">Soon his skill was sought after by every minor baron and king in the lands and his wealth greatly grew with it. With the riches he amassed he made himself an army of not soldiers, but builder apprentices. </text:p>
      <text:p text:style-name="P8">Nindars architecture exploded across the land, the greatest of which were the ones he personally oversaw, one project always out-shadowed by the next. </text:p>
      <text:p text:style-name="P8">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8">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8">Warlord Core the Unifier, 2000 years ago </text:p>
      <text:p text:style-name="P8">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8">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8">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8">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8">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8">The balance of power shifted dramatically. And in a few years, those that would not yield found themselves conquered by an army that seemed to know every in and out of their defenses. </text:p>
      <text:p text:style-name="P8">Core became in part the first Warlord Emperor of the empire and unifier of the fractured lands without excessive loss of life or warfare. His reign and title of Warlord was quickly recognized and soon the continent was for the first time, united as one. </text:p>
      <text:p text:style-name="P8">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8">Warlord Maw the burner</text:p>
      <text:p text:style-name="P8">A greater failure then Krakow. Tried to burn the remaining gryphs but got defeated.</text:p>
      <text:p text:style-name="P8">Warlord Clix the explorer</text:p>
      <text:p text:style-name="P8">A ship-builder and innovator. He drove gators to follow him out to sea and mapped most of the surrounding islands and lands. </text:p>
      <text:p text:style-name="P8"/>
      <text:p text:style-name="P8"/>
      <text:p text:style-name="P8"/>
      <text:p text:style-name="P8">Deepening couple</text:p>
      <text:p text:style-name="P8">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8">I had to consult the tome of laws about this one and normally a Deepening is not an affair of the state at all, it needs only be registered and lately some regions have begun demanding written consent forms. Such as the rise of bureaucracy is. </text:p>
      <text:p text:style-name="P8">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8">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8"/>
      <text:p text:style-name="P8">Approve Deepening</text:p>
      <text:p text:style-name="P8">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8">In the end its a question of how much control I want to exert over the crew, it was after all something the previous captain apparently tried too hard at. Still, the decision is mine to make. </text:p>
      <text:p text:style-name="P8">I gave the joined, Squire Midlotta (Quite the mountains name), some leave for the digesting she'd be needing to do. She assured me she could still perform her duties, but I was feeling generous.</text:p>
      <text:p text:style-name="P8">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8">Forbid Deepening </text:p>
      <text:p text:style-name="P8">I let them down softly but they were understandably disappointed. They'll just have to continue showing affection for one another the traditional ways. </text:p>
      <text:p text:style-name="P8">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8"/>
      <text:p text:style-name="P8"/>
      <text:p text:style-name="P8">Pirate ship</text:p>
      <text:p text:style-name="P8">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8">By mid-day the ship has changed course and is heading straight for us. It has wind in its back and will be able to catch us unless we turn around and head away from it. But I have no intention of doing that. </text:p>
      <text:p text:style-name="P8">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8">The only prudent thing to do is prepare for confrontation and I order general quarters. All hands to ready stations. </text:p>
      <text:p text:style-name="P8">Pre-battle approach</text:p>
      <text:p text:style-name="P8">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8">We have some time, albeit short, to prepare for battle. I have two reserve units waiting below-deck for orders that can assist in the preparation if need be. </text:p>
      <text:p text:style-name="P8">The forward ballista is being hastily assembled by experienced crew-awes. We could probably also get the rear one up in order just in time if I divert crew from other areas to work on it. </text:p>
      <text:p text:style-name="P8">But I could instead assign the extra hands to help with the sails, that ought to give us a little more speed to maneuver with. </text:p>
      <text:p text:style-name="P8">Lastly, I could simply have the reserves stand by, out of everyone's way and ready themselves for eventual melee and damage control. </text:p>
      <text:p text:style-name="P8"/>
      <text:p text:style-name="P8"/>
      <text:p text:style-name="P8">Ballista</text:p>
      <text:p text:style-name="P8"/>
      <text:p text:style-name="P8">We need more firepower, on my order the parts for the second weapon start to make their way up. The crew have drilled well, it looks like they'll just about get it in working order before the enemy ship is in range. </text:p>
      <text:p text:style-name="P8">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8"/>
      <text:p text:style-name="P8">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8">By the looks of it they might be opting for something close to the last two themselves. This are still simply approaching at an angle. </text:p>
      <text:p text:style-name="P8"/>
      <text:p text:style-name="P8">Sails</text:p>
      <text:p text:style-name="P8"/>
      <text:p text:style-name="P8">Speed, its what this ship is good for. But with extra crew helping with the sails we can be faster at switching <text:s/>between full and half sail tighten up our otherwise clumsy maneuvering. </text:p>
      <text:p text:style-name="P8">Seeing as their ship is similar to ours, it might just be the edge we need in this fight to gain the advantage.</text:p>
      <text:p text:style-name="P8">The ship is entering maneuvering range, still much too far out of weapons range, but close enough for us to adjust what kind of approach we want. We could charge in close aggressively, try to out-maneuver them and get on their tail or slug it out at range. </text:p>
      <text:p text:style-name="P8">By the looks of it they might be opting for something close to the last two themselves. This are still simply approaching at an angle. </text:p>
      <text:p text:style-name="P8"/>
      <text:p text:style-name="P8">Stand-by</text:p>
      <text:p text:style-name="P8"/>
      <text:p text:style-name="P8">I order the extra crew to stand-by. You never know when and where you'll need them once things get heated. </text:p>
      <text:p text:style-name="P8">They wont be entirely idle down there I am sure. They'll ready weapons for boarding and close-combat to be close at hand. Any determined ship battle tend to end in fire or a clash of brawn and bravery. </text:p>
      <text:p text:style-name="P8">The ship is entering maneuvering range, still much too far out of weapons range, but close enough for us to adjust what kind of approach we want. We could charge in close aggressively, try to out-maneuver them and get on their tail or slug it out at range. </text:p>
      <text:p text:style-name="P8">By the looks of it they might be opting for something close to the last two themselves. They are still simply approaching at an angle, perhaps im just paranoid and they want a good look at us. </text:p>
      <text:p text:style-name="P8"/>
      <text:p text:style-name="P8">Aggressive approach</text:p>
      <text:p text:style-name="P8"/>
      <text:p text:style-name="P8">I order us to charge into close range. They seem a bit shy in their approach so going in close might not be in their favor. </text:p>
      <text:p text:style-name="P8">The forward ballista readies itself to fire, there is still a good way to go before they can aim at anything worthwhile. </text:p>
      <text:p text:style-name="P8">The enemy ship is close enough now that I can see figures moving on their deck. There is also a peculiar <text:soft-page-break/>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Maneuver</text:p>
      <text:p text:style-name="P8"/>
      <text:p text:style-name="P8">Charging in or staying at a safe enough distance do not feel like the right approach. One is too aggressive and the other to cautious. Like pieces on a playing-board we have to use our ship to the fullest and pin down our foe. </text:p>
      <text:p text:style-name="P8">I order the sails tightened for a burst of speed, I intend to fling us past them quickly and then come around behind them and try to stay on them. </text:p>
      <text:p text:style-name="P8">As we speed on by outside weapons-range the enemy ship is close enough now that I can see figures moving on their deck. There is also a peculiar 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Ranged fire</text:p>
      <text:p text:style-name="P8"/>
      <text:p text:style-name="P8">We'll test their mettle at range first. I have trust in the sturdiness of this ship from the journey here. The <text:soft-page-break/>ballista crews stand ready, I do not need to tell them what to aim at. They know their weapons better then me. </text:p>
      <text:p text:style-name="P8">I keep a close eye on the enemy ship. Its getting closer now, I can see figures moving on their deck. There is also a peculiar 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Retreat!</text:p>
      <text:p text:style-name="P8"/>
      <text:p text:style-name="P8">They have some devastating weapons we have no information about, it out-ranges us and out-fires us. This would explain why ships go missing without a trace. Who could stand a chance against anything like this!?</text:p>
      <text:p text:style-name="P8">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8">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8">We are outside their firing arch for now. Sails again on full but somewhat against the wind. </text:p>
      <text:p text:style-name="P8">The enemy ship is turning, but much slower and on full sails, this will take them on a much wider turn. </text:p>
      <text:p text:style-name="P8">We've bought some time and distance. But they're still in range if they decide to turn their broadside and shoot again. But unless they hit somewhere critical them we'll be able to flee them. </text:p>
      <text:p text:style-name="P8"/>
      <text:p text:style-name="P8">Keep current plan!</text:p>
      <text:p text:style-name="P8"/>
      <text:p text:style-name="P8">That is a truly devastating weapon. This would explain why ships go missing without a trace. Who could <text:soft-page-break/>stand a chance against anything like this!?</text:p>
      <text:p text:style-name="P8">Anyone faced with this would surely turn tail and flee. Perhaps that is what they are counting on too.</text:p>
      <text:p text:style-name="P8">I feel my fur bristling and poofing as I shout the orders to maintain course, it helps to look larger and confident, especially with orders like these. The crew hesitate for a second, giving me a look before they rush back to their tasks. </text:p>
      <text:p text:style-name="P8"/>
      <text:p text:style-name="P8">AggressiveEnemy();</text:p>
      <text:p text:style-name="P8">Win</text:p>
      <text:p text:style-name="P8">ManeuverEnemy();</text:p>
      <text:p text:style-name="P8">Lucky win if ballista is fixed otherwise loose</text:p>
      <text:p text:style-name="P8">RangedEnemy();</text:p>
      <text:p text:style-name="P8">Loose</text:p>
      <text:p text:style-name="P8"/>
      <text:p text:style-name="P8">Change of plans: Charge!</text:p>
      <text:p text:style-name="P8">That is a truly devastating weapon. This would explain why ships go missing without a trace. Who could stand a chance against anything like this!?</text:p>
      <text:p text:style-name="P8">Anyone faced with this would surely turn tail and flee. Perhaps that is what they are counting on too.</text:p>
      <text:p text:style-name="P8">I feel my fur bristling and poofing as I shout the orders to turn towards them and charge, it helps to look larger and confident, especially with orders like these. The crew hesitate for a second, giving me a look before they rush back to their tasks. </text:p>
      <text:p text:style-name="P8">We are at an disadvantageous distance. It will take time to come into close range with the foe. I expect we will take a hit or two. </text:p>
      <text:p text:style-name="P8">'TWANG' goes the ballista, it seems the forward crew that were nearly hit by the first impact have maintained their wits about them. The bolt sails through the air and falls short, much too short. </text:p>
      <text:p text:style-name="P8">The response is another loud 'THOOM' of their weapons. I hardly need to shout for the crew to take cover, they all dive to the deck. </text:p>
      <text:p text:style-name="P8">The shot rips through several sails and rigging, causing the top left part of the main sail to sag and flutter. Several crew fall towards the deck but are luckily able to break their fall with outspread wings and safety harnesses. </text:p>
      <text:p text:style-name="P8">'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8">“KEEP COURSE! STAND FIRM!” I shout to maintain discipline. The crew must not give in to despair and flight. </text:p>
      <text:p text:style-name="P8"><text:soft-page-break/>They need to stay brave, counting the reload time of their weapons, we'll be hit by another salvo before we reach them. </text:p>
      <text:p text:style-name="P8"/>
      <text:p text:style-name="P8">Win but with significant damage. </text:p>
      <text:p text:style-name="P8"/>
      <text:p text:style-name="P8"/>
      <text:p text:style-name="P8">&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8">Westward</text:p>
      <text:p text:style-name="P8">I set our course Westward. The Wulf-ship turns around and with full sails races back south-east toward Wulf-lands. </text:p>
      <text:p text:style-name="P8">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8"><text:soft-page-break/>Still, things had gone surprisingly well in the end this time. Though I wish they were simpler to deal with sometimes i cant complain about getting to skip on today rations, the former Wulf-captain has settled in nicely! </text:p>
      <text:p text:style-name="P8">-</text:p>
      <text:p text:style-name="P8">Still, things had gone surprisingly well in the end this time. Though I wish they were simpler to deal with. </text:p>
      <text:p text:style-name="P8">-</text:p>
      <text:p text:style-name="P8">As proven today, there was no end of trouble when individuals could decide to act however they wanted under no seeming limits. At least we got what we came for. <text:s/></text:p>
      <text:p text:style-name="P8">-</text:p>
      <text:p text:style-name="P8">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8"/>
      <text:p text:style-name="P8">We still have to find the rest of our fleet, who no doubt will be at the archipelago sea. Though how we're expected to find them in that chaotic cluster of islands im still unsure of. 'Port Nowhere' is my only clue, but the name is anything but encouraging. </text:p>
      <text:p text:style-name="P8">Perhaps the aquired intel will shed some light on this.</text:p>
      <text:p text:style-name="P8"/>
      <text:p text:style-name="P8">Intel</text:p>
      <text:p text:style-name="P8">Its with quite some curiosity that I finally settle down in my cabin to leaf through the documents of valuable information that I went through so much trouble for. I dismiss the cadets and ask not to be disturbed.</text:p>
      <text:p text:style-name="P8">Its written with a unusual hand and lettering, most of which is in Trade-speech. A language coined by the Gryphs and their trading emporiums. Luckily I aced the language course on this in the Academy. </text:p>
      <text:p text:style-name="P8">Most of it appears to be at first-glance uninteresting. Comings and goings of ships to 'Port Nowhere'. Their names, make and what they purchased. Endless of lists, meticulously recorded. This looks more like a manifest of a record-keeper. </text:p>
      <text:p text:style-name="P8">I leaf through it increasingly frustrated, looking for some sort of code or hidden message but find none! Most important of all, its absent in information of the location of this mysterious port. </text:p>
      <text:p text:style-name="P8">I consult maps and charts generously provided for my person and try to find the location or at least a clue, but it appears on none of the charts. A port “Nowhere” thats nowhere to be found. </text:p>
      <text:p text:style-name="P8">Perhaps Keeper could make better sense of all of this, shed some light on why it would be valuable for anything besides getting insights on supply and demand in a nonexistent trade-port in the west-lands. But I dont trust him enough.</text:p>
      <text:p text:style-name="P8">With a frustrated sigh and my eyes bleary in the candlelight I decide to leave things for the morrow. Dawn is a few hours away.</text:p>
      <text:p text:style-name="P8"><text:soft-page-break/></text:p>
      <text:p text:style-name="P8"/>
      <text:p text:style-name="P8">Add fire to battle</text:p>
      <text:p text:style-name="P8"/>
      <text:p text:style-name="P8"/>
      <text:p text:style-name="P8">“Captain! An oncoming ship is spotted on the horizon. It could be the pirates!” Ziggy burst into my quarters without knocking. Sometimes she forgot herself in excitement. </text:p>
      <text:p text:style-name="P8">A brief baleful glare was my only reproach for now as I rose and donned my cape. This could very well be our first combat experience. </text:p>
      <text:p text:style-name="P8"/>
      <text:p text:style-name="P8">Once out on the deck I joined Arn who was currently on duty and relieved him. </text:p>
      <text:p text:style-name="P8">“What does it look like?” I asked for a update. </text:p>
      <text:p text:style-name="P8">“Like a ship...captain.” Was his only response, eyes fixed on the horizon. It was still too early to make out details, but the glib response grated on me. He and I would have to have a serious talk someday soon.</text:p>
      <text:p text:style-name="P8">“I can see that! Find out what make it is, if you so have to climb the crow-nest to do so. If we have to prepare for battle i'd rather have the crew working on mounting the ballista right now.”</text:p>
      <text:p text:style-name="P8">“Yes... Captain.” To his credit, he did hurry away to follow my orders. Barking orders to get the Awe with the sharpest eyes up high to report an update as soon as they got it. The crew obeyed him quickly, they had respect for him. </text:p>
      <text:p text:style-name="P8">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8">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8">Said trees served as their homes, but some families chose to convert them to ships and move their whole livelihood to the seas and trade. </text:p>
      <text:p text:style-name="P8"/>
      <text:p text:style-name="P8">“Hoist the flag demanding inspection” I ordered. “They've must have seen something of the reported pirates.”</text:p>
      <text:p text:style-name="P8">Envoy</text:p>
      <text:p text:style-name="P8">We lowered our sails to slow down and so did the Gryph ship appear to do to some degree as well. But they kept their distance and course. </text:p>
      <text:p text:style-name="P8"><text:soft-page-break/>Pretty soon a lone figure was spotted in the air on wide elegant and colorful wings. A lone Gryph made himself over, fighting the wind a while before circling our ship and coming down to land on the middle-deck. </text:p>
      <text:p text:style-name="P8">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8">“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8">“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8">“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8">“'In haste lies profit, in risk lays ruin'. But sometimes in risk lays great profit. As last one in and out many benefits may lie.” Kveest smiled and I found it quite an amiable face. I saw now why they were described as a 'Charismatic' people. </text:p>
      <text:p text:style-name="P8">“Very well.” I nodded. “I also need to know if you've spotted any other vessel lately in your journey here. A few days ago we came upon a damaged vessel of our own merchant-league. Attacked by pirates just short of the Sea of fangs.”</text:p>
      <text:p text:style-name="P8">Kveest perked attentively at the mention of pirates. News of risks to their precious vessel was always a concern. </text:p>
      <text:p text:style-name="P8">“Fie upon they who upon trade stalk! Our journey has been blessed without incident. We saw not another vessel in the pass through the fanged sea. We spied only a fleet of great many sails heading west when rounding 'Thousand Islands'. We kept our distance.”</text:p>
      <text:p text:style-name="P8">“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8">Kveest performed another flourishing light bow and gesture and took steps to prepare to take off. </text:p>
      <text:p text:style-name="P8">“I bid thee farewell and success in thy hunt, Captain Avolc. We shall see what we can do for our brothers of the trade.”</text:p>
      <text:p text:style-name="P8">With that he swooped off the deck with heavy beats of his wings. I could see some of the crew eyeing him jealously. Only the best of our scouts can take off with such ease.</text:p>
      <text:p text:style-name="P8"/>
      <text:p text:style-name="P8"/>
      <text:p text:style-name="P8"><text:soft-page-break/></text:p>
      <text:p text:style-name="P8"/>
      <text:p text:style-name="P8"/>
      <text:p text:style-name="P8">Gryph ship again.</text:p>
      <text:p text:style-name="P8">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8">Another ship is spotted by the look-out, this one appearing from the east and closing in fast. I was not feeling overly confident in another encounter, especially if they're as fast as that. </text:p>
      <text:p text:style-name="P8">But soon the report comes in. 4 Masts and side-sails. Gryph ship. I can almost feel how the tension of the crew, including my own, lifts with some relief. </text:p>
      <text:p text:style-name="P8">Soon it becomes increasingly apparent this could be none-else then House Blueleaf again, who we met previously in what feels like ages ago. It seems they did beat the tide.</text:p>
      <text:p text:style-name="P8">As they close in, seeming to give us wide berth, I order a flag hoisted. Not one demanding inspection this time as we have no official authority here, but one for parlay and discussion. </text:p>
      <text:p text:style-name="P8"/>
      <text:p text:style-name="P8">They could ofcourse choose to ignore it, but they are not in as big a rush this time as before I was hoping. </text:p>
      <text:p text:style-name="P8">Its not long before they approach and a familiar figure once more comes flying over. </text:p>
      <text:p text:style-name="P8">I greet Kveest upon the deck as he's looking around at our damage with some dismay. </text:p>
      <text:p text:style-name="P8">“Hail, Illustrious Captain Avolc, we meet again!”</text:p>
      <text:p text:style-name="P8">“Greetings Kveest! Was the trade-run of the Blueleaf successful?” I ventured politely. Ignoring the work and bustle progressing all around. </text:p>
      <text:p text:style-name="P8">“Oh! Quite! Our timing fetched us good prices on wares that would not be available for several moon-passages! Business with your nation has always been profitable.” Kveest suddenly perked with a notion. </text:p>
      <text:p text:style-name="P8">Helped merchant:</text:p>
      <text:p text:style-name="P8">“Oh...! The captain Russel sends his regards. They weathered quite a storm after you parted with them but made it out alright. We assisted them with their sails and got quite a discount with the merchant-league, just as you said!”</text:p>
      <text:p text:style-name="P8">Didnt help:</text:p>
      <text:p text:style-name="P8">“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8">Kveest motions toward some of the damage of my ship. </text:p>
      <text:p text:style-name="P8"><text:soft-page-break/>“Your fine ship is injured. Did you catch those pirates responsible?”</text:p>
      <text:p text:style-name="P8">Explode:</text:p>
      <text:p text:style-name="P8">“Hrm, you could say that! Not much left of them but pieces and smoke.”</text:p>
      <text:p text:style-name="P8">“So it was you then... we saw the smoke. Wondered what it could have been.” Kveest spoke in admiration</text:p>
      <text:p text:style-name="P8">Retreat:</text:p>
      <text:p text:style-name="P8">“We were forced to put on speed and outrun them.” I explained. </text:p>
      <text:p text:style-name="P8">“So it was them we spotted heading south-east. We thought it a large Wulf-ship.”</text:p>
      <text:p text:style-name="P8">“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8">Kveest seemed taken aback and startled by the mention of such weapons. </text:p>
      <text:p text:style-name="P8">“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8">I decided to press harder. It didnt feel like he was telling me everything. </text:p>
      <text:p text:style-name="P8">“Surely there must be knowledge of these devices. Something of such power in the hands of pirates. They did not make them on their own! You Gryphs are traders of both goods, skill and information, you cant have been oblivious of this.”</text:p>
      <text:p text:style-name="P8">It seems to stump Kveest briefly. And he merely nods to me in agreement.</text:p>
      <text:p text:style-name="P8">“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8">“Then let me speak to Mraewk! I need to know more what we're up against.” I urged. But Kveest just shook his head sadly again. </text:p>
      <text:p text:style-name="P8">“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8">“We only stopped for you because you were in Awe-waters with the right banners and now because you are familiar. But even then...” He motioned to the distant Trade-vessel, bobbing in the water a distance away. “... my sire takes every precaution.”</text:p>
      <text:p text:style-name="P8">I fumed at this, displeased, but did not take my anger out on Kveest. He was low on the totem-pole I understood. High enough in family-stature to not be an insult when sent as envoy, low enough not to be told anything. Kveest continued in a low tone.</text:p>
      <text:p text:style-name="P8">“But... if its information you seek. Perhaps you'll find it there, where we now avoid going. Port of Nowhere.”</text:p>
      <text:p text:style-name="P8"><text:soft-page-break/>He had my full attention now. I perked and looked him in the eyes. </text:p>
      <text:p text:style-name="P8">“Where is it?” </text:p>
      <text:p text:style-name="P8">“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8">“If it floats around, how do we find it?” I muttered in thought. </text:p>
      <text:p text:style-name="P8">“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8">I nodded and then moved forward to shake Kveests paw. “Thank you Kveest. You have been to a great service and help.” </text:p>
      <text:p text:style-name="P8">The gryph seemed to blush and trilled a coo, smiling charmingly. </text:p>
      <text:p text:style-name="P8">“Ah, my pleasure Captain Avolc! I admire your folk, you are hardy and straight-forward. I should return...”</text:p>
      <text:p text:style-name="P8">And with that he departed suddenly. Taking wing back to his vessel. True to his word, the Trade-ship was eager to leave, hoisting sails to pick up speed as soon as they saw him on the way back. </text:p>
      <text:p text:style-name="P8">We got all the information we would get. But it had been enough to give us a destination and goal. <text:s/></text:p>
      <text:p text:style-name="P8">We'll head for Port Nowhere, uncover its secrets, find our fleet, the nest of the pirates or both!</text:p>
      <text:p text:style-name="P8"/>
      <text:p text:style-name="P8">End Chapter 1</text:p>
      <text:p text:style-name="P8"/>
      <text:p text:style-name="P8">Also reports on the outcome of the merchant ship you helped. </text:p>
      <text:p text:style-name="P8">You mention your battle with the enemy frigate and this spooks him. </text:p>
      <text:p text:style-name="P8">They advice caution about port nowhere and give you the location of it. </text:p>
      <text:p text:style-name="P8"/>
      <text:p text:style-name="P8"/>
      <text:p text:style-name="P8"/>
      <text:p text:style-name="P8"/>
      <text:p text:style-name="P8">Crew introduction</text:p>
      <text:p text:style-name="P8"/>
      <text:p text:style-name="P8">The meeting with the crew went well, they were unsurprisingly as curious about me as I were with them. It was all mostly formality and ceremony, we'd have plenty of time to get to know each-other in the days to <text:soft-page-break/>come. </text:p>
      <text:p text:style-name="P8">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8">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8">Besides them stood a contingent of squires, dedicated Raptorian caretakers and armorers.</text:p>
      <text:p text:style-name="P8">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8">At the front, with her two assistant nurses stood the Pouch-Matron. The medic and health caretaker of the crew. Her eyes were softer and she smiled with a peaceful soothing softness that spoke well of ability already. <text:s/></text:p>
      <text:p text:style-name="P8">The bulk majority of the rest of the crew, the able sailors, fighters and workers all in one. They looked experienced all, fray-furred wings and manes from long times at sea.</text:p>
      <text:p text:style-name="P8">They had spared no expense for this crew. I was starting to realize more and more how the East-Sea was little but a training-ground for the inexperienced.</text:p>
      <text:p text:style-name="P8">One mysterious cowled figure stood by herself to the side of them all. My manifest said nothing about this individual and the crew appeared to give her wide berth. Perhaps more would be revealed in the officer-meeting. </text:p>
      <text:p text:style-name="P8"/>
      <text:p text:style-name="P8">Officer-meeting</text:p>
      <text:p text:style-name="P8"/>
      <text:p text:style-name="P8">The officers gathered in the spacious planning room attached to the captains cabin. </text:p>
      <text:p text:style-name="P8">They were a motley bunch of characters, 9 all in all. </text:p>
      <text:p text:style-name="P1">Arn, my new first-officer, a gruff looking fellow with a perpetual frown and more fray-furred then most, made the introductions. I sensed a coldness from him and he was all business in our first meeting. Time would have to tell how well he'd serve. </text:p>
      <text:p text:style-name="P1">Keeper, Logistic-officer. A groomed looking Domestic Wulf with spectacles nodded politely in my direction. He had an orderly look to him, but I'd seen a lot of Wulfs in my day and I knew a mischievous one when I saw one. </text:p>
      <text:p text:style-name="P1">Evok, Packmaster. He took up most of the room with his presence. But he was the least animated of them all though, slow and deliberate in his movements. Anything more and he might have broken a wall. </text:p>
      <text:p text:style-name="P1">Nyxie, High-officer - Navigation. Nyxie resembled my former First-mate in more then appearance. Attentive eyes and thoughtful demeanor. </text:p>
      <text:p text:style-name="P1"><text:soft-page-break/>Tick, High-officer - Maintenance. Tick, a male, looked almost bored and unremarkable. I wondered at what qualities had seen him promoted to high-officer. </text:p>
      <text:p text:style-name="P1">Tung, Mid-Officer - Arms. Another male, large one too. This one seemed to be wearing a perpetual frown on his face. One mostly directed at me. Cant say I liked the look. </text:p>
      <text:p text:style-name="P1">Garsch, Mid-Officer – Arms. <text:s/>Sharp, curt and to the point. His first impression was promising. </text:p>
      <text:p text:style-name="P1">Mirr, Mid-officer – Crew. Of all the officers, Mirr seemed the youngest and newest. She had a curious choice in mane-styles and a City-Awe stance to her. No doubt she was good at managing crew or she wouldn't be here. </text:p>
      <text:p text:style-name="P1">Ulv, Mid-officer – Ballistics. Of all my officers, Ulv looked the most predatory and eager of them all. She was itching to get out to sea. He eagerness was promising. </text:p>
      <text:p text:style-name="P2">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2"/>
      <text:p text:style-name="P2">Cowled figure</text:p>
      <text:p text:style-name="P2"/>
      <text:p text:style-name="P2">I asked about the cowled figure and Arn grunted, managing to somehow deepen his scowl even further. </text:p>
      <text:p text:style-name="P2"/>
      <text:p text:style-name="P2">“Priestess that one.” He explained and would have left it at that if I hadent kept staring at him. </text:p>
      <text:p text:style-name="P2">“Politics or some other have decreed that each crew over a hundred souls must have a spiritual representative. They are civilians and we're stuck with em. At least its just one.”</text:p>
      <text:p text:style-name="P2">“I wasent told about this.” I muttered annoyed, to which Arn shrugged. </text:p>
      <text:p text:style-name="P2">“Such is them politics 'cap, there are some faithful in the crew I know. As long as they get their poetry nights there wont be trouble.”</text:p>
      <text:p text:style-name="P2"/>
      <text:p text:style-name="P2">Cadets</text:p>
      <text:p text:style-name="P2"/>
      <text:p text:style-name="P2">One more surprise was in store for me in terms of crew. Admiralty have decided to bestow upon me three fresh Officer-cadets, straight out of the Academy. </text:p>
      <text:p text:style-name="P2">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2">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2"><text:soft-page-break/>I will make sure to get acquainted with them as everyone has settled. </text:p>
      <text:p text:style-name="P2"/>
      <text:p text:style-name="P2">Confrontation</text:p>
      <text:p text:style-name="P2"/>
      <text:p text:style-name="P2">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2">“Officer Tung!” I eventually snap at him. “Do you have something to add?”</text:p>
      <text:p text:style-name="P2">“Why'd they send us another soft-fur from the East is what I wondering!” He began confrontationaly. It takes most at the table aback. </text:p>
      <text:p text:style-name="P2">“You question my ability?” I ask acidly, feeling my fur bristle. </text:p>
      <text:p text:style-name="P2">“Yeah! Last captain was weak and indecisive. Turned back at the first sign of trouble! You'll be the same, I can tell.”</text:p>
      <text:p text:style-name="P2">Arn was starting to clear his throat to diffuse the situation but I raised my paw and silenced him. I was the one had to deal with this. </text:p>
      <text:p text:style-name="P2"/>
      <text:p text:style-name="P2"/>
      <text:p text:style-name="P2">Hard-line</text:p>
      <text:p text:style-name="P2">The decision was simple. I could not have my officers questioning me before we were even under way. As a captain I had to prove myself strong and dominant and not as soft as my fur may have made me look. </text:p>
      <text:p text:style-name="P2">“Stand down or be downed.” I glowered at him, daring him to question my authority again. </text:p>
      <text:p text:style-name="P2">Tung chose to make a mocking huff and cross his arms, sitting back down. But I was taking a hard-line approach today, I did not want the future problems he might make. </text:p>
      <text:p text:style-name="P2">“So be it... report to my quarters. The rest of you are dismissed for the time being.”</text:p>
      <text:p text:style-name="P2">A rather nonplussed officer cadre hesitated a moment, turned to look at Tung and then filed out of the room. </text:p>
      <text:p text:style-name="P4"><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2">But truth be told, I recognized Tungs type straight away. They can be solid officers and loyal to a fault, but only if <text:s/>you gain that loyalty to begin with. Otherwise they will find every opportunity to undermine you for their own agendas. </text:p>
      <text:p text:style-name="P2">Problem is that they rarely gain that attitude alone, there is a deep-rooted problem somewhere in this crew. </text:p>
      <text:p text:style-name="P2">For now, this problem is deep in my gut. I called the officers back and resumed the meeting. No one made further remarks and chose to ignore any errant noise. </text:p>
      <text:p text:style-name="P2"/>
      <text:p text:style-name="P2">Softer approach</text:p>
      <text:p text:style-name="P2"><text:soft-page-break/></text:p>
      <text:p text:style-name="P2">I pinned him to the spot with a hard glare. Undaunted by his direct accusation of incompetence. </text:p>
      <text:p text:style-name="P2">“Are you some sort of mystic Officer Tung?” I asked him with hard tone. </text:p>
      <text:p text:style-name="P2">He frowned at the question and then shook his head. </text:p>
      <text:p text:style-name="P2">“No... but..” He started before I interrupted him.</text:p>
      <text:p text:style-name="P2">“Are you perhaps above the Grand-Admiral?” I snapped quicker. </text:p>
      <text:p text:style-name="P2">“No, I am...” </text:p>
      <text:p text:style-name="P2">“Then don't embarrass yourself further with your insights. Perhaps go take it up with the Grand-Admiral up at the headquarters, I am sure she'd love to hear what you think and can tell about me. Shall I send you up there, we're still in port.”</text:p>
      <text:p text:style-name="P2">Officer Tung visibly bit his lip and looked flustered. He was getting no support from the others as his eyes searched around. Arn seemed to shake his head slightly at him. </text:p>
      <text:p text:style-name="P2">“No...” <text:s/>He finally spoke in a low voice. “I'll be fine. I spoke out of turn.” </text:p>
      <text:p text:style-name="P2">Tung looked subdued, but the air was still thick with tension. He would probably not question me further for now. I had to earn the respect of this crew, I knew this. But I was already off to a rocky start. </text:p>
      <text:p text:style-name="P2">The meeting continued without interruption. </text:p>
      <text:p text:style-name="P2"/>
      <text:p text:style-name="P2"/>
      <text:p text:style-name="P2">With papers in hand, the grand-admiral paced and studied my records. I felt as nervous as I felt excited. </text:p>
      <text:p text:style-name="P2">“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2">The admiral regarded me closely, a paw scratching at mane thoughtfully. </text:p>
      <text:p text:style-name="P2">“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2">“Thank you Admiral!” I snapped curtly. But then felt compelled to add. “... to what, if I may ask?”</text:p>
      <text:p text:style-name="P2">This got a rise out of the Grand-Admiral, she laughed heartily. </text:p>
      <text:p text:style-name="P2">“You really do not know? They really did send you out here without telling you a thing.”</text:p>
      <text:p text:style-name="P2">“Almost straight from ship to carriage, Admiral.” I apologized with a low tone. Truth be told I should have stopped to ask someone and come a bit more prepared. But the Grand-Admiral waved away my concern and approached the map on the wall. </text:p>
      <text:p text:style-name="P2">“Well, its excusable, you've been out to sea for months with little news of the on-goings. I'll brief you in quickly.”</text:p>
      <text:p text:style-name="P2">I straightened attentively. It was not every day you received a briefing from the Grand-Admiral herself. </text:p>
      <text:p text:style-name="P2">“8 months ago, Thunderhill was raided.” She rapped at the map on the wall. “The damage was extensive, large <text:soft-page-break/>parts of the city was set ablaze and so was the loss of life. A literal loss, a lot of Awes went missing, its believed they were kidnapped.”</text:p>
      <text:p text:style-name="P2">I clenched my paws tightly. What a terrible event! Thunderhill was raided once before 50 years ago. That was before any routes west were known of. Since then the West sea saw a considerable mobilization from the Admiralty. It was vowed to never happen again. </text:p>
      <text:p text:style-name="P2">“They somehow completely bypassed our patrols at both the passage through Sea of fangs, Bay of spines and around Gaping pass. Which means they came either straight through the North sea, something I find highly unlikely, <text:s/>or used routes unknown to us.”</text:p>
      <text:p text:style-name="P2">I nodded attentively. </text:p>
      <text:p text:style-name="P2">“Naturally, the politicians have been all over the Admiralty over this. I had Voice-Matron Udina here personally demanding my voluntary sacrifice to the fluff.” The Grand-Admiral glowered. I did my best to stay as quiet as possible. <text:s/></text:p>
      <text:p text:style-name="P2">“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2">I swallowed heavily and managed to utter a question. </text:p>
      <text:p text:style-name="P2">“With who?” </text:p>
      <text:p text:style-name="P2">The Grand-Admiral visibly calmed herself and straightened. </text:p>
      <text:p text:style-name="P2">“We dont know. But that brings us to why you are here.”</text:p>
      <text:p text:style-name="P2"/>
      <text:p text:style-name="P2">Culprits</text:p>
      <text:p text:style-name="P2">The Empire of the gators is in another smaller, albeit costly, civil war. The Gryphs only care about their trade and the Wulfs, well, we're pretty sure it wasent the Wulfs, they've reportedly lost trade too.</text:p>
      <text:p text:style-name="P2">Yet members of all 3 races were seen participating in the attack. The most foreboding thought would be that all 3 nations are conspiring against us, but whats more likely is that this was some form of pirate raid. </text:p>
      <text:p text:style-name="P2">All information we've been able to glean or purchase points to origin piracy coming from the Thousand-islands. And of course, what better place to hide a place of operations. </text:p>
      <text:p text:style-name="P2"/>
      <text:p text:style-name="P2">Fleet</text:p>
      <text:p text:style-name="P2">“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2">The Admiral paced to look out a window at the ship-yards below.</text:p>
      <text:p text:style-name="P2">“13 ships all in all, off our latest make and model with the best crews we could find. Enough to crush any pirate haven and show we mean business!”</text:p>
      <text:p text:style-name="P2"/>
      <text:p text:style-name="P2"><text:soft-page-break/>My role</text:p>
      <text:p text:style-name="P2">“Im to join this fleet?” </text:p>
      <text:p text:style-name="P2">“Yes, except we sent it out 5 months ago and its soon Triple-moon and I've yet to hear a report from them other then that they've arrived intact and begun to search! No doubt they're having trouble finding the pirate-haven.”</text:p>
      <text:p text:style-name="P2">“So..”</text:p>
      <text:p text:style-name="P2">“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2"/>
      <text:p text:style-name="P2">Ship &amp; Crew</text:p>
      <text:p text:style-name="P2"/>
      <text:p text:style-name="P2">“Thats right, you'll be captaining a new ship and crew. In truth, you are an replacement captain for the messenger ship that arrived with the latest report.”</text:p>
      <text:p text:style-name="P2">“I believe the ship will impress you, its built from our own efforts and materials and nothing like those purchased converted trade-prows you have in the East. Its fast, its hard and it certainly can handle most of what the west can throw at it.”</text:p>
      <text:p text:style-name="P2">“I have faith in that you'll learn to handle it and the crew quickly!”</text:p>
      <text:p text:style-name="P2"/>
      <text:p text:style-name="P2">Replacement Captain?</text:p>
      <text:p text:style-name="P2">The Grand-Admiral made a dismissive wave of her paw. </text:p>
      <text:p text:style-name="P2">“The previous captain did not meld well with the crew for some reason. I only have off-hand reports of what transpired, they did not leave very good logs behind. Something I am hoping you'll change by the way! Write everything down!”</text:p>
      <text:p text:style-name="P2">“So what did happen?” I ask, genuinely curious. </text:p>
      <text:p text:style-name="P2">“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2">I can only 'hmmm' thoughtfully, it was not very convincing. It sounded like a mutiny of some kind had happened. The Grand-Admiral picked up on my doubt and began a speech.</text:p>
      <text:p text:style-name="P2">“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2">“I... Will make a better job of it, Grand-Admiral.”</text:p>
      <text:p text:style-name="P2"/>
      <text:p text:style-name="P2">Objectives. </text:p>
      <text:p text:style-name="P2"/>
      <text:p text:style-name="P2"><text:soft-page-break/>“Your mission is 3-fold.”</text:p>
      <text:p text:style-name="P2">“Firstly, on your way West, you're to rendezvous with a Wulf-fleet contact at Pale-rock. They have agreed to assist our efforts with some valuable knowledge. But said Intel is too substantial for messenger bird. </text:p>
      <text:p text:style-name="P2">This “Intel” didnt come cheap. And we have no way to verify how valuable it is. As with any meeting with their organization, its always risky. But you have experience with Wulfs though, so I have faith in you. </text:p>
      <text:p text:style-name="P2"/>
      <text:p text:style-name="P2">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2"/>
      <text:p text:style-name="P2">And finally, while the main fleet will be hunting the pirate base, if any. Your task is to find a suitable spot to build a permanent port of our own. That means charts, charts, charts. Map everything! </text:p>
      <text:p text:style-name="P2">I've we're to prevent future raids or attacks on trade, having a forward Admiralty base of operation will do that and more to spread out influence in the western seas.</text:p>
      <text:p text:style-name="P2"/>
      <text:p text:style-name="P2"/>
      <text:p text:style-name="P2"/>
      <text:p text:style-name="P2">One more thing</text:p>
      <text:p text:style-name="P2"/>
      <text:p text:style-name="P2">The Grand-Admiral straightened and cleared her throat. </text:p>
      <text:p text:style-name="P2">“One more thing. Your First-officer on the ship, Arn, he should be a capable officer, one of the first to graduate from the Academy. He's also my grandson, so keep an eye out for him will you?”</text:p>
      <text:p text:style-name="P2">I nodded carefully. </text:p>
      <text:p text:style-name="P2"/>
      <text:p text:style-name="P2"/>
      <text:p text:style-name="P2">Are we working with the Wulfs now?</text:p>
      <text:p text:style-name="P2"/>
      <text:p text:style-name="P2">“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2">“It doesent mean we should show any sign of weakness however. Your instincts are correct in not to trust them. “</text:p>
      <text:p text:style-name="P2"/>
      <text:p text:style-name="P2">Three-moon Tide</text:p>
      <text:p text:style-name="P2">“Yes, Captain Avolc. With the 3 moons together in formation at almost the same spot, the tidal effects are at their worst, especially in the west-sea where furthermore 3 separate currents meet and clash.”</text:p>
      <text:p text:style-name="P2"><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2">“But I dont need to tell you this, the deep open seas are as deadly in the east as the west.” </text:p>
      <text:p text:style-name="P2"/>
      <text:p text:style-name="P2">What happened with the Captain?</text:p>
      <text:p text:style-name="P2"/>
      <text:p text:style-name="P2">The Grand-Admiral audibly sighs. </text:p>
      <text:p text:style-name="P2">“I understand why you ask, but I wish you wouldnt. I was not unintentionally vague before.”</text:p>
      <text:p text:style-name="P2">“I could dig into the issue, perhaps at a better time I would have and replaced anyone harboring suspicion in the crew. But I wont. I have reason to trust some of the current officers aboard and if they tell me there are no issues, then there are no issues!”</text:p>
      <text:p text:style-name="P2">“Im sure you're Awe enough to handle any issue that crops up. You'll do as you see fit as the captain. Just try to maintain everyone's respect for your authority while doing it. ”</text:p>
      <text:p text:style-name="P2"/>
      <text:p text:style-name="P2">Awes (Rewrite)</text:p>
      <text:p text:style-name="P2"/>
      <text:p text:style-name="P2">Culture:</text:p>
      <text:p text:style-name="P2">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2">Social:</text:p>
      <text:p text:style-name="P2">Female Awes can live up to 150 years or more. Male average lifespan however is only around 80.</text:p>
      <text:p text:style-name="P2">This difference is because of female gaining another stage in life after menopause and becoming a Matron. </text:p>
      <text:p text:style-name="P2">A menopause often comes sooner to an Awe thats born more young, but they tend to go into the stage around 60-80 years. </text:p>
      <text:p text:style-name="P2">A Matron will experience a period of growth in size and strength at the cost of agility and mobility. </text:p>
      <text:p text:style-name="P2">The role of a Matron tend to differ, most continue their jobs if able, but often the responsibility of raising young or administrative work is better suited. </text:p>
      <text:p text:style-name="P2">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2">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2">Society:</text:p>
      <text:p text:style-name="P2">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2">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2">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2"/>
      <text:p text:style-name="P2"/>
      <text:p text:style-name="P2">Wulfs</text:p>
      <text:p text:style-name="P2"/>
      <text:p text:style-name="P2">Culture:</text:p>
      <text:p text:style-name="P2">Wulfs society is at an outward glance near Anarchistic in nature. They possess little in terms of a central government and tend to follow ideas and companies that they agree with. </text:p>
      <text:p text:style-name="P2">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2">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2"/>
      <text:p text:style-name="P2">Social:</text:p>
      <text:p text:style-name="P2">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2">Wulfs are promiscuous and mate often, they do not raise their young however but let them roam and scamper about their society freely. They gain independence and often learn to conform to general rule early and find a craft or task that interest them. </text:p>
      <text:p text:style-name="P2">Society: </text:p>
      <text:p text:style-name="P2">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2"/>
      <text:p text:style-name="P2">Gryphs</text:p>
      <text:p text:style-name="P2"/>
      <text:p text:style-name="P2">Culture:</text:p>
      <text:p text:style-name="P2"/>
      <text:p text:style-name="P2">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2">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2">Rich houses may own many of these trees and the richest build interconnected cities or palaces far above the ground. </text:p>
      <text:p text:style-name="P2">The richest of the houses rule over the lesser ones by terms of alliances and marriage agreements. In ways, the largest of houses have their own many princes and a few respected heads of the household which may as well be kings. </text:p>
      <text:p text:style-name="P2">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2">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2"/>
      <text:p text:style-name="P2">Social:</text:p>
      <text:p text:style-name="P2">Gryphs may wary in color and plumage depending on bloodlines. Often competing houses are very recognizable from one another by color alone, while allied houses may share similar colors due to inter-marriages. </text:p>
      <text:p text:style-name="P2">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2">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2"/>
      <text:p text:style-name="P2">Society: </text:p>
      <text:p text:style-name="P2">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2">Although the major houses often agree to disagree on most issues, questions of “national” security are often convened upon and decided upon by house leaders if an influential leader or more calls for summons on a issue. </text:p>
      <text:p text:style-name="P2">At times of dire emergency, a ruler may be appointed. But history has proven the political turmoil and conflict such a decisions may bring far outweighs the benefit for when the emergency is over. </text:p>
      <text:p text:style-name="P2"/>
      <text:p text:style-name="P2"/>
      <text:p text:style-name="P2">Gators:</text:p>
      <text:p text:style-name="P2"/>
      <text:p text:style-name="P2">Culture:</text:p>
      <text:p text:style-name="P2"/>
      <text:p text:style-name="P2">Gators rule by conflict and strength. If you are strong enough to cease power, you already have. Thus gators are ruled by a supreme Emperor with a iron-grip on its subjects. </text:p>
      <text:p text:style-name="P2">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2">Life for an average gator may however be pretty quiet. </text:p>
      <text:p text:style-name="P2"/>
      <text:p text:style-name="P2"/>
      <text:p text:style-name="P2"/>
      <text:p text:style-name="P2">Elda</text:p>
      <text:p text:style-name="P2"/>
      <text:p text:style-name="P2">Im approached, while overseeing work on reducing sail from full to half-mast, by none other then the boats resident Matron. </text:p>
      <text:p text:style-name="P2">While the largest Awe aboard, she's remarkable subtle in her movements and I dont notice her presence straight away. Elda is the kind of Awe that puts the heart at ease, with her perpetual soft smile and demeanor of unquestionable sincerity. </text:p>
      <text:p text:style-name="P2">As an Matron-Awe in-charge of the ships physical and mental health, I couldn't have asked for a better candidate. </text:p>
      <text:p text:style-name="P2">“May I borrow you for a few moments, dear captain?” She coos softly. In truth, she is the sole officer who could in some cases overrule and even order me around. But as true to her calling, she's all manners.</text:p>
      <text:p text:style-name="P2"><text:soft-page-break/>“Certainly” I respond hesitantly. Officers seldom come to visit the captain with good news. </text:p>
      <text:p text:style-name="P2">We make our way to the heart of the ship. “The Groomery” as its sometimes called is located right in the mid-level center of the ship. It allows fast access to it from most parts of the ship. </text:p>
      <text:p text:style-name="P2">The namesake itself is self-explanatory. <text:s/>A healthy coat is a healthy Awe. When there are no general medical needs, the nurses there provide much needed assisted grooming. Cleanly tangle-free fighters, or you invite the fluff-biters. </text:p>
      <text:p text:style-name="P2">Today its empty and im guided into a chair and the Matron herself sets to fussing over the tangles in my mane with a large brush.</text:p>
      <text:p text:style-name="P2">“How have your first weeks been, captain?” She murmurs conversationally. I know what this is, its my check-up of sorts. A firm stroke of brush and claw does its job at putting me at ease and relax. </text:p>
      <text:p text:style-name="P2"/>
      <text:p text:style-name="P2"/>
      <text:p text:style-name="P3">Morale is good:</text:p>
      <text:p text:style-name="P2">“They been good. The crew has not given me trouble. They seem all seem capable. “</text:p>
      <text:p text:style-name="P2"/>
      <text:p text:style-name="P2">Elda seemed to coo.</text:p>
      <text:p text:style-name="P2">“Yes, you've certainly managed to make an impression in short time.”</text:p>
      <text:p text:style-name="P2">“I had almost expected more friction toward a new captain.”</text:p>
      <text:p text:style-name="P2"/>
      <text:p text:style-name="P3">Morale is poor:</text:p>
      <text:p text:style-name="P2">“Things could be better. I expected it to be difficult to captain a new crew I did not help pick.” </text:p>
      <text:p text:style-name="P2"/>
      <text:p text:style-name="P2">Elda soothingly purred while she groomed.</text:p>
      <text:p text:style-name="P2">“You have a task few Awes could do. Im sure the crew will become accustomed to your style of command.”</text:p>
      <text:p text:style-name="P2">“So far, no one has outright done any acts of disobedience at least.” I muttered.</text:p>
      <text:p text:style-name="P2"/>
      <text:p text:style-name="P2">“Mmmh, what about that Tung fellow?”</text:p>
      <text:p text:style-name="P2"/>
      <text:p text:style-name="P2">You ate Tung:</text:p>
      <text:p text:style-name="P2"/>
      <text:p text:style-name="P2">“Well.. he isnt a problem anymore.” I purr, unable to suppress a hint of self-satisfaction.</text:p>
      <text:p text:style-name="P2">“Certainly not it seems. You were quick to set a precedent and example.” The matron was efficient, but none too gentle in her grooming at spots. I had to grit my teeth at some of the strokes. </text:p>
      <text:p text:style-name="P2">“You do not approve of my action?” </text:p>
      <text:p text:style-name="P2"><text:soft-page-break/>Elda clucked and held out one of my wings for long strokes of brush. </text:p>
      <text:p text:style-name="P2">“Oh, no no, its not my position to judge anything dear Captain, dont take it as criticism. But I tend to my crews need, I hear their concerns and worries. “</text:p>
      <text:p text:style-name="P2">“And do they worry i'll gobble them up at the first sign of challenging my authority?”</text:p>
      <text:p text:style-name="P2">“Should they? You lead the way you see best Captain. Ultimate authority might be your way. Regardless, I look forward to seeing the results of your command”</text:p>
      <text:p text:style-name="P2"/>
      <text:p text:style-name="P2">Did not eat Tung:</text:p>
      <text:p text:style-name="P2">“Ah, the officer that challenged me? I have not heard any further grumbling from him since the initial meeting.”</text:p>
      <text:p text:style-name="P2"/>
      <text:p text:style-name="P2">“You showed patience when a different captain might have gotten themselves rid of a seeming troublemaker from the start.” The matron was efficient, but none too gentle in her grooming at spots. I had to grit my teeth at some of the strokes. </text:p>
      <text:p text:style-name="P2">“You do not approve? What would you have done?”</text:p>
      <text:p text:style-name="P2">Elda clucked and held out one of my wings for long strokes of brush. </text:p>
      <text:p text:style-name="P2">“Its not about what I would have done, dear Captain, dont take it as criticism. I tend to my crews need, I hear their concerns and worries. Let me hear yours.“</text:p>
      <text:p text:style-name="P2"/>
      <text:p text:style-name="P2">Merchant-ship:</text:p>
      <text:p text:style-name="P2"/>
      <text:p text:style-name="P2">“I've tried to be generous. So that they'll accept me as one of them.”</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Yet you've denied deepening requests. Trading some freedom for order.”</text:p>
      <text:p text:style-name="P2"/>
      <text:p text:style-name="P2">“I've tried to be fair. So they feel they can trust me.”</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text:soft-page-break/>“Yet you've denied deepening requests. Trading some freedom for order.”</text:p>
      <text:p text:style-name="P2"/>
      <text:p text:style-name="P2">“Sometimes you have to be stern. Awes need to be pushed, we have to consider the mission.”</text:p>
      <text:p text:style-name="P2">Deepening approved:</text:p>
      <text:p text:style-name="P2">“Yet you approved deepening requests. Giving the crew some freedom.”</text:p>
      <text:p text:style-name="P2">Deepening denied:</text:p>
      <text:p text:style-name="P2">“I see. I can see then why you declined deepening requests.”</text:p>
      <text:p text:style-name="P2"/>
      <text:p text:style-name="P2"/>
      <text:p text:style-name="P2">“Is this what this talk is about? My choice in giving my crew the freedom to deepen or not? As the sole Pouch-Matron aboard, you feel my choice has compromised your position?” </text:p>
      <text:p text:style-name="P2">“Oh, no Captain. Again, im not here to chastise you. Merely to listen and let you speak your thoughts. </text:p>
      <text:p text:style-name="P2">Also whether you denied or approved general deepening, I will still be absorbing my share of injured or ailing crew who are unable to heal before this journey is over. How many really depends on your skill and aptitude.”</text:p>
      <text:p text:style-name="P2">Storm:</text:p>
      <text:p text:style-name="P2">“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Arn to Ziggy</text:p>
      <text:p text:style-name="P2"><text:soft-page-break/></text:p>
      <text:p text:style-name="P2">“Except...”</text:p>
      <text:p text:style-name="P2">The room seems to freeze, it might have been the tone of my voice.</text:p>
      <text:p text:style-name="P2">“Its not quite fair to let Ziggy go unrewarded.”</text:p>
      <text:p text:style-name="P2">The young cadets eyes seem to light up like suns.</text:p>
      <text:p text:style-name="P2">“She did win the high-stakes game itself.” I continue with a slight grin.</text:p>
      <text:p text:style-name="P2">“Yer twisting the rules!” Arn objects loudly. </text:p>
      <text:p text:style-name="P2">“They were twisted up already, to my disadvantage to boot!” I snap angrily, towering up. To his credit he does not shrink away. “Do you think im too daft to realize?!“</text:p>
      <text:p text:style-name="P2">The room is silent. No one dares speak. </text:p>
      <text:p text:style-name="P2">“You've tried to get rid of me. Perhaps its its how you got rid of the last captain. We may never know. For now, im inclined to let Ziggy have you.”</text:p>
      <text:p text:style-name="P2">The giddy cadet squirmed on her feet, but wisely remained silent. It probably took her colossal effort. </text:p>
      <text:p text:style-name="P2">“Well, have anything to say?”</text:p>
      <text:p text:style-name="P2">Arn says nothing. He averts his eyes though. Guilty. I wonder what made him like this, once he must have done well to become someones First-officer. But he never was mine.</text:p>
      <text:p text:style-name="P2"/>
      <text:p text:style-name="P2">Dismissed.</text:p>
      <text:p text:style-name="P2"/>
      <text:p text:style-name="P2">I dismiss them all. Ziggy shuffles out too, disappointed, but she does not object. I feel slightly guilty for getting her hopes up. </text:p>
      <text:p text:style-name="P2">Arn might remain a problem. I'll have to keep a close eye out for dissent. </text:p>
      <text:p text:style-name="P2"/>
      <text:p text:style-name="P2">Report to Ziggys quarters.</text:p>
      <text:p text:style-name="P2">The whole room seems stunned. Only Ziggy lets out a smirking chuckle. </text:p>
      <text:p text:style-name="P2">“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2">Arn looks glum. If there's fight in him, he isnt showing it. To be sure he does not do anything unwarranted, I summon Mid-officer Garsch to watch him. <text:s/></text:p>
      <text:p text:style-name="P2"><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2"><text:soft-page-break/></text:p>
      <text:p text:style-name="P2"/>
      <text:p text:style-name="P2"/>
      <text:p text:style-name="P2">Raptorian mutiny</text:p>
      <text:p text:style-name="P2"/>
      <text:p text:style-name="P2">"The <text:span text:style-name="T5">Raptorians</text:span> have mutinied."</text:p>
      <text:p text:style-name="P5">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5">I was reassured however by an accompanying Squire. I recognized her as Squire <text:span text:style-name="T5">Kisle</text:span>. A squire who lost her appointed <text:span text:style-name="T5">Raptorian</text:span> to high-stakes gambling and the belly of the debtor.</text:p>
      <text:p text:style-name="P5">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1">I arrived at the lower holds to find things rather calm. But it was the calm of the aftermath of a storm, i could tell. The gambling 'faction', if you could call it that, had barely been able to put up a resistance.</text:p>
      <text:p text:style-name="P5"><text:span text:style-name="T5">Raptorians</text:span> lay in their stalls, calm and collected and being tended by their squires. A few with quite noticeably sagging bellies.</text:p>
      <text:p text:style-name="P5">Sergeant <text:span text:style-name="T5">Evok</text:span> approached and bowed his head. He looked more cowed then normal, something tells me he might or might not have been willingly part of this. But ultimately he's the one that would be held accountable.</text:p>
      <text:p text:style-name="P1">This whole gambling business was one head-ache after another. But this seemed to have been the final end of it. Now i just had to decide how to deal with the fall-out of it.</text:p>
      <text:p text:style-name="P5">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2"/>
      <text:p text:style-name="P2"/>
      <text:p text:style-name="P2">Admit fault</text:p>
      <text:p text:style-name="P2"/>
      <text:p text:style-name="P2"/>
      <text:p text:style-name="P2">Things have gone too far already. I had lost authority and control on the ship and I'd be a fool to try to salvage it by pretending i hadn't.</text:p>
      <text:p text:style-name="P5">A part of my crew were making low digestive rumblings in <text:span text:style-name="T5">Raptorian</text:span> stomachs and perhaps i should be grateful it stopped where it did.</text:p>
      <text:p text:style-name="P5">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5">The crew needs a new First-officer. Arn was capable in keeping track of everyone but quite unreliable as an officer. His final mistake was pushing his luck with <text:span text:style-name="T5">Raptorians</text:span>. At least now, he gets to know one a lot better.</text:p>
      <text:p text:style-name="P5">No one is eager to step up to the plate and the cadets are still too untested. Regardless, I appointed High-officer Nyxie the new temporary First-officer. She's served as a capable helmsman thus far and has an eye on things.</text:p>
      <text:p text:style-name="P2"/>
      <text:p text:style-name="P2">Find clear culprits</text:p>
      <text:p text:style-name="P2"/>
      <text:p text:style-name="P2">I was authority on this ship. A reprimand for something like this would not be enough.</text:p>
      <text:p text:style-name="P5">First i demanded the <text:span text:style-name="T5">Raptorians</text:span> responsible for devouring officers to present themselves. I made my best to show my displeasure of the recent events in the tone of my voice.</text:p>
      <text:p text:style-name="P5">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6">I found 3 more with distended bellies that should have been beyond daily ration levels and then ordered Evok himself to stand among them. </text:p>
      <text:p text:style-name="P6">All in all, from a short investigation, 5 plus the pack-master who were supposed to keep them in check were my main culprits, others I were not so sure of. </text:p>
      <text:p text:style-name="P2">I glowered at them with clear dissatisfaction. </text:p>
      <text:p text:style-name="P2"/>
      <text:p text:style-name="P2">Have Evok eat the culprits. </text:p>
      <text:p text:style-name="P2"/>
      <text:p text:style-name="P2">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2">Evok had let this happen right under his snout, whether he was part of it or not. Yet I felt I didn't have reason to doubt his ultimate loyalty to the Admiralty. <text:s/></text:p>
      <text:p text:style-name="P2">“Evok, you've said you'll take responsibility of this event.” I turned my head towards the Packmaster, who seemed to shrink slightly, expecting perhaps that this was it for him. I continued.</text:p>
      <text:p text:style-name="P2">“So you'll clear it up. These 5 are yours to dispose of in accordance to the law. Any further sign of rebellion or action like this will immediately be on all your heads. Understood?”</text:p>
      <text:p text:style-name="P2">There were muted mutterings and whispers at my decision. Most looked relieved, mostly the squires. But among the guard of Awes who stood with spears at the ready there were frowns and signs of doubt. </text:p>
      <text:p text:style-name="P2">I was letting them off easy. </text:p>
      <text:p text:style-name="P2">“Understood.” The pack-master rumbled heavily, lowering his head. </text:p>
      <text:p text:style-name="P2"><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2">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2">By the time a large shape was taking its place as a sagging great weight on the pack-masters underside and a mere pair of feet and agitated tail remained of the former Raptorian trooper, I had turned to leave. </text:p>
      <text:p text:style-name="P2">There would have to be guard set in place outside the Raptorian section of the ship. I hope the cleft of distrust this event undoubtedly created wouldn't cleave the ship in part. </text:p>
      <text:p text:style-name="P2"/>
      <text:p text:style-name="P2">Sentence them to be food. </text:p>
      <text:p text:style-name="P2">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2">All 6 of them were to be sentenced to be food. I could probably perform the devouring myself, time permitting, but I felt there was some sense of urgency to this matter, to ensure the cleft of distrust this matter had created did not cleave the ship in two. </text:p>
      <text:p text:style-name="P2">“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2">They all knew it was coming, judging by the resigned look on their faces. The Awe guard tensed in case there would be any defiance at my sentencing. </text:p>
      <text:p text:style-name="P2">“Report to the kitchens for reassignment as rations. You will become part of the crews purpose and those consumed will be returned.”</text:p>
      <text:p text:style-name="P2">It was a harsh sentence. In a way it was a lowly way to end your career, as chunks in the daily ships-stew. But it felt like the only appropriate response that would satisfy the already brooding distrust and desire for justice. </text:p>
      <text:p text:style-name="P2">The only one truly happy this day would be our portly ships Wulf-chef. He enjoyed new cooking challenges, even though he'd get his paws full. </text:p>
      <text:p text:style-name="P2">A replacement Pack-master would have to be chosen. I left it to the remaining Raptorians and squire attendees to leave me a list of candidates come morning. </text:p>
      <text:p text:style-name="P2">Eat Evok</text:p>
      <text:p text:style-name="P2">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2">It comes to no surprise to no one when I order the Raptorians and squire attendees to elect a replacement Pack-master from among them except from the 5 culprits and I sentence Evok to be food. </text:p>
      <text:p text:style-name="P2"><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2">I gripped the lowered head of Evok in both my paws, gave him a reassuring pat and set to consuming him. Evok was huge, as I swallowed his head and saw the rest of his bulky body looming ahead I felt a strong apprehension towards the task ahead of me. </text:p>
      <text:p text:style-name="P2">But I was partly responsible for this turn of events, so I had to see it through to the end. With the eyes of the crew on me I swallowed Evok down, stretching jaws and stomach to my limits as I fitted the former Pack-master into my belly. </text:p>
      <text:p text:style-name="P2">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2">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2">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2"/>
      <text:p text:style-name="P2">Punish them all.</text:p>
      <text:p text:style-name="P2"/>
      <text:p text:style-name="P2">It was with a flash of anger that i made the sentence. I had lost control of the situation for too long.</text:p>
      <text:p text:style-name="P1">I pointed to all of them and simply proclaimed.</text:p>
      <text:p text:style-name="P1">"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1">I half expected open rebellion, but no one moved. It seemed none had really wanted to rebel against the admiralty itself. But now the consequence of it was sinking in.</text:p>
      <text:p text:style-name="P5">"You, <text:span text:style-name="T5">i'll</text:span> eat last. I expect you to keep order until then." I pointed out to <text:span text:style-name="T5">Evok</text:span>, who only bowed his head in a quivering stunned silence. He was trained well.</text:p>
      <text:p text:style-name="P5">I picked out a lanky looking <text:span text:style-name="T5">Raptorian</text:span> called <text:span text:style-name="T5">Cavok</text:span> to begin with and retired to my quarters to eat him.</text:p>
      <text:p text:style-name="P5">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5">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1"><text:soft-page-break/>Fat will become a problem quickly. As well our objectives become ever harder to fulfill with so much of the crew... indisposed.</text:p>
      <text:p text:style-name="P1">I guess we'll have to turn the ship around. Admiralty will not be pleased, but this is all according to law. Im afraid this will only further feed into the rumor of what happens to my crews.</text:p>
      <text:p text:style-name="P2"/>
      <text:p text:style-name="P2"/>
      <text:p text:style-name="P2"/>
      <text:p text:style-name="P2"/>
      <text:p text:style-name="P2"/>
      <text:p text:style-name="P2"/>
      <text:p text:style-name="P2">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2">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2">She meets an intelligent male that courts her and makes her feel special. And its not long before she's pregnant herself. Young, but eager to raise her own litter. </text:p>
      <text:p text:style-name="P2">– Something happens - </text:p>
      <text:p text:style-name="P2">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2"/>
      <text:p text:style-name="P2"/>
      <text:p text:style-name="P2">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2">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2"><text:soft-page-break/></text:p>
      <text:p text:style-name="P2">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2"/>
      <text:p text:style-name="P2"/>
      <text:p text:style-name="P2"/>
      <text:p text:style-name="P2"/>
      <text:p text:style-name="P2"/>
      <text:p text:style-name="P2"/>
      <text:p text:style-name="P2"/>
      <text:p text:style-name="P2"/>
      <text:p text:style-name="P2"/>
      <text:p text:style-name="P27"/>
      <text:p text:style-name="P27"/>
      <text:p text:style-name="P27">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P27"/>
      <text:p text:style-name="P27">Such an island approached us now. If my navigation was true, we should be arriving at our first rallying point, where the fleet who went ahead of us first arrived. Its not the outermost island, that would have been too obvious, but close enough. </text:p>
      <text:p text:style-name="P27"/>
      <text:p text:style-name="P27">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P27"/>
      <text:p text:style-name="P27">Another squeak from above, one that warns of incoming has me and the rest of the crew pause and peer about. A lone figure is flying toward us from the island. Judging by the silhouette and wing form, a Awe is approaching. <text:s/></text:p>
      <text:p text:style-name="P27"/>
      <text:p text:style-name="P27">“That's one of ours.” Says my scoutmaster, having appeared by my side. “Whats the fool doing flying such a distance! He should have waited for us to get closer to the island, he's risking himself.”</text:p>
      <text:p text:style-name="P27"/>
      <text:p text:style-name="P27">The answer soon arrives with the 'Fool' Scout. A black Raven-eye like my scoutmaster. He manages to land nimbly enough and is brought before me. He's exhausted and panting, his wings quivering from exertion. My scoutmaster and him exchange a nod of familiarity. </text:p>
      <text:p text:style-name="P27"/>
      <text:p text:style-name="P27">“Captain! Are you the vanguard of reinforcements!?” He asks between breaths. “This location is not <text:soft-page-break/>safe! They watch this place, they will be coming!” </text:p>
      <text:p text:style-name="P27"/>
      <text:p text:style-name="P27">“Slow down, who is watching? Its just us.” I reply sternly, feeling confused.</text:p>
      <text:p text:style-name="P27"/>
      <text:p text:style-name="P27">“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P27"/>
      <text:p text:style-name="P27">There is another call from the crow-nest above. Ships spotted! Some have been hiding behind the island.</text:p>
      <text:p text:style-name="P27"/>
      <text:p text:style-name="P27">I grit my teeth and sigh deeply. From one tangle to another, the West-sea never failed to live up to its reputation. </text:p>
      <text:p text:style-name="P27"/>
      <text:p text:style-name="P15">“FULL SAILS! Lets find our fleet.”</text:p>
      <text:p text:style-name="P15"/>
      <text:p text:style-name="P15"/>
      <text:p text:style-name="P15"/>
      <text:p text:style-name="P15"/>
      <text:p text:style-name="P15">We arrived well one time at the western point of Pale-rock. Impressive jagged cliffs decorated the end of the windswept cold island. </text:p>
      <text:p text:style-name="P15">Southeast from here lay the Wulf lands. It is strange to consider how close our nations lay to each other. But besides the somewhat calm east-sea the routes are long, roundabout and ever fraught with perils. </text:p>
      <text:p text:style-name="P15"/>
      <text:p text:style-name="P15"/>
      <text:p text:style-name="P15">This is the rendezvous, alas we are quite behind schedule! They should be here waiting for us.</text:p>
      <text:p text:style-name="P15"/>
      <text:p text:style-name="P15">We spend the day sailing around Pale-rock to the south side without seeing the trace of anybody. </text:p>
      <text:p text:style-name="P15">I start, with quite some frustration, realize we must have missed our window for the meeting. We are a few days late, but i'd hoped they would value our cooperation and try to stick around and wait longer. </text:p>
      <text:p text:style-name="P15"/>
      <text:p text:style-name="P15">I suppose there is also the chance something spooked or drove them off. But... despite my colored opinion of Wulfs. I am forced to admit it would take a lot to scare off a Wulf ship with a purpose. </text:p>
      <text:p text:style-name="P15"/>
      <text:p text:style-name="P15">Speaking of Wulfs. Keeper has arrived on deck to spy the horizon, mostly for show. He approaches me and I already know what he is going to say, so I cut him off before he finishes his first word. </text:p>
      <text:p text:style-name="P15"/>
      <text:p text:style-name="P15">“Yes, it appears we have missed our window.” I grunt. “Too many unforeseen delays. Perhaps we were even given too little time to begin with.” The excuse sits poorly in my mouth, I do not believe in it despite my own words. Its cheap to blame unfair circumstance. </text:p>
      <text:p text:style-name="P15"/>
      <text:p text:style-name="P15">Keeper nods, he sees my annoyance and offers a placating gesture.</text:p>
      <text:p text:style-name="P15"/>
      <text:p text:style-name="P15">“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5"/>
      <text:p text:style-name="P15">We wait around until sundown and then head out further westward and first light. <text:s/></text:p>
      <text:p text:style-name="P15"/>
      <text:p text:style-name="P15"/>
      <text:p text:style-name="P15"/>
      <text:p text:style-name="P15"/>
      <text:p text:style-name="P15">I took a tour around the ship “Attentive” to get my bearings of the vessel I was now to command and live on for some time to come. </text:p>
      <text:p text:style-name="P15"/>
      <text:p text:style-name="P15">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5"/>
      <text:p text:style-name="P15">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5"/>
      <text:p text:style-name="P15">I'll have to study how the ship handles more closely later. </text:p>
      <text:p text:style-name="P15"/>
      <text:p text:style-name="P15">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5"/>
      <text:p text:style-name="P15"/>
      <text:p text:style-name="P15"/>
      <text:p text:style-name="P16">Pouch absorb</text:p>
      <text:p text:style-name="P15"/>
      <text:p text:style-name="P15">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5"/>
      <text:p text:style-name="P15">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5">I feel a faint comforting rub along my back, gentle but firm.</text:p>
      <text:p text:style-name="P15"/>
      <text:p text:style-name="P16">You are safe now, rest. </text:p>
      <text:p text:style-name="P15"/>
      <text:p text:style-name="P15">Its just Elda is telling me everything is fine. I can rest a while longer. </text:p>
      <text:p text:style-name="P15"/>
      <text:p text:style-name="P15">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5"/>
      <text:p text:style-name="P15">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5"/>
      <text:p text:style-name="P15"/>
      <text:p text:style-name="P15">“When will the captain be back to duty?” Glint the young Cadet asks from the doorway of the Groomery. </text:p>
      <text:p text:style-name="P15"/>
      <text:p text:style-name="P15">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5"/>
      <text:p text:style-name="P15">“Im afraid to say, that I think she might not.” Elda spoke softly in a professional calm voice. The cadet still squirmed on her feet in the doorway, unsure what to do with that information. <text:s/>She continued to make herself crystal clear.</text:p>
      <text:p text:style-name="P15">“Captain Avolc has been unable to recover from her injuries or treatment. She is now cycling from recovery mode to depth state. Im afraid she is lost to my hips, my dear.”</text:p>
      <text:p text:style-name="P15"/>
      <text:p text:style-name="P15">“Oh...” Cadet Glint, drummed her digits for a moment against her forearms. “Very well. Thank you for the information.” She responded curtly and turned to be off. She was ever ambitious and pragmatic that one. </text:p>
      <text:p text:style-name="P15"/>
      <text:p text:style-name="P15">One way or another, the ship would go on with other temporary leadership. </text:p>
      <text:p text:style-name="P15"/>
      <text:p text:style-name="P16">There are duties to fulfill. Expectations to fill. <text:s/></text:p>
      <text:p text:style-name="P15"/>
      <text:p text:style-name="P15">I cant waste more time here, as much as i'd like to. The rub is enough to stir me back to reality, to let the memories flood back. The ship must be in a disarray without me, those Awes cant do anything without a firm paw and steely gaze watching over them. </text:p>
      <text:p text:style-name="P15"/>
      <text:p text:style-name="P15">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5"/>
      <text:p text:style-name="P15">“Welcome back to the living, Captain” Eldas voice purrs as im slightly blinded by the light, my head spinning dizzily. Part of my body aches and itches too, the parts that have been under heightened healing. </text:p>
      <text:p text:style-name="P15"/>
      <text:p text:style-name="P15">“H-how long was I out?” I ask huskily. My mouth is dry, im dehydrated, im given a cup of water before I need to ask.</text:p>
      <text:p text:style-name="P15"/>
      <text:p text:style-name="P15">“A bit too long Avolc. Honestly I was afraid we'd lost you, you would not stir no matter how I tried.” </text:p>
      <text:p text:style-name="P15"/>
      <text:p text:style-name="P15">“Couldnt you just have pulled me out?” I ask, sitting down to wait for my head to stop spinning. Fresh air was filling <text:soft-page-break/>my lungs, clearing my head little by little. </text:p>
      <text:p text:style-name="P15"/>
      <text:p text:style-name="P15">“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5"/>
      <text:p text:style-name="P15">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5"/>
      <text:p text:style-name="P15"/>
      <text:p text:style-name="P15"/>
      <text:p text:style-name="P15">--</text:p>
      <text:p text:style-name="P15"/>
      <text:p text:style-name="P15"/>
      <text:p text:style-name="P15"/>
      <text:p text:style-name="P15">The dreams came unbidden, working past exhaustion did not keep them away this time. </text:p>
      <text:p text:style-name="P15"/>
      <text:p text:style-name="P15">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5"/>
      <text:p text:style-name="P15">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5"/>
      <text:p text:style-name="P15">But... she had left it all behind. When she could not face those faces with a smile. Looking back, she had seemed a bit unreasonable about it. But it had been all or nothing. So here she was. </text:p>
      <text:p text:style-name="P15"/>
      <text:p text:style-name="P15"/>
      <text:p text:style-name="P15">---</text:p>
      <text:p text:style-name="P15"/>
      <text:p text:style-name="P15">“I am ready” I announced confidently. I felt the call of the challenge. Only the best were assigned to the west-sea fleet. I was now one of them. </text:p>
      <text:p text:style-name="P15"/>
      <text:p text:style-name="P15">“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5">But you've been to sea nearly non-stop for 10 years now. You are well within your right to turn this down, have a mid-retirement. Make a family. I understand it that you've had no younglings yet.”</text:p>
      <text:p text:style-name="P15"/>
      <text:p text:style-name="P15">“I... I've been down that path. It was not for me. This is more important.” I don't want to miss this opportunity. Or let other thoughts distract me. </text:p>
      <text:p text:style-name="P15"/>
      <text:p text:style-name="P21">“Very well. You are an career-Awe not unlike myself. Welcome to the West-Seas Captain Avolc!”</text:p>
      <text:p text:style-name="P15"><text:soft-page-break/></text:p>
      <text:p text:style-name="P15">“Can I ask you a personal question Captain?” Elda suddenly and quietly changed the subject. </text:p>
      <text:p text:style-name="P15"/>
      <text:p text:style-name="P15">“Ask away Elda. We'll see about the answer though.”</text:p>
      <text:p text:style-name="P15"/>
      <text:p text:style-name="P15">“You are nearing your mid-years and as far as I understand you're still childless. Have you put the idea of children aside?” </text:p>
      <text:p text:style-name="P15"/>
      <text:p text:style-name="P15">I sighed audibly. It seems every matron is intent on asking these questions. </text:p>
      <text:p text:style-name="P15"/>
      <text:p text:style-name="P15">“Do you have to know this? My reasons are my own and this has nothing to do with my captaincy. I dont need any family-planning counseling at this stage.” I answered guardedly. Elda just seemed to chuckle ruefully, amused by my consternation. </text:p>
      <text:p text:style-name="P15"/>
      <text:p text:style-name="P15">“Its our duty to pester about these things Captain. But it would help me understand you better.”</text:p>
      <text:p text:style-name="P15"/>
      <text:p text:style-name="P15">“My reasons are my own Elda. I'd rather keep them to myself. ” I sighed and crossed my arms, determined. Elda did not push but instead backed away, her grooming complete. My coat did look better and felt cleaner. It was not all for nothing. </text:p>
      <text:p text:style-name="P15"/>
      <text:p text:style-name="P15">“Very well, we're all done here then. I'll see you again soon captain.”</text:p>
      <text:p text:style-name="P15"/>
      <text:p text:style-name="P15"/>
      <text:p text:style-name="P15"/>
      <text:p text:style-name="P15">“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5"/>
      <text:p text:style-name="P15">Elda remained silent, though she seemed done with her grooming she brushed as I talked. </text:p>
      <text:p text:style-name="P15"/>
      <text:p text:style-name="P15">“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5"/>
      <text:p text:style-name="P15">“Oh child, you are barren, aren't you?” <text:s/>She cut right to it, able to see right through me. I found myself relieved that she did, no dancing around a subject usually so taboo among Awes. I nod in response. Elda spoke.</text:p>
      <text:p text:style-name="P15"/>
      <text:p text:style-name="P15">“We live in a strange society Avolc. We build our nation around enabling every female to practice her right to raise a family safely with all the protection, wellfare and support they need. But for those who cant we pay no heed and politely leave ignored.”</text:p>
      <text:p text:style-name="P15"/>
      <text:p text:style-name="P15">There was a quiet pause between us. There was not more else to say. </text:p>
      <text:p text:style-name="P15">“Us Matrons must be insufferably insensitive at times. I apologize for pestering you about this.” Elda backed away. My coat felt fresh and clean. We bid our farewells. It was the first time I seen Elda a little stumped. </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Battle additions.</text:p>
      <text:p text:style-name="P15"/>
      <text:p text:style-name="P15">Charge -&gt;</text:p>
      <text:p text:style-name="P15">Ram them. </text:p>
      <text:p text:style-name="P15"/>
      <text:p text:style-name="P15">Avolc aims ship straight for the enemy ship and smashed into them. </text:p>
      <text:p text:style-name="P15"/>
      <text:p text:style-name="P15">Join the fray. </text:p>
      <text:p text:style-name="P15">In the melee that ensues she chooses to join the thick of it.</text:p>
      <text:p text:style-name="P15">Direct the battle.</text:p>
      <text:p text:style-name="P15">Avolc directs the battle from safety. </text:p>
      <text:p text:style-name="P15"/>
      <text:p text:style-name="P15">Both still lead to injury. </text:p>
      <text:p text:style-name="P15"/>
      <text:p text:style-name="P15">Shoot the boarding hooks. </text:p>
      <text:p text:style-name="P15"/>
      <text:p text:style-name="P15">&lt;Already written boarding&gt;</text:p>
      <text:p text:style-name="P15"/>
      <text:p text:style-name="P15"/>
      <text:p text:style-name="P15">Manouver. (and range)</text:p>
      <text:p text:style-name="P15"/>
      <text:p text:style-name="P15">Change it into being more desperate exchange. </text:p>
      <text:p text:style-name="P15"/>
      <text:p text:style-name="P15">Trust Ulv – Explosion <text:s/>(Injury)</text:p>
      <text:p text:style-name="P15"/>
      <text:p text:style-name="P15"/>
      <text:p text:style-name="P15"/>
      <text:p text:style-name="P15"/>
      <text:p text:style-name="P15"/>
      <text:p text:style-name="P15"/>
      <text:p text:style-name="P15">We are almost upon them now, the attentive charging head-long toward them. We had wind in our backs and high <text:soft-page-break/>speed. There are seconds to choose action. </text:p>
      <text:p text:style-name="P15"/>
      <text:p text:style-name="P15">Arn: “I hope you're not thinking what I think you're thinking!”</text:p>
      <text:p text:style-name="P15"/>
      <text:p text:style-name="P15">“Brace for impact! Prepare to secure sails! Prepare your spears!” I yell, almost gleefully as I directed our ship to head straight for them. It was time to put our armored ramming bow to the test, Admiralty book of tactics be damned!</text:p>
      <text:p text:style-name="P15"/>
      <text:p text:style-name="P15">'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5"/>
      <text:p text:style-name="P15">“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5"/>
      <text:p text:style-name="P15">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5"/>
      <text:p text:style-name="P15">Awes still forming battle-lines are pushed back. Raptorians emerging from their mustering point below deck are engaged one by one as they emerge from the tight passage. </text:p>
      <text:p text:style-name="P15"/>
      <text:p text:style-name="P15"/>
      <text:p text:style-name="P15">Lead from the front</text:p>
      <text:p text:style-name="P15"/>
      <text:p text:style-name="P15">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5"/>
      <text:p text:style-name="P15">But as I join the lines with my sword drawn I shout and lead by example. They lack our discipline, our lines can flex and as a gators size can be their detriment, as they press forward we can surround them swiftly and take them down or force them back.</text:p>
      <text:p text:style-name="P15"/>
      <text:p text:style-name="P15">I stand wing to wing with Garsch. He motions his wing against mine, preparing me a moment before lunging forward and slicing at the claws gripping a weapon so I can follow suit only half a breath later to jab my weapon in another weak-spot. </text:p>
      <text:p text:style-name="P15"/>
      <text:p text:style-name="P15">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5"/>
      <text:p text:style-name="P15">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5"/>
      <text:p text:style-name="P15">Lead from the back</text:p>
      <text:p text:style-name="P15"/>
      <text:p text:style-name="P15">I fight the urge to dive into the fight. At this point my troops need direction rather then direct encouragement. </text:p>
      <text:p text:style-name="P15">The gators are stronger and larger then my brave soldiers. They hack with brute strength, wielding blunt cleavers and heavy halberds and force their foes backwards. Its easy to forget your training when pressed by such a force. </text:p>
      <text:p text:style-name="P15"/>
      <text:p text:style-name="P15">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5"/>
      <text:p text:style-name="P15">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5"/>
      <text:p text:style-name="P15">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5"/>
      <text:p text:style-name="P15">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5"/>
      <text:p text:style-name="P15">“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5"/>
      <text:p text:style-name="P15">And manage to angle my body away, the hurtling cleaver just misses me and knocks my sword out of my paws from the force of it. My paw stings but im no worse for wear.</text:p>
      <text:p text:style-name="P15"/>
      <text:p text:style-name="P15">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5"/>
      <text:p text:style-name="P15">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5"/>
      <text:p text:style-name="P15">“Captain, we have several leaks! Unless you want our supplies flooded and ruined its crucial we stop and repair.”</text:p>
      <text:p text:style-name="P15"/>
      <text:p text:style-name="P15">I watch the pirates hoist their sails and make a break for it. The side of their ship is in tatters from our ram. They would easy to pursue, they could not get far. Infact im surprised they are not sinking already. </text:p>
      <text:p text:style-name="P15"/>
      <text:p text:style-name="P15">But our mission has to come first. </text:p>
      <text:p text:style-name="P15"/>
      <text:p text:style-name="P15">“Stand down!” I cry out. The battle was over. </text:p>
      <text:p text:style-name="P15"/>
      <text:p text:style-name="P15"/>
      <text:p text:style-name="P15">We had beat them back. They had retreated. </text:p>
      <text:p text:style-name="P15"/>
      <text:p text:style-name="P15">After I had taken the hit in the fight we had pushed them all the way back to their own deck. But the pirates had not let themselves be captured. In the chaos of battle the ships had started to float apart as our connection was cut loose. </text:p>
      <text:p text:style-name="P15"/>
      <text:p text:style-name="P15">Garsch, the officer commanding the troops at the time, scratched at his old face-gash and looked somewhat sullen as he spoke of the event. </text:p>
      <text:p text:style-name="P15"/>
      <text:p text:style-name="P15">“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5"/>
      <text:p text:style-name="P15">I had to grin wryly. I did not really blame him for the outcome, unfortunate as it was. </text:p>
      <text:p text:style-name="P15"/>
      <text:p text:style-name="P15">“So they just fled? We made no attempt to pursue?” <text:s/>I looked to the other officers. Arn in particular. </text:p>
      <text:p text:style-name="P15"/>
      <text:p text:style-name="P15">“The ship was in bad condition as it was and so were you. Even if we had tried to catch them, our sails were in a bad condition.” Arn replied calmly. <text:s/>“As Garsch pointed out, their weapons were disabled. So they were no longer a threat.” </text:p>
      <text:p text:style-name="P15"/>
      <text:p text:style-name="P15">“Did you come to that conclusion before or after they did not turn around to continue fire upon us?” I chided and frowned. But I knew I was being needlessly moody, my hunger making my cranky. I waved away his attempt at excuses. </text:p>
      <text:p text:style-name="P15"/>
      <text:p text:style-name="P15">“What matters is that we came out of this encounter in one piece. I saw the battle, they were better prepared and armed then any reports of this sea have told of. How has the ship held together?”</text:p>
      <text:p text:style-name="P15"/>
      <text:p text:style-name="P15">“Tick reported none of the damage received is critical, they have already plugged the worst of the breaches." Arn spoke gruffly, finally speaking up. "But he very firmly pointed out that we nearly bit the rot on this one."</text:p>
      <text:p text:style-name="P15"/>
      <text:p text:style-name="P15"><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5"/>
      <text:p text:style-name="P15">“Prisoners?” I ventured with this in mind. </text:p>
      <text:p text:style-name="P15"/>
      <text:p text:style-name="P15">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5"/>
      <text:p text:style-name="P15"/>
      <text:p text:style-name="P15"/>
      <text:p text:style-name="P15">Debriefing. </text:p>
      <text:p text:style-name="P15"/>
      <text:p text:style-name="P15">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5"/>
      <text:p text:style-name="P15">An iron ball stood upon the table, a recovered projectile of what they had been shooting at us.</text:p>
      <text:p text:style-name="P15"/>
      <text:p text:style-name="P15">“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5"/>
      <text:p text:style-name="P15">Tick, my ship maintenance officer looked soaked and like he'd rather be elsewhere and I understood his need. This was the time his expertise and leadership over repair would be needed the most. </text:p>
      <text:p text:style-name="P15"/>
      <text:p text:style-name="P15">“'The Attentive' has sustained damage, but only one of the 'Impacts' were critical and at water level. We took in some water but the breach has been fixed.” Tick responded speed rapid and impatient while fidgeting with one of his measuring tools. </text:p>
      <text:p text:style-name="P15"/>
      <text:p text:style-name="P15">“It sounds like the ship stood up well in her first battle against these unknown thunder-weapons.” I ventured optimistically, rolling the iron ball under my paw, it was heavy. I had expected much worse news. </text:p>
      <text:p text:style-name="P15"/>
      <text:p text:style-name="P15">“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5"/>
      <text:p text:style-name="P15">“Noted, but we are not out here to flee our foes at first sight. We are a warship.” I turned towards Mirr, our crew-officer. </text:p>
      <text:p text:style-name="P15"/>
      <text:p text:style-name="P15">“How is the crew, what are our casualties?” </text:p>
      <text:p text:style-name="P15"/>
      <text:p text:style-name="P15">Mirr had a distant look on her face, the fur on her paws were faintly crimson. She blinked once and locked her eyes with mine. </text:p>
      <text:p text:style-name="P15"/>
      <text:p text:style-name="P15">“Confused, dazed, but focused on their tasks. We have 50 reported injured, most of them light. 23 have turned to the spirits or missing.”</text:p>
      <text:p text:style-name="P15"/>
      <text:p text:style-name="P15">I drummed my paws on the table. I knew this would happen, but it was never easy to hear. I did not let the silence stretch for too long. I turned to Nyxie.</text:p>
      <text:p text:style-name="P15"/>
      <text:p text:style-name="P15">“Maintain course westward. How long until we are in sight of the first isles?”</text:p>
      <text:p text:style-name="P15"/>
      <text:p text:style-name="P15">Nyxie my navigator had her arm in a sling, but she looked unconcerned with it. She seemed to be coping well with having been at the helm of that fight, but the frazzled look of her fur betrayed the stress she'd been going through.</text:p>
      <text:p text:style-name="P15"/>
      <text:p text:style-name="P15">“Aye captain. A week with good winds. We are on the westward current now so it will not take longer then two regardless of weather.”</text:p>
      <text:p text:style-name="P15"/>
      <text:p text:style-name="P15">“Very well. Back to your duties everyone.”</text:p>
      <text:p text:style-name="P15"/>
      <text:p text:style-name="P15"><text:line-break/>Arn sat silently, face a brooding mask and hard to read. He seemed to have little to add to the table. </text:p>
      <text:p text:style-name="P15"/>
      <text:p text:style-name="P15"/>
      <text:p text:style-name="P15">“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5"/>
      <text:p text:style-name="P15">Arn sat silently, face a brooding mask and hard to read. It was partly thanks to him that we made out escape, he managed to coordinate the sails and crew in the masts to give us maximum speed. But he seemed to have little to say or add to the table. </text:p>
      <text:p text:style-name="P15"/>
      <text:p text:style-name="P15"/>
      <text:p text:style-name="P15"/>
      <text:p text:style-name="P15">Desperate attack success debrief:</text:p>
      <text:p text:style-name="P15"/>
      <text:p text:style-name="P15">Its a dejected, ruffled and worn out selection of Awes sitting around the conference table of our briefing room. </text:p>
      <text:p text:style-name="P15">The battle had taken a lot out of everyone, around the ship before assembling everyone here the scene had been the same all around. Slumped and worn, Awes trying to recover their senses and will to move from hard battle we <text:soft-page-break/>just faced. </text:p>
      <text:p text:style-name="P15"/>
      <text:p text:style-name="P15">I feel the weight of fatigue myself and my coat is uncomfortably wet still. I wish for nothing more then to sleep under the sun and get dry. Still, as the commander of this crew, there is little time to relax. Especially now. </text:p>
      <text:p text:style-name="P15"/>
      <text:p text:style-name="P15">I thud the table loudly with a large iron ball recovered from the side of the ship. A projectile of the Thunderweapons fired at us. It startles most at attendance and their eyes seem to focus and turn toward me. </text:p>
      <text:p text:style-name="P15"/>
      <text:p text:style-name="P15">“We won.” I state calmly. “We faced a new threat but we perservered and won. Thats what matters right now.” I look at my officers, each in turn. “Now we must pick up the pieces and move on. Tick, how is the ship?”</text:p>
      <text:p text:style-name="P15"/>
      <text:p text:style-name="P15">Tick, my ship maintinance officer looked haggard, soaked and like he'd rather be elsewhere. The debriefing had to wait on him to arrive and be able to attend for a minute. He had a lot of work to do around the ship. He got straight to the point. </text:p>
      <text:p text:style-name="P15"/>
      <text:p text:style-name="P15">“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5"/>
      <text:p text:style-name="P15">“Im glad to hear this. “The Attentive” is tough and stood up well against tehse unknown thunder-weapons it seems. We'll be able to carry on to Thousand islands then I assume?”</text:p>
      <text:p text:style-name="P15"/>
      <text:p text:style-name="P15">Tick frowned and looked unhappy. </text:p>
      <text:p text:style-name="P15"/>
      <text:p text:style-name="P15">“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5"/>
      <text:p text:style-name="P15">“Noted” I replied, displeased by his outburst. He was out of line, but I understood his concern and let it slide. I turned toward Mirr. </text:p>
      <text:p text:style-name="P15"/>
      <text:p text:style-name="P15">“How are the crew, what are our casualties?”</text:p>
      <text:p text:style-name="P15"/>
      <text:p text:style-name="P15"><text:s/>Mirr had a distant look on her face, the fur on her paws were faintly crimson. She blinked once and locked her eyes with mine. </text:p>
      <text:p text:style-name="P15"/>
      <text:p text:style-name="P15">“Exhausted, demoralized and near breaking. There are more injured then uninjured and i've yet to assertain how many we lost but I estimate up to 40.”</text:p>
      <text:p text:style-name="P15"/>
      <text:p text:style-name="P15">I drummed my paw on the table, the news stung. The battle had been a disaster. But we were still alive. I turned to Nyxie. </text:p>
      <text:p text:style-name="P15"/>
      <text:p text:style-name="P15">“Maintain course westward. How long until we are in sight of the first isles?”</text:p>
      <text:p text:style-name="P15"/>
      <text:p text:style-name="P15"><text:soft-page-break/>Nyxie my navigator had her arm in a sling, but she looked unconcerned with it. She seemed to be coping well with having been at the helm of that fight, but the frazzled look of her fur betrayed the stress she'd been going through.</text:p>
      <text:p text:style-name="P15"/>
      <text:p text:style-name="P15">“Aye captain. A week with good winds. We are on the westward current now so it will not take longer then two regardless of weather.”</text:p>
      <text:p text:style-name="P15"/>
      <text:p text:style-name="P15">“Very well. Back to your duties everyone.”</text:p>
      <text:p text:style-name="P15"/>
      <text:p text:style-name="P15"/>
      <text:p text:style-name="P15">Arm stood in the doorway </text:p>
      <text:p text:style-name="P15"/>
      <text:p text:style-name="P15"/>
      <text:p text:style-name="P15"/>
      <text:p text:style-name="P15">I stood on the deck, watching the pointy eroding cliffs and shadows of reefs pass by in the distance when im approached by Nyxie, our navigator. </text:p>
      <text:p text:style-name="P15"/>
      <text:p text:style-name="P15">“Captain!” She saluted, paw over chest, always formal and close to protocol. It was a comforting trait. I nodded for her to speak.</text:p>
      <text:p text:style-name="P15"/>
      <text:p text:style-name="P15">“As you may well be aware we are severely behind schedule and at risk at missing our scheduled rendeuvouz.” She spoke calmly, no hint of criticism in her tone. Still I could not help but bristle slightly. </text:p>
      <text:p text:style-name="P15"/>
      <text:p text:style-name="P15">“Keenly.” I responded with unintended icyness. Nyxie would not be mentioning this unless she had some sort of plan. She was a straightforward Awe. </text:p>
      <text:p text:style-name="P15"/>
      <text:p text:style-name="P15">“Well, with the current status of the tides, there's a chance for a possible short-cut.” </text:p>
      <text:p text:style-name="P15"/>
      <text:p text:style-name="P15">She had my full interest now. Nyxie showed me the charts while she explained. </text:p>
      <text:p text:style-name="P15"/>
      <text:p text:style-name="P15">“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5"/>
      <text:p text:style-name="P15">I nodded in understanding. But I had my reservations. </text:p>
      <text:p text:style-name="P15"/>
      <text:p text:style-name="P15">“Its a risky proposition but not without merit. Why isnt the corridor used more often?” I pondered aloud. </text:p>
      <text:p text:style-name="P15"/>
      <text:p text:style-name="P15">“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5"/>
      <text:p text:style-name="P15"/>
      <text:p text:style-name="P15"/>
      <text:p text:style-name="P15"/>
      <text:p text:style-name="P15"><text:soft-page-break/>“Very well, we shall apptempt it. As its your plan, you better see us through this in one piece.“ I smiled. Nyxie saluted sharply and hurried off to take over the helm again. </text:p>
      <text:p text:style-name="P15"/>
      <text:p text:style-name="P15">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5"/>
      <text:p text:style-name="P15">One thing was certain, Admirality would be scouring these fangs more closely over the coming years. Our passage through this Banes Corridor, foreboding a name as it is, will assist in that venture. </text:p>
      <text:p text:style-name="P15"/>
      <text:p text:style-name="P15">Nyxie has proposed two plans of passage. Either we go fast, almost at full sail, to keep our drift due to currents minimal and more easilly managable. Or we take it slower and give ourselves more room for manouverability.</text:p>
      <text:p text:style-name="P15">Both pose risks in their own right, but Nyxie reccomends going slow, confident in that she can compensate for currents. </text:p>
      <text:p text:style-name="P15"/>
      <text:p text:style-name="P15"/>
      <text:p text:style-name="P15">I decided we should go fast. </text:p>
      <text:p text:style-name="P15"/>
      <text:p text:style-name="P15">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5"/>
      <text:p text:style-name="P15">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5"/>
      <text:p text:style-name="P15">“Flotsam! Flotsam!” Calls a lookout from above. Jerking my attention back to the waters ahead. </text:p>
      <text:p text:style-name="P15"/>
      <text:p text:style-name="P15">The waves had concealed it well, but it was a whole patch of accumulated debris floating on the water ahead. Nyxie glanced to me for instructions. With our speed, there was little time to ponder the matter. </text:p>
      <text:p text:style-name="P15"/>
      <text:p text:style-name="P15">Either we veer off course or ram straight through it. </text:p>
      <text:p text:style-name="P15"/>
      <text:p text:style-name="P15"/>
      <text:p text:style-name="P15">Go through Fast</text:p>
      <text:p text:style-name="P15"><text:s/></text:p>
      <text:p text:style-name="P15">“Go through it.” <text:s/>I state calmly with confidence I dont quite feel. This ship had a prominent armored ramming bow. It was not all decoration. Only mostly. </text:p>
      <text:p text:style-name="P15"/>
      <text:p text:style-name="P15">“Brace for impact!” Nyxie calls out a general alert so no one is caught offguard. </text:p>
      <text:p text:style-name="P15"/>
      <text:p text:style-name="P15">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5"/>
      <text:p text:style-name="P15">Luckilly the patch was not deep and no reefs underneath.</text:p>
      <text:p text:style-name="P15"/>
      <text:p text:style-name="P15">With the threat behind us there's a collective breath of relief around the ship as many bristled coats are smoothed. </text:p>
      <text:p text:style-name="P15"/>
      <text:p text:style-name="P15">Tick mutters nearby, glancing over the side to look for damage. He seems to find none but still lets me know what he thought of that stunt.</text:p>
      <text:p text:style-name="P15"/>
      <text:p text:style-name="P15">“Captain! I dont need to tell you that was reckless. But as your maintinance officer I strong recommend against ramming random sea-obstacles in the future!”</text:p>
      <text:p text:style-name="P15"/>
      <text:p text:style-name="P15">I nod to him firmly but am unable to keep a slight smirk off my face. Luckily Tick has moved on to make further inspections. I got the impression that little else mattered to him then the wellfare fo this ship.</text:p>
      <text:p text:style-name="P15"/>
      <text:p text:style-name="P15">The rest of the passage is without incident. </text:p>
      <text:p text:style-name="P15"/>
      <text:p text:style-name="P15"/>
      <text:p text:style-name="P15">Go around Fast</text:p>
      <text:p text:style-name="P15"/>
      <text:p text:style-name="P15">“Turn!” I order to Nyxie. Who knows how thick that soup of driftwood and debris is or what lurks underneath it. </text:p>
      <text:p text:style-name="P15"/>
      <text:p text:style-name="P15">Nyxie veers the ship to the side while shouting for sails to be lowered to we can cut speed. The floating debris is wide and with our speed we end up going off course from Banes Corridor and into less charted waters. </text:p>
      <text:p text:style-name="P15"/>
      <text:p text:style-name="P15">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5"/>
      <text:p text:style-name="P15">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5"/>
      <text:p text:style-name="P15">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5"/>
      <text:p text:style-name="P15">The rest of the passage is without incident. </text:p>
      <text:p text:style-name="P15"/>
      <text:p text:style-name="P15"/>
      <text:p text:style-name="P15">We choose to go slow.</text:p>
      <text:p text:style-name="P15"/>
      <text:p text:style-name="P15">With half-sails its a suprising crawl that we end up taking through Banes Corridor. Fighting the current which try to push us northward has us sailing in a diagonal course to go straight. </text:p>
      <text:p text:style-name="P15"/>
      <text:p text:style-name="P15"><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5"/>
      <text:p text:style-name="P15"><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5"/>
      <text:p text:style-name="P15">“Flotsam! Flotsam!” Calls a lookout from above. Jerking my attention back to the waters ahead. </text:p>
      <text:p text:style-name="P15"/>
      <text:p text:style-name="P15">The waves had concealed it well, but it was a whole patch of accumulated debris floating on the water ahead. Nyxie glanced to me for instructions. </text:p>
      <text:p text:style-name="P15"/>
      <text:p text:style-name="P15">“We can probably ease our way through. There shouldnt be any reefs underneath.”</text:p>
      <text:p text:style-name="P15"/>
      <text:p text:style-name="P15">Either we go around it or through it.</text:p>
      <text:p text:style-name="P15"/>
      <text:p text:style-name="P15"/>
      <text:p text:style-name="P15">Go through (Slow)</text:p>
      <text:p text:style-name="P15"/>
      <text:p text:style-name="P15">“Go through it” I nod, taking Nyxies reccomendation. </text:p>
      <text:p text:style-name="P15"/>
      <text:p text:style-name="P15">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5"/>
      <text:p text:style-name="P15">It soon becomes apperent that we are not moving through it. We are stuck in it and slowly floating off course with the current. </text:p>
      <text:p text:style-name="P15"/>
      <text:p text:style-name="P15">I order crew to ready long pikes and ropes and have them push the floating debris away from the ship. In one spot the mess is so thick that a few bold Awes could stand atop of it. </text:p>
      <text:p text:style-name="P15"/>
      <text:p text:style-name="P15">We make it through eventually and make it back on course. But not without having spent much of the day doing it, loosing us the advantage in time we were seeking with this passage.</text:p>
      <text:p text:style-name="P15"/>
      <text:p text:style-name="P15">Officer Nyxie is remorseful and trying to take the blame. But I do not reprimand her. </text:p>
      <text:p text:style-name="P15"/>
      <text:p text:style-name="P15">“I should have taken into account that the high-tide season would wash through “The Thick” and float up major debris this way.”</text:p>
      <text:p text:style-name="P15"/>
      <text:p text:style-name="P15">In the end we lost nor gained nothing but a little extra knowledge of the Sea of fangs.</text:p>
      <text:p text:style-name="P15"/>
      <text:p text:style-name="P15">Go around (Slow)</text:p>
      <text:p text:style-name="P15"/>
      <text:p text:style-name="P15"><text:soft-page-break/>“Go around it” I order, electing to be extra cautious. <text:s/></text:p>
      <text:p text:style-name="P15"/>
      <text:p text:style-name="P15">Its quite a long trail of it stretching north and south that we are trying to get around. It looks like a whole forest has washed out to sea. Among are pieces of old rotten flotsam from unknown wrecks too. </text:p>
      <text:p text:style-name="P15"/>
      <text:p text:style-name="P15">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5"/>
      <text:p text:style-name="P15">It takes a little while going <text:s/>around, but we make it back the to corridor without incident. I pat Nyxie on a shoulder and commend her for a job well-done.</text:p>
      <text:p text:style-name="P15"/>
      <text:p text:style-name="P15">The rest of the journey through is without incident. Our slow passage did not save us as much time as I had hoped. But it was not a complete loss. And we gained some valuable knowledge of the Sea fangs.</text:p>
      <text:p text:style-name="P15"/>
      <text:p text:style-name="P15"><text:s/>Moment with Arn</text:p>
      <text:p text:style-name="P15"/>
      <text:p text:style-name="P15">“Captain.” Arn started. <text:s/>“I know i've not been entierly fair to you thus far on this journey.”</text:p>
      <text:p text:style-name="P15"/>
      <text:p text:style-name="P15">I must have quirked a brow at him. He made a placating gesture and shrugged. “Hear me out.”</text:p>
      <text:p text:style-name="P15"/>
      <text:p text:style-name="P15">“You could have gotten rid of me by now and havent. I just want to let you know that I... appreciate that.“</text:p>
      <text:p text:style-name="P15"/>
      <text:p text:style-name="P15">“Why this sudden turn of heart?” I cross my arms. </text:p>
      <text:p text:style-name="P15"/>
      <text:p text:style-name="P15">“Oh, i've just been watching you closely a while now. You seem to got the right stuff for being a captain.”</text:p>
      <text:p text:style-name="P15"/>
      <text:p text:style-name="P15"/>
      <text:p text:style-name="P15"/>
      <text:p text:style-name="P15">Hazing?</text:p>
      <text:p text:style-name="P15"/>
      <text:p text:style-name="P15"/>
      <text:p text:style-name="P15">I visit the galley which already has smells of cooking going on. I watch from the entry way as the chef, a portly sandyfurred with blakc stripes Wulf walks from stove to stove, seeming at home in the kitchen. </text:p>
      <text:p text:style-name="P15"/>
      <text:p text:style-name="P15"/>
      <text:p text:style-name="P15"/>
      <text:p text:style-name="P15"/>
      <text:p text:style-name="P15"/>
      <text:p text:style-name="P15"/>
      <text:p text:style-name="P15"/>
      <text:p text:style-name="P15"/>
      <text:p text:style-name="P15"/>
      <text:p text:style-name="P15"/>
      <text:p text:style-name="P15"><text:soft-page-break/>My conduct in this encounter will no doubt come under review when I return home. I did not only fail to acquire the information but I might have soured our diplomatic links that ambassadors back home had worked so hard for. </text:p>
      <text:p text:style-name="P15"/>
      <text:p text:style-name="P15">However, Captain Viska gave me little choice in her conduct and I don't feel bad about putting her in her place. She's settled in now, her 'strength' is mine, as they say. </text:p>
      <text:p text:style-name="P15">Although Wulfs do like to play around with words, perhaps this firm action will strengthen Admiralty reputation as not to be messed with. </text:p>
      <text:p text:style-name="P15"/>
      <text:p text:style-name="P15"/>
      <text:p text:style-name="P15"/>
      <text:p text:style-name="P15">You've been on the hunt after the notorious pirate captain Nipfang for several months now. His recent raids on shipping over the last few years have been a blight upon the eastern trade-routes, but worst of all, his actions threaten to embolden others to follow his cause. </text:p>
      <text:p text:style-name="P15">Two decades ago the Awe Admiralty fought a fierce successful campaign to end piracy in this region. But with the opening of the western routes, fleet focus has been put elsewhere and pirates like Nipfang have risen once more. </text:p>
      <text:p text:style-name="P15"/>
      <text:p text:style-name="P15">But you are about to 'nip' this particular problem in the bud, you've discovered Nipfangs ship anchored and resupplying for water in the distant 'Raucous isles' and now bear down upon them. </text:p>
      <text:p text:style-name="P15">This is your chance for personal glory and future safety of the region.</text:p>
      <text:p text:style-name="P15"/>
      <text:p text:style-name="P15">“They are raising anchor and hoisting sails Captain!” Your loyal First-Officer shouts. </text:p>
      <text:p text:style-name="P15"/>
      <text:p text:style-name="P15">“Head straight for them and brace for impact, we shall stop them here!” I command loudly. Its all or nothing. </text:p>
      <text:p text:style-name="P15"/>
      <text:p text:style-name="P15"/>
      <text:p text:style-name="P15"/>
      <text:p text:style-name="P15"/>
      <text:p text:style-name="P15">&lt;p&gt;But they may need direction to be useful and right now they are aimlessly chasing elusive and nimble Wulfs around the deck. Though to their credit they are causing quite a disruption.&lt;/p&gt;</text:p>
      <text:p text:style-name="P15"/>
      <text:p text:style-name="P15">Wings</text:p>
      <text:p text:style-name="P15"/>
      <text:p text:style-name="P15">Im on the verge of defeat and my whole crew might join me in it. I can already see the gloating grin of confidence spread on Nipfangs face, it infuriates me! I grit my teeth and make my move. </text:p>
      <text:p text:style-name="P15"/>
      <text:p text:style-name="P15">Wulfs may have their tails, but Awe wings are not only for show either. </text:p>
      <text:p text:style-name="P15">As I try to rise again and feel the pull of his tail trying to trip me up I flap hard to compensate in balance and manage to maintain it, floating to my feet. Nipfang has time for perplexed bemusement on his face before I give it a 1-2-3 of a jab, smack and buffet of my right wing. I step inside the dazed angry swing of his sword and knee him hard and he crumples to the ground, sword dropped. </text:p>
      <text:p text:style-name="P15"/>
      <text:p text:style-name="P15">Victory is mine. </text:p>
      <text:p text:style-name="P15"/>
      <text:p text:style-name="P15"/>
      <text:p text:style-name="P15">Rage</text:p>
      <text:p text:style-name="P15"><text:soft-page-break/></text:p>
      <text:p text:style-name="P15">But Wulfs are twisty and agile and despite Nipfang being a bulkier sort of Wulf, he seems to retain all of their dexterity. He slithers in my grip and twists out of it, avoiding my punches. My fury turns to frustration as soon he's turned control of the fight around once more and has me in a vice like grip I cant get out of.</text:p>
      <text:p text:style-name="P15"/>
      <text:p text:style-name="P15"/>
      <text:p text:style-name="P15"/>
      <text:p text:style-name="P15"/>
      <text:p text:style-name="P15"><text:bookmark-start text:name="__DdeLink__3690_1880267871"/>Welcome to Aweworld. </text:p>
      <text:p text:style-name="P15">A Vore text-adventure game. </text:p>
      <text:p text:style-name="P15">Contains Soft Vore and entires of implied to mild digestion. <text:bookmark-end text:name="__DdeLink__3690_1880267871"/></text:p>
      <text:p text:style-name="P15"/>
      <text:p text:style-name="P15"><text:bookmark-start text:name="__DdeLink__3688_1880267871"/>This is you, you are Avolc. Up and coming captain in the Awe navy simply called “The Admiralty”.</text:p>
      <text:p text:style-name="P15">You will guide Avolcs choices and conscience and lead her through this somewhat linear story through various perils and conflicts. Whether she becomes a beloved or feared captain among her crew is up to you. </text:p>
      <text:p text:style-name="P15">Through the journey you will learn more about her as well as the world she lives in. </text:p>
      <text:p text:style-name="P15"/>
      <text:p text:style-name="P15">The game records things like morale, injuries, ship health and crew-losses, though the stats are mostly hidden, so listen closely to the grumblings of your crew and officers or you might find yourself in a mutiny, devoured and replaced or worse.</text:p>
      <text:p text:style-name="P15"/>
      <text:p text:style-name="P15">Colored yellow buttons represent “Risk” and may carry danger or great reward. Red buttons represent 'Grave peril' and will often have fateful outcomes. </text:p>
      <text:p text:style-name="P15">Sometimes, you may have little choice as to what to pick due to your chain of previous choices. </text:p>
      <text:p text:style-name="P15"/>
      <text:p text:style-name="P15">The game does not have a save feature yet, so resuming play if you leave the site might be tricky as stats tend to reset. Only choice at the moment is to re-click your way to where you were last.</text:p>
      <text:p text:style-name="P15"/>
      <text:p text:style-name="P15">This is a playful project I've been working on for my spare time for the past years, to help me learn HTML and javascript as well as improve my writing.</text:p>
      <text:p text:style-name="P15">Read, enjoy and leave me feedback. With enough of the later I might be inspired to write Chapter 2. <text:bookmark-end text:name="__DdeLink__3688_1880267871"/></text:p>
      <text:p text:style-name="P15"/>
      <text:p text:style-name="P15"/>
      <text:p text:style-name="P15">“Im to join this fleet?” I ask hopefully.</text:p>
      <text:p text:style-name="P15"/>
      <text:p text:style-name="P19"><text:span text:style-name="T7">“The fleet and her Admiral left months ago, shortly after the raid.” The Grand-Admiral answered inconclusively. “We had hoped for quick retribution and resolution. Alas, it has not been so.<text:line-break/>T</text:span><text:span text:style-name="T8">hey've sent scattered report by bird, that they've arrived intact and have begun their search. But its unreliable means of communication, some reports that arrive are older then the last ones! But from what we've gathered, they are having difficulty finding any trace of pirate havens, its not called Thousand-Isles for nothing. Fleet Admiral Kaunis has stubbornly decided to extend their stay and search beyond the closing tides.”</text:span></text:p>
      <text:p text:style-name="P18"/>
      <text:p text:style-name="P15">“So...” I quest ever eagerly.</text:p>
      <text:p text:style-name="P15"/>
      <text:p text:style-name="P15">“So! You are to sail out there with our fastest ship before the triple-moon tide closes all known passage west, <text:soft-page-break/>deliver resupply as well as a some intel we might have got our paws on that might aid in the search. Once the tides open, you are to return immediately with a full report. Simple!”</text:p>
      <text:p text:style-name="P15"/>
      <text:p text:style-name="P15">“I'm <text:s/>to be a courier?” My involuntary disdain must have shown. The Grand-Admiral fixed me with a reproachful gaze. </text:p>
      <text:p text:style-name="P15"/>
      <text:p text:style-name="P15">“The Admiralty needs the best captain it can get and right now, thats you! Besides, its no light courier vessel we sending you out there with, its one of the new class of Escort Frigates, so wipe that frown off your face!”</text:p>
      <text:p text:style-name="P15"/>
      <text:p text:style-name="P15"/>
      <text:p text:style-name="P15"/>
      <text:p text:style-name="P15">Ideas</text:p>
      <text:p text:style-name="P15"/>
      <text:p text:style-name="P15"/>
      <text:p text:style-name="P15"/>
      <text:p text:style-name="P15">Arn did not step up to promotion to captain when he could after the loss of the previous captain. </text:p>
      <text:p text:style-name="P15"/>
      <text:p text:style-name="P15">Admiral trusts him and says he's a solid officer that seems to have the crew in check.</text:p>
      <text:p text:style-name="P15"/>
      <text:p text:style-name="P15">Officers are weary of him and have to pick up a lot of his slack. </text:p>
      <text:p text:style-name="P15"/>
      <text:p text:style-name="P15">Arns faction of gamblers and layabouts are often opposed to hard work and the religious folks. </text:p>
      <text:p text:style-name="P15"/>
      <text:p text:style-name="P15">He does support Deepening which is a religious right. </text:p>
      <text:p text:style-name="P15"/>
      <text:p text:style-name="P15">Garsch wants to push for more active drills and training on whats considered crews 'spare time' that Arn has made available. </text:p>
      <text:p text:style-name="P15"/>
      <text:p text:style-name="P15">Mirr has to do a lot of the crew related work duties and minor disputes, getting little backing from Arn. </text:p>
      <text:p text:style-name="P15"/>
      <text:p text:style-name="P15"/>
      <text:p text:style-name="P15"/>
      <text:p text:style-name="P15">Hazing tour the ship. </text:p>
      <text:p text:style-name="P15"/>
      <text:p text:style-name="P15">Places to visit: </text:p>
      <text:p text:style-name="P15"/>
      <text:p text:style-name="P15">Living quarters</text:p>
      <text:p text:style-name="P15">Galley</text:p>
      <text:p text:style-name="P15">Raptorian pens</text:p>
      <text:p text:style-name="P15">Storage</text:p>
      <text:p text:style-name="P15"/>
      <text:p text:style-name="P15"/>
      <text:p text:style-name="P15"/>
      <text:p text:style-name="P15"/>
      <text:p text:style-name="P15"/>
      <text:p text:style-name="P15"><text:soft-page-break/></text:p>
      <text:p text:style-name="P15"/>
      <text:p text:style-name="P15">The ship has been a bustle of activity and tension for the first day as everyone are getting acclimated to their roles on the ship. But past the second day things seem to have finally relaxed around the place, training and experience is clearly visible and they've all adjusted quickly. </text:p>
      <text:p text:style-name="P15"/>
      <text:p text:style-name="P15">Tungs sudden demotion did not quite have as dramatic effect as I had first worried it would. In fact I've seen little trace of discontent or signs that his attitude were widespread among others. Or at the very least, none of my officers have reported anything amiss. </text:p>
      <text:p text:style-name="P15"/>
      <text:p text:style-name="P15">There is a tradition among new crew members to go through a little bit of hazing on a new ship. I've heard and seen mischief around the ship with new crew members forced to take on the oddest of jobs or wearing “non-standard” clothing. The Core crew on this ship hardly outnumber the new ones, but that does not seem to matter. </text:p>
      <text:p text:style-name="P15"/>
      <text:p text:style-name="P15">I've yet to tour all the corners of the ship and now would be good time to do this, the chaos of all the new faces aboard have also given me an idea though. If I wanted to, I could dress plainly and get a good look around disguised as a common sailor. Im still new enough that nearly none but my Officers should recognize me yet without Captains dress. </text:p>
      <text:p text:style-name="P15">Whichever I choose, I've worked off my meal enough to move freely again.</text:p>
      <text:p text:style-name="P15"/>
      <text:p text:style-name="P15"/>
      <text:p text:style-name="P15">I've decided to take a look around the interior ship I will be captaining in Captains dress. It might be a good idea to be seen around the ship and familiarize my way around the place. Many captains stay cooped up in the rear parts of their ships around their quarters and planning rooms. While that distance and limited fraternization is said to be helpful toward an authoritative air to the position, I think its good for a new crew to at least see their new captain among them. </text:p>
      <text:p text:style-name="P15"/>
      <text:p text:style-name="P15">I arrive on deck and consider where to go. </text:p>
      <text:p text:style-name="P15"/>
      <text:p text:style-name="P15"/>
      <text:p text:style-name="P15">Living quarters. </text:p>
      <text:p text:style-name="P15"/>
      <text:p text:style-name="P15">I take the central stairs down below deck toward the living quarters of most of the crew. </text:p>
      <text:p text:style-name="P15">Sailors here live in in small sections of work-groups, divided by thin walls. Its a bit like miniature dormitories, they sleep and work together for their shifts, curled together on wide mattresses or smaller bolt-holes for couples or those who desire privacy. </text:p>
      <text:p text:style-name="P15">Awes may trade what shifts they belong to with others and during the first days there might be a lot of that as sailors. Its up to First-mate Arn and Officer Mirr to keep track of them all. <text:s/></text:p>
      <text:p text:style-name="P15">Its a busy bustle of movement and activity down there, being slightly overcrowded as we are its bound to be. </text:p>
      <text:p text:style-name="P15">Most stop what they're doing and stand up straight to give me respectful nods as I pass. As informal as I intended my visit to be, I sense none are willing to take too much chances around a new captain. </text:p>
      <text:p text:style-name="P15"/>
      <text:p text:style-name="P15"/>
      <text:p text:style-name="P15">Galley and Mess hall. </text:p>
      <text:p text:style-name="P15"/>
      <text:p text:style-name="P15"><text:soft-page-break/>The galley is situated toward the front of the ship. My journey there takes me past the lower mess hall where crew gather for their meals or other off-duty activity, its not a spacious place and fits tables for a quarter of the crew at a time. As I arrive its dinner hour and the place is so busy and loud I'm only noticed by those in the immediate presence that I have to squeeze past. There's laughter and distraction at a sailors predicament tied to the roof that another is trying to feed broth to with a spoon. I leave them to their merriment and enter the Kitchens. </text:p>
      <text:p text:style-name="P15"/>
      <text:p text:style-name="P15">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5">He seems to pause briefly in his busy tending of so many boiling pots and kettles to give me a look over. </text:p>
      <text:p text:style-name="P15">“Can I help you.. er.. captain? Are you hungry?” While he talks his tail stirs another pot behind him with a firm grip around a ladle. </text:p>
      <text:p text:style-name="P15"/>
      <text:p text:style-name="P15">“No, thank you. Just having a look around.” I nod briefly. Even as captain it feels like I'm intruding in someone else's busy domain. </text:p>
      <text:p text:style-name="P15"/>
      <text:p text:style-name="P15">“Well, Zat is my name. If you ever need anything Captain then just send word.” It was as polite an dismissal as any, he was clearly busy. The chef no doubt does not work alone down here. I did my own share of kitchen duty prep-work as a young sailor. <text:s/></text:p>
      <text:p text:style-name="P15"/>
      <text:p text:style-name="P15">Raptorian Pens</text:p>
      <text:p text:style-name="P15"/>
      <text:p text:style-name="P15">Near the lowest levels of the ship, next to the storage rooms are the Raptorian pens and their attendants quarters.</text:p>
      <text:p text:style-name="P15">As placid as they're trained to be, Raptorians are large and need their own space to be kept content on their long journeys at sea. </text:p>
      <text:p text:style-name="P15">The scent of them is distinct down here and as I arrive a few squires, the Raptorian attendants, approach and welcome me. Im struck by how much more silent it is around here then at the rest of the ship.</text:p>
      <text:p text:style-name="P15"/>
      <text:p text:style-name="P15">“Welcome Captain! We were not expecting you.” The speaking squire adjusts her gray vest to look more proper. </text:p>
      <text:p text:style-name="P15"/>
      <text:p text:style-name="P15">“Worry not, just familiarizing myself around the ship. This is no inspection.” I reassure her. </text:p>
      <text:p text:style-name="P15"/>
      <text:p text:style-name="P15">“Well, let me welcome you to the pens. I am Squire Brit this here is Squire Midlotta. Shall we show you around?” They seemed relaxed and confident, I suppose working with Raptorians you had to be. </text:p>
      <text:p text:style-name="P15"/>
      <text:p text:style-name="P15">“Sure, i've commanded a ship with Raptorians before but not one with this many, nor with trained Raptorian warriors before.” I look around the pens casually. Each Raptorian have their own quiet nook, walled stalls along the walls with soft hay. I knew from experience that hierarchy was important among them, but to reduce possible conflict they all have similar sized pens and their own place of refuge. The two squires took me around. </text:p>
      <text:p text:style-name="P15"/>
      <text:p text:style-name="P15">“The pens are built to impact the rest of the ship as little as possible and vice versa. We have our own armory right here and the dried meat they primarily consume is in the closest storage room. There is also quick access here to the main stairwell up to the top of the deck.” We walked around the lower holds, a few Raptorians came in to eye me curiously but remained silent. Besides their pack-master Evok, I was their leader. They wanted to size me up. </text:p>
      <text:p text:style-name="P15"/>
      <text:p text:style-name="P15"><text:soft-page-break/>One of them ended up standing in my way, unmoving mid tour. Squire Brit, busily leading the way did not notice.</text:p>
      <text:p text:style-name="P15"/>
      <text:p text:style-name="P15"/>
      <text:p text:style-name="P15">Stare him down. </text:p>
      <text:p text:style-name="P15"/>
      <text:p text:style-name="P15">I stare up at the Raptorians eyes unflinchingly. They stared back in expressionless silence. </text:p>
      <text:p text:style-name="P15">The staring contest might have gone on longer when Squire Brit interjected with an apologetic tone and stammer. She pushed at the Raptorian, rebuking him. She could never have forcibly moved him, but he stepped to where she pushed obediently.</text:p>
      <text:p text:style-name="P15"/>
      <text:p text:style-name="P15">“Klo! Get out of the way, thats the Captain you numb-skull!”</text:p>
      <text:p text:style-name="P15"/>
      <text:p text:style-name="P15">“Apology, Captain.” The Raptorian rumbled deeply in a throaty voice, seeming to smirk a little and moved back to a knot of other Raptorians, joining in their conversations.</text:p>
      <text:p text:style-name="P15"/>
      <text:p text:style-name="P15">“Im sorry again captain, they've not been fed yet today and tend to become a little... uh.. slow-witted when hungry.” The other Squire, Midlotta, apologized. </text:p>
      <text:p text:style-name="P15"/>
      <text:p text:style-name="P15">Not wishing to impose further and having seen what I came to see, I thank them and move on.</text:p>
      <text:p text:style-name="P15"/>
      <text:p text:style-name="P15"/>
      <text:p text:style-name="P15">Push him out of the way.</text:p>
      <text:p text:style-name="P15"/>
      <text:p text:style-name="P15">I dont even pause my stride much. I put a firm paw to his chest and push as I move to keep up with the Squire. With his size and weight he could have been as immovable as the main mast if he wanted to, but curiously enough the Raptorian shifts out of the way wit the push, not challenging me. </text:p>
      <text:p text:style-name="P15"/>
      <text:p text:style-name="P15">I don't even spare him a glance as I politely follow Squire Brits explanation of a squires duties and their own separate living areas close to the pens.</text:p>
      <text:p text:style-name="P15"/>
      <text:p text:style-name="P15">“We are always close at hand to see to their needs and make sure they are in shape to whatever heavy duty needs you require of them Captain.” </text:p>
      <text:p text:style-name="P15"/>
      <text:p text:style-name="P15">Not wishing to impose further and having seen what I came to see, I thank them and move on.</text:p>
      <text:p text:style-name="P15"/>
      <text:p text:style-name="P15">Clear your throat. </text:p>
      <text:p text:style-name="P15"/>
      <text:p text:style-name="P15">I give the testy Raptorian an annoyed glance and clear my throat loudly in a “Ahem”. He does not budge. </text:p>
      <text:p text:style-name="P15">Squire Brit is quick on her feet however, she pushed at the Raptorian, rebuking him. She could never have forcibly moved him, but he stepped to where she pushed obediently.</text:p>
      <text:p text:style-name="P15"/>
      <text:p text:style-name="P15">“Klo! Get out of the way, thats the Captain you numb-skull!”</text:p>
      <text:p text:style-name="P15"/>
      <text:p text:style-name="P15">The Raptorian seemed to smirk a little and moved back to a knot of other Raptorians, joining in their quiet conversations.</text:p>
      <text:p text:style-name="P15"><text:soft-page-break/></text:p>
      <text:p text:style-name="P15">“Im sorry again captain, they've not been fed yet today and tend to become a little... uh.. slow-witted when hungry.” The other Squire, Midlotta, apologized. </text:p>
      <text:p text:style-name="P15"/>
      <text:p text:style-name="P15">Not wishing to impose further and having seen what I came to see, I thank them and move on.</text:p>
      <text:p text:style-name="P15"/>
      <text:p text:style-name="P15"/>
      <text:p text:style-name="P15"/>
      <text:p text:style-name="P15"/>
      <text:p text:style-name="P15"/>
      <text:p text:style-name="P15">The Storage</text:p>
      <text:p text:style-name="P15"/>
      <text:p text:style-name="P15">At the lowest levels of the ship, all along its bottom, are the storage areas. Though there is still technically one level below for heavy ballast this deep in the belly of the ship. </text:p>
      <text:p text:style-name="P15"/>
      <text:p text:style-name="P15">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hat does not mean we can overindulge as the idea is that a lot of this cargo are to help resupply our fleet. </text:p>
      <text:p text:style-name="P15"/>
      <text:p text:style-name="P15">As I enter one of the storage rooms from another through a smaller side-entrance I seem to have walked in on a minor gathering of Awes. They all look up startled and frozen at my sudden appearance, caught in the act of what seems to be a card game. </text:p>
      <text:p text:style-name="P15"/>
      <text:p text:style-name="P15">“Uh... Captain!” One of them salutes with the wrong arm, other one holding a paw-full of cards behind her back. She was one of the Low-officers judging by her insignia on her right shoulder. </text:p>
      <text:p text:style-name="P15"/>
      <text:p text:style-name="P15">“Wrong arm officer.” I chide her, unable to fully hide my bemusement. </text:p>
      <text:p text:style-name="P15"/>
      <text:p text:style-name="P15">“R-right.” They stammered and obeyed, now holding a deck of cards against their chest, flushing profusely. </text:p>
      <text:p text:style-name="P15"/>
      <text:p text:style-name="P15">“Carry on.” I smirk and decide to move on. Games of chance are not illegal, as long as its not on duty. But its not my intention to hound the crew at this moment. I imagine the collective sigh of relief that swept through the room after my departure was lesson enough.</text:p>
      <text:p text:style-name="P15"/>
      <text:p text:style-name="P15"/>
      <text:p text:style-name="P15"/>
      <text:p text:style-name="P15">I remove my Captains garments, sword, cape, hat and don a plain white sailors shirt I keep in my trunk. Its not really much of a disguise, anyone who knows me will immediately see that its me. But the point is that very few do know me yet. They might have seen me at a distance during the line up before we set sail, but with so many new faces, I shouldn't get more then a glance or two. </text:p>
      <text:p text:style-name="P15"/>
      <text:p text:style-name="P15"/>
      <text:p text:style-name="P15"/>
      <text:p text:style-name="P15">Galley Incognito</text:p>
      <text:p text:style-name="P15"><text:soft-page-break/></text:p>
      <text:p text:style-name="P15"/>
      <text:p text:style-name="P15">The galley is situated toward the front of the ship. My journey there takes me past the lower mess hall where crew gather for their meals or other off-duty activity, its not a spacious place and fits tables for a quarter of the crew at a time. I pass it by unnoticed to the kitchens.</text:p>
      <text:p text:style-name="P15"/>
      <text:p text:style-name="P15">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5">I spot some delicate tarts cooling down on a table. They must be for the officers desert later, the sweet smell of them is too tempting and find myself sampling one in advance. Its delicious.</text:p>
      <text:p text:style-name="P15">A yellow striped tail suddenly wraps firmly around my paw.</text:p>
      <text:p text:style-name="P15"/>
      <text:p text:style-name="P15">“Hey now thief! What have I kept telling you people! Those are for the Captain and the officers!” The chef stares me down angrily. I seem to have forgotten my 'disguise'. </text:p>
      <text:p text:style-name="P15"><text:s text:c="2"/></text:p>
      <text:p text:style-name="P15"/>
      <text:p text:style-name="P15">Apologize </text:p>
      <text:p text:style-name="P15"/>
      <text:p text:style-name="P15">I decide to maintain my disguise and humble myself to the Chef. He had a right to be angry from his point of view after all.</text:p>
      <text:p text:style-name="P15"/>
      <text:p text:style-name="P15">“I'm sorry Chef. I could not help myself, the scent of them drove me to forget myself.” I apologized as genuinely as I could. <text:s/></text:p>
      <text:p text:style-name="P15"/>
      <text:p text:style-name="P15">This seemed to placate the Wulf and his grip around my paw relaxed and let go.</text:p>
      <text:p text:style-name="P15"/>
      <text:p text:style-name="P15">“I can sympathize but don't enter my kitchen if you cant help yourself! And tell the others that next time Zat sees greedy paws in his kitchen he might not be able to help himself to some large appetizers of his own! Now scram!” The Wulf shooed me out and swung his ladle in my general direction. <text:s/></text:p>
      <text:p text:style-name="P15"/>
      <text:p text:style-name="P15">I left the kitchen in haste. </text:p>
      <text:p text:style-name="P15"/>
      <text:p text:style-name="P15">“I am the captain!”</text:p>
      <text:p text:style-name="P15"/>
      <text:p text:style-name="P15">Before this got out of hand, it was best to reveal to the poor Chef what was what. </text:p>
      <text:p text:style-name="P15"/>
      <text:p text:style-name="P15">“Sorry, but I am the Captain! Now let me go Chef.”</text:p>
      <text:p text:style-name="P15"/>
      <text:p text:style-name="P15">“Is that so!?” Zat snorted, clearly unconvinced. “In that case I am the Admiral! Admiral Zat!” The tail yanked me forward suddenly and surprisingly, the plump Wulf had quite some strength in him. He caught me in a tight bear-hug. </text:p>
      <text:p text:style-name="P15"/>
      <text:p text:style-name="P15">“I warned you people to keep your greedy paws out of my kitchen. Until I get an apology out of you, you'll be under arrest and serve as an example!“ The chef growled and with a sudden yawn shoved my head into his maw. </text:p>
      <text:p text:style-name="P15"><text:soft-page-break/></text:p>
      <text:p text:style-name="P15">The suddenness of it caught my by surprise and I cant but yelp and grunt as the Wulfs blue-colored mouth and tongue wetly slurped around my face and swallowed, dragging me down into darkness and tightness. </text:p>
      <text:p text:style-name="P15"/>
      <text:p text:style-name="P15">Wulfs are gluttonous consumers, I knew that from experience and the Chef, with his portly frame was no stranger to ferociously slurping down a huge meal. Struggle and kick as I might, I could do little stop my descent down the Wulf-chefs gullet and belly. </text:p>
      <text:p text:style-name="P15"/>
      <text:p text:style-name="P15">I cried out in the hot encompassing confines of the Wulfs gut, but I knew none would be able to hear it. I felt him slurp and swallow around my foot-paws before sending the rest of me down to curl up tightly. </text:p>
      <text:p text:style-name="P15">Had I survived 10 years in the East-Sea fighting off hungry Wulf pirates only to humiliatingly end up as a meal to my own ship's cook?</text:p>
      <text:p text:style-name="P15"/>
      <text:p text:style-name="P15">A loud belch rumbled around me and I felt movement. Perhaps the chef went back to cooking. </text:p>
      <text:p text:style-name="P15"/>
      <text:p text:style-name="P15"/>
      <text:p text:style-name="P15">Apologize profusely. </text:p>
      <text:p text:style-name="P15"/>
      <text:p text:style-name="P15">It struck me that no one would know where I ended up if Zat decided to... 'keep' me. <text:s/>I had told no one where I was going and been incognito. I swallow my pride and cry out in an attempt to apologize and appease my devourer. </text:p>
      <text:p text:style-name="P15"/>
      <text:p text:style-name="P15">“Im sorry Chef, Y-you've taught me valuable lesson! Let me.. let me learn from it!” </text:p>
      <text:p text:style-name="P15"/>
      <text:p text:style-name="P15">Only silence met me and I found myself uncomfortably struggling for an upright position, unsuccessfully.</text:p>
      <text:p text:style-name="P15"/>
      <text:p text:style-name="P15">“You are in the right here! I should not have stolen from you. Forgive me Zat!” Shame burns me to plead to a Wulf like this. But under the circumstances it the better option to other kinds of burning. </text:p>
      <text:p text:style-name="P15"/>
      <text:p text:style-name="P15">“Very well.” A voice called out from around and above. “You seem remorseful enough. But if I see you in my kitchen again, no matter what, I'll assume you're down here to join my figure! Is that clear!?”</text:p>
      <text:p text:style-name="P15"/>
      <text:p text:style-name="P15">“Very Clear...” I reply, realizing I probably could never risk enter the kitchen again, even in Captains dress.</text:p>
      <text:p text:style-name="P15"/>
      <text:p text:style-name="P15">Moments later, wet and slimy, im heaved back up into an empty washing basin for dishes. Zat stares at me a while and then huffs and returns to his cooking that he's now fallen behind on. </text:p>
      <text:p text:style-name="P15"/>
      <text:p text:style-name="P15">Shamefaced I dry myself briefly before departing in a hurry.</text:p>
      <text:p text:style-name="P15"/>
      <text:p text:style-name="P15"/>
      <text:p text:style-name="P15"/>
      <text:p text:style-name="P15">Insist you're the Captain. </text:p>
      <text:p text:style-name="P15"/>
      <text:p text:style-name="P15">“Zat! This is a grave mistake! I am really the captain! Let me out right this moment!” I demand from within the Wulfs gut, pushing and shoving unsuccessfully to try to get myself upright.</text:p>
      <text:p text:style-name="P15"/>
      <text:p text:style-name="P15"><text:soft-page-break/>Im met only with silence from around me. It struck me that no one would know where I ended up if Zat decided to... 'keep' me. <text:s/>I had told no one where I was going and been incognito.</text:p>
      <text:p text:style-name="P15"/>
      <text:p text:style-name="P15">“Just release me right away and we'll forget about this matter. I.. understand you confused me with a common sailor! But any more of this is most unbecoming!” I put on with a firmer tone. Trying to put as much authority I could into my tone. </text:p>
      <text:p text:style-name="P15"/>
      <text:p text:style-name="P15">I sense movement from Zat as he moves around the kitchen, resuming his work. He was not listening, or caring.</text:p>
      <text:p text:style-name="P15"/>
      <text:p text:style-name="P15">“Are you hearing me!” I demanded. </text:p>
      <text:p text:style-name="P15"/>
      <text:p text:style-name="P15">“Shush in there meal!” Zat scolded and I felt a thud of his paw. “I dont know whats worse, having someone so unremorseful of their thieving ways or so blatantly lying about impersonating our good captain!”</text:p>
      <text:p text:style-name="P15"/>
      <text:p text:style-name="P15">“Im not lying!” I growled and kicked.</text:p>
      <text:p text:style-name="P15"/>
      <text:p text:style-name="P15">“That might be even worse then! Say you really were the captain. Here I've gone and accidentally eaten the captain herself, no good would come out of that!” Zat explained. </text:p>
      <text:p text:style-name="P15"/>
      <text:p text:style-name="P15">“Thats right!” </text:p>
      <text:p text:style-name="P15"/>
      <text:p text:style-name="P15">“Unless no one found out!” Zat chuckled and belched once more. </text:p>
      <text:p text:style-name="P15"/>
      <text:p text:style-name="P15">I blink and feel suddenly very weary. There was an edge of finality to that tone and <text:s/>a paw patted me firmly from outside, as if to comfort me about the fate I was now to suffer. The Wulf cook was going to add me to his portly frame and none would be the wiser. I gave a hard shove, but already space was tightening and muscles slowly churning. </text:p>
      <text:p text:style-name="P15"/>
      <text:p text:style-name="P15">Dinner was served on schedule for the Officers hours later. They were all offered delicious tarts. It looked like the Cook had recently binged on quite a few of his own. He moved sluggishly rubbed at his profound gut contently. </text:p>
      <text:p text:style-name="P15">No one did find out where the captain disappeared to. It was one of those mysteries of the sea and a well debated tale aboard 'The Attentive'.</text:p>
      <text:p text:style-name="P15"/>
      <text:p text:style-name="P15"/>
      <text:p text:style-name="P15">Incognito Storage</text:p>
      <text:p text:style-name="P15"/>
      <text:p text:style-name="P17"><text:span text:style-name="T12"><text:s/></text:span><text:span text:style-name="T11">At the lowest levels of the ship, all along its bottom, are the storage areas. Though there is still technically one level below for heavy ballast this deep in the belly of the ship.</text:span></text:p>
      <text:p text:style-name="P11">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ext:soft-page-break/>That does not mean we can overindulge as the idea is that a lot of this cargo are to help resupply our fleet.</text:p>
      <text:p text:style-name="P15">I hear several voices from one of the storage rooms and slip inside, curious to see whats going on. </text:p>
      <text:p text:style-name="P15">An Awe at the door watches me enter and give a shrug. </text:p>
      <text:p text:style-name="P15"/>
      <text:p text:style-name="P15">Inside is what looks like a small gambling setup. Several crates serve as makeshift tables for circles of Awes playing cards. Games of chance are not exactly illegal on the ship, but gambling for money and “favors” was always frowned upon by the Admiralty code. </text:p>
      <text:p text:style-name="P15"/>
      <text:p text:style-name="P15">“New here? Wish to join a table?” A young looking ginger Awe looks up at me. </text:p>
      <text:p text:style-name="P15"/>
      <text:p text:style-name="P15">I smile and politely shake my head, deciding its best not to speak out loud and call attention upon myself. Someone might still put my voice and face together. </text:p>
      <text:p text:style-name="P15"/>
      <text:p text:style-name="P15">The Awe shrugs and moves on. I linger a while and listen to conversation around the tables. The place is not crowded, but I'm not the only curious onlooker. One line of conversation did strike my interest. </text:p>
      <text:p text:style-name="P15"/>
      <text:p text:style-name="P15">“So who's the head bet-taker of ring now that Tung bit the fluff?” A sailor asked at one of the tables. </text:p>
      <text:p text:style-name="P15"/>
      <text:p text:style-name="P15">“Arn I guess, until he delegates. But he was always kinda in-charge of it.” A low-officer with single emblem on his shoulder grunted, her nose in her cards. </text:p>
      <text:p text:style-name="P15"/>
      <text:p text:style-name="P15">“New Cap seems like a tough tangle. She might keep him busy.” </text:p>
      <text:p text:style-name="P15"/>
      <text:p text:style-name="P15">“Yeah, Arn, hard at work.” The Awe laughed and they all joined in jovially. </text:p>
      <text:p text:style-name="P15"/>
      <text:p text:style-name="P15">I moved on from the room as conversation shifted to lewder subjects. </text:p>
      <text:p text:style-name="P15"/>
      <text:p text:style-name="P15"/>
      <text:p text:style-name="P15"/>
      <text:p text:style-name="P15"/>
      <text:p text:style-name="P15"/>
      <text:p text:style-name="P15">“You hear what Tung said to the new Cap?” A sailor asked at a table while dealing cards.</text:p>
      <text:p text:style-name="P15"/>
      <text:p text:style-name="P15">“Did, seemed foolish to me.” A low-officer with single emblem on his shoulder grunted, her nose in her cards. </text:p>
      <text:p text:style-name="P15"/>
      <text:p text:style-name="P15">“Maybe Arn put him up to it.” </text:p>
      <text:p text:style-name="P15"/>
      <text:p text:style-name="P15">“Seems even more foolish to me. If he wanted to be captain he could've.” </text:p>
      <text:p text:style-name="P15"/>
      <text:p text:style-name="P15">Unfortunately the conversation died out as the card game intensified. </text:p>
      <text:p text:style-name="P15"/>
      <text:p text:style-name="P15"/>
      <text:p text:style-name="P15"/>
      <text:p text:style-name="P15"><text:soft-page-break/></text:p>
      <text:p text:style-name="P15"/>
      <text:p text:style-name="P15">Incognito Raptorian pens.</text:p>
      <text:p text:style-name="P15"/>
      <text:p text:style-name="P15"/>
      <text:p text:style-name="P15"><text:span text:style-name="T11">Near the lowest levels of the ship, next to the storage rooms are the Raptorian pens and their attendants quarters.</text:span><text:line-break/><text:span text:style-name="T11">As placid as they're trained to be, Raptorians are large and need their own space to be kept content on their long journeys at sea. </text:span><text:line-break/><text:span text:style-name="T11">The scent of them is distinct down here and as I arrive a few squires, the Raptorian attendants with their grey vests, turn their heads at me.</text:span></text:p>
      <text:p text:style-name="P28"/>
      <text:p text:style-name="P28">“Dont wonder around down here too much friend.”</text:p>
      <text:p text:style-name="P28"/>
      <text:p text:style-name="P28">“Why not?” I ask, genuinely curious. </text:p>
      <text:p text:style-name="P28"/>
      <text:p text:style-name="P28">“You're new arent you? Raptorians don't recognize you. They get testy.”</text:p>
      <text:p text:style-name="P28"/>
      <text:p text:style-name="P28">I nod in acknowledgment and they move on to their other duties. Raptorians have quite a lot of space dedicated to them down here. There's more to see up ahead. They didn't outright forbid me entry. </text:p>
      <text:p text:style-name="P28"/>
      <text:p text:style-name="P28"/>
      <text:p text:style-name="P28">Explore the pens. </text:p>
      <text:p text:style-name="P28"/>
      <text:p text:style-name="P20"><text:span text:style-name="T10">I slip on deeper into the Raptorian section of the ship and look around the pens casually. </text:span><text:span text:style-name="T9">Each Raptorian have their own quiet nook, walled stalls along the walls with soft hay. I knew from experience that hierarchy was important among them, but to reduce possible conflict they all have similar sized pens and their own place of refuge. </text:span></text:p>
      <text:p text:style-name="P28"/>
      <text:p text:style-name="P28">They had their own armory and food storage room attached. There main stairwell also ended on this level not far from here so they could make quick ascent to the main deck. </text:p>
      <text:p text:style-name="P28"/>
      <text:p text:style-name="P28">As I moved around the Raptorians around the area eyed me with mostly disinterest until one blocked my path as I was inspecting on of the pens. </text:p>
      <text:p text:style-name="P28">He loomed over me and stared in silence. </text:p>
      <text:p text:style-name="P28"/>
      <text:p text:style-name="P28"/>
      <text:p text:style-name="P28">Push him out of the way</text:p>
      <text:p text:style-name="P28"/>
      <text:p text:style-name="P20"><text:span text:style-name="T10">I put a firm paw to his chest and push. With his size and weight he could have been </text:span><text:soft-page-break/><text:span text:style-name="T10">as immovable as the main mast if he wanted to and he clearly did not want to budge. </text:span></text:p>
      <text:p text:style-name="P28"/>
      <text:p text:style-name="P28">Ask him what he wants</text:p>
      <text:p text:style-name="P28"/>
      <text:p text:style-name="P28">“What do you want big fellow?” I inquire the big Raptorian casually.</text:p>
      <text:p text:style-name="P28"/>
      <text:p text:style-name="P28">He seems to stare at my a little while longer before replying ominously.</text:p>
      <text:p text:style-name="P28"/>
      <text:p text:style-name="P28">“I wish to eat.” <text:s/></text:p>
      <text:p text:style-name="P28"/>
      <text:p text:style-name="P28"/>
      <text:p text:style-name="P28">Stare him down</text:p>
      <text:p text:style-name="P28"/>
      <text:p text:style-name="P28">I stare up at the Raptorians eyes unflinchingly. They stared back in expressionless silence. At the most he cocked his head slightly, as if curious or bemused... or angry. It was hard to tell.</text:p>
      <text:p text:style-name="P28"/>
      <text:p text:style-name="P28"/>
      <text:p text:style-name="P28">Keep staring. </text:p>
      <text:p text:style-name="P28"/>
      <text:p text:style-name="P28">I keep staring down the big Raptorian in several long seconds until the finaly the Raptorian lets out a breath through his nostrils and looks away. I take it as my que and squeeze past him to walk out of there. </text:p>
      <text:p text:style-name="P28">No more Raptorians challenge my passing, but there is little else to see around here. </text:p>
      <text:p text:style-name="P28"/>
      <text:p text:style-name="P28">Tell him to go away</text:p>
      <text:p text:style-name="P28"/>
      <text:p text:style-name="P28">I start to loose patience with this upstart Raptorian. Testy indeed. </text:p>
      <text:p text:style-name="P28"/>
      <text:p text:style-name="P28">“Then go eat something and let me pass.” I grunt irritably. </text:p>
      <text:p text:style-name="P28"/>
      <text:p text:style-name="P28">The raptorian seems to raise his brow and then nod. </text:p>
      <text:p text:style-name="P28"/>
      <text:p text:style-name="P28">“Okay.” </text:p>
      <text:p text:style-name="P28"/>
      <text:p text:style-name="P28">Then he casually closed his mouth around my head and shoulders, choosing me as his meal through his odd Raptorian logic. </text:p>
      <text:p text:style-name="P28"/>
      <text:p text:style-name="P28">I let out a muffled shout of protest. But its quickly quelled as the large Raptorian tosses his head back in heavy gulp and plunge me halfway down his jaws with ease. </text:p>
      <text:p text:style-name="P28"><text:soft-page-break/></text:p>
      <text:p text:style-name="P28">Im hopelessly out-matched in strength and any hope I might have had that he was merely trying to scare me disappear down his throat along with my body as he tilts his head back and swallows me whole with a few easy head-tossing gulps. </text:p>
      <text:p text:style-name="P28"/>
      <text:p text:style-name="P28">I twist down his thick neck and find myself crammed into the dark pit of his stomach deep down his body. The chamber hold me firmly, I cant feel myself make any impact or bulge as I struggle and shout in angry protest. I bet I hardly make a very sizable lump on the Raptorians rounded midsection , especially as he enters his pen and lays down on top of me, squashing me even further. </text:p>
      <text:p text:style-name="P28"/>
      <text:p text:style-name="P28">The Raptorian knew when the Squires or Alpha were not looking. The others near his pen would not tattle on him, only be envious of the opportunity he had managed to seize.</text:p>
      <text:p text:style-name="P28"/>
      <text:p text:style-name="P28">The low digestive grumbles from his gut did not over-voice the loud snores of the sleeping Raptorian when the Squires came to check up on them. None in the Raptorian pens would testify to have seen the disappeared Captain come this way. </text:p>
      <text:p text:style-name="P28"/>
      <text:p text:style-name="P28"/>
      <text:p text:style-name="P28"/>
      <text:p text:style-name="P28">Living quarters incognito.</text:p>
      <text:p text:style-name="P28"/>
      <text:p text:style-name="P28">I take the central stairs down below deck toward the living quarters of most of the crew.<text:line-break/>Sailors here live in in small sections of work-groups, divided by thin walls. Its a bit like miniature dormitories, they sleep and work together for their shifts, curled together on wide mattresses or smaller bolt-holes for couples or those who desire privacy.<text:line-break/>Awes may trade what shifts they belong to with others and during the first days there might be a lot of that as sailors. Its up to First-mate Arn and Officer Mirr to keep track of them all.<text:line-break/>Its a busy bustle of movement and activity down there, being slightly overcrowded as we are its bound to be. Awes were busy getting to know eachother with all the influx of new crew, there was a generally jovial almost festive atmosphere about. </text:p>
      <text:p text:style-name="P28">I'm just one among them as I move through the groups of Awes, few take notice of me until suddenly one very woolly-furred Awe pins me to a wall with a gentle push.</text:p>
      <text:p text:style-name="P28"/>
      <text:p text:style-name="P28">“You're one of the new ones around here aren't you?” There's a overly mischievous smile on her face. </text:p>
      <text:p text:style-name="P28"/>
      <text:p text:style-name="P28"/>
      <text:p text:style-name="P28">Answer No.</text:p>
      <text:p text:style-name="P28"><text:soft-page-break/></text:p>
      <text:p text:style-name="P28">“Liar, liar fur on fire!” She laughs mirthfully. Something tells me she's had one too many rations of “drink”. “Look I getcha, you're trying to avoid all the hazings, probably endured one too many pranks already! But we all went through it, so you're not getting away!” </text:p>
      <text:p text:style-name="P28"/>
      <text:p text:style-name="P28">Before I can reply, the sailor is calling for others attention. </text:p>
      <text:p text:style-name="P28"/>
      <text:p text:style-name="P28">“We've got one thats trying to get away here! I think she needs some soup!” </text:p>
      <text:p text:style-name="P28"/>
      <text:p text:style-name="P28">Before I can raise objection or protest, I'm suddenly hoisted up off my feet by several paws and carried on shoulders.</text:p>
      <text:p text:style-name="P28"/>
      <text:p text:style-name="P28">“Soup soup soup!” chanted the crowd and carried me into the mess-hall. </text:p>
      <text:p text:style-name="P28">Ropes were produced from somewhere and with startling efficiency I soon found myself tied with my back to one of the ceiling beams, dangling above the dinner table.</text:p>
      <text:p text:style-name="P28"/>
      <text:p text:style-name="P28">I was then spoon-fed cold soup by another blind-folded Awe and the subject to much laughter and misplaced spoonfuls of soup before I was left dangle up there and watch others come and go to eat as their shifts changed. </text:p>
      <text:p text:style-name="P28"/>
      <text:p text:style-name="P28">I suppose I had been kind of asking for this as I ventured out in plain sailors uniform. I did not have to dangle above the dinner table for long. </text:p>
      <text:p text:style-name="P28">Officer Tick happened by for lunch and sat below me, but did a double take upon seeing me up there. </text:p>
      <text:p text:style-name="P28">After staring dumbfounded a while he subtly had me taken down without breaking my cover.</text:p>
      <text:p text:style-name="P28"/>
      <text:p text:style-name="P28"/>
      <text:p text:style-name="P28">Answer Yes. </text:p>
      <text:p text:style-name="P28"/>
      <text:p text:style-name="P28">“Ah! Not even trying to hide are you! You're as brave as you are cute, I respect that.” She grinned widely. “But you are not getting away! Unless...!”</text:p>
      <text:p text:style-name="P28"/>
      <text:p text:style-name="P28">“Unless what?” </text:p>
      <text:p text:style-name="P28"/>
      <text:p text:style-name="P28">“Unless you let me protect you cutie! Get in my pouch, i'll keep you safe, alright?”</text:p>
      <text:p text:style-name="P28"/>
      <text:p text:style-name="P28"/>
      <text:p text:style-name="P28"/>
      <text:p text:style-name="P28"/>
      <text:p text:style-name="P28"/>
      <text:p text:style-name="P28"><text:soft-page-break/></text:p>
      <text:p text:style-name="P28"/>
      <text:p text:style-name="P28">Agree</text:p>
      <text:p text:style-name="P28"/>
      <text:p text:style-name="P28">I had seen some of the hazing rituals around the ship. They were all rather inappropriate for the Captain of the ship to go through would it be known it was me. </text:p>
      <text:p text:style-name="P28"/>
      <text:p text:style-name="P28">I suppose I should have expected I'd be cornered this way one way or another in my “disguise”.</text:p>
      <text:p text:style-name="P28"/>
      <text:p text:style-name="P28">The pouch of a fellow Awe, although a rather personal act, was a small price to pay if I could get out of some public humiliation. </text:p>
      <text:p text:style-name="P28"/>
      <text:p text:style-name="P28">“For how long?” I found myself asking. The Woolly Awe giggled and with her arm around my shoulder pulled me away to what I assume was her share of the living space. </text:p>
      <text:p text:style-name="P28"/>
      <text:p text:style-name="P28">“Until our next shift, yeah? It should have blown over by then.” She chuckled smugly.</text:p>
      <text:p text:style-name="P28"/>
      <text:p text:style-name="P28">With a paw holding the lip of her pouch open invitingly I could but shrug and dive on in. </text:p>
      <text:p text:style-name="P28">It took some manhandling and effort, not all pouches are created equal and adults are not quite as accommodating as a Pouch-Matrons spacious confines. </text:p>
      <text:p text:style-name="P28">But the Woolly Awe, who's name I never seemed to catch, purred and managed with only my anonymous feet and tail left dangling out.</text:p>
      <text:p text:style-name="P28">I was glad my overly warm pocket of refuge hid my blush and slight indignation. </text:p>
      <text:p text:style-name="P28"/>
      <text:p text:style-name="P28">I seemed to have dozed off briefly when I'm awoken by the voice of Arn talking from a very close by. I feel a brief surge of embarrassment but realize quickly he's not talking to me or even know I'm there. </text:p>
      <text:p text:style-name="P28"/>
      <text:p text:style-name="P28">“Alright, work crew 4 is standing in for crew 6 tonight. Standard extra rations and time compensation apply.” </text:p>
      <text:p text:style-name="P28"/>
      <text:p text:style-name="P28">“Do crew 6 ever get work?” Complained a voice. </text:p>
      <text:p text:style-name="P28"/>
      <text:p text:style-name="P28">“None of that lip Sailor. You have your orders.” His voice faded. After a while I felt a firm pat upon my back.</text:p>
      <text:p text:style-name="P28"/>
      <text:p text:style-name="P28">“Well friend, this is where we part ways. Cant climb the sails with you about.”</text:p>
      <text:p text:style-name="P28"/>
      <text:p text:style-name="P28"/>
      <text:p text:style-name="P28"><text:soft-page-break/></text:p>
      <text:p text:style-name="P28">Decline</text:p>
      <text:p text:style-name="P28"/>
      <text:p text:style-name="P28">“No? Aw, you disappoint me.”</text:p>
      <text:p text:style-name="P28"/>
      <text:p text:style-name="P28">Before I can reply, the sailor is calling for others attention. </text:p>
      <text:p text:style-name="P28"/>
      <text:p text:style-name="P28">“We've got one thats trying to get away here! I think she needs some soup!” </text:p>
      <text:p text:style-name="P28"/>
      <text:p text:style-name="P28">Before I can raise objection or protest, im suddenly hoisted up off my feet by several paws and carried on shoulders.</text:p>
      <text:p text:style-name="P28"/>
      <text:p text:style-name="P28">“Soup soup soup!” chanted the crowd and carried me into the mess-hall. </text:p>
      <text:p text:style-name="P28">Ropes were produced from somewhere and with startling efficiency I soon found myself tied with my back to one of the ceiling beams, dangling above the dinner table.</text:p>
      <text:p text:style-name="P28"/>
      <text:p text:style-name="P28">I was then spoon-fed cold soup by another blind-folded Awe and the subject to much laughter and misplaced spoonfuls of soup before I was left dangle up there and watch others come and go to eat as their shifts changed. </text:p>
      <text:p text:style-name="P28"/>
      <text:p text:style-name="P28">I suppose I had been kind of asking for this as I ventured out in plain sailors uniform. I did not have to dangle above the dinner table for long. </text:p>
      <text:p text:style-name="P28">Officer Tick happened by for lunch and sat below me, but did a double take upon seeing me up there. </text:p>
      <text:p text:style-name="P28">After staring dumbfounded a while he subtly had me taken down without breaking my cover.</text:p>
      <text:p text:style-name="P28"/>
      <text:p text:style-name="P28"/>
      <text:p text:style-name="P28">Reveal you're the captain.</text:p>
      <text:p text:style-name="P28"/>
      <text:p text:style-name="P28">“Would you believe me if I said I was the captain?” I saw little choice but to reveal myself to get out of this situation and potential public embarrassment. </text:p>
      <text:p text:style-name="P28"/>
      <text:p text:style-name="P28">“Hah, good one. I've seen the captain, she's a cute one too, you may... you may be alike.. but...” She turned her head to look at me from left and right. I only nodded at her as realization seemed to hit home. Luckily she had enough wits about her to see the obvious once it was pointed out to her. </text:p>
      <text:p text:style-name="P28"/>
      <text:p text:style-name="P28">“Matrons breath, you ARE the captain!” The sailor stepped back quickly, no longer pinning me to the wall. </text:p>
      <text:p text:style-name="P28"/>
      <text:p text:style-name="P28">“No harm done. Relax.” I reassured her. But whatever casual coy playfulness that <text:soft-page-break/>had been in the air dissipated quickly. </text:p>
      <text:p text:style-name="P28"/>
      <text:p text:style-name="P28">The word seemed to spread quickly through the quarters. No one bothered me or pretended to see me any longer. </text:p>
      <text:p text:style-name="P28"/>
      <text:p text:style-name="P28"/>
      <text:p text:style-name="P28"/>
      <text:p text:style-name="P28"/>
      <text:p text:style-name="P28">Mirrs page</text:p>
      <text:p text:style-name="P28"/>
      <text:p text:style-name="P28"/>
      <text:p text:style-name="P29">Overcast with strong winds keep us on a steady course as we make it across Bay of Spines. At this rate we will be at Sea of fangs in merely a weeks time. But i know better then to expect the west-sea to be kind.</text:p>
      <text:p text:style-name="P11">While it bothers me I was not allowed to pick my own senior crew, i understand the rush of our deployment permitted very little flexibility in this matter. Were I a more conservative Awe I might had been troubled by the amount of male officers we were left with for one. Or perhaps the idea that I were left with the dregs the rest of the war fleet left behind.</text:p>
      <text:p text:style-name="P11">It might come as a little surprise then that I have started to grow concerns about my given First-Officer, Arn.</text:p>
      <text:p text:style-name="P28">His daily reports are scant at best and most of the time he's harder to find then a mane-flea. </text:p>
      <text:p text:style-name="P28">I find myself increasingly relying on the fresh cadets to carry out certain orders or stay in the know.</text:p>
      <text:p text:style-name="P28"/>
      <text:p text:style-name="P28">A First-officer duties are to act as a buffer between crew and captain, his loyalty should always unquestionably lay with the captain first, then the crew. But I am starting to suspect the case here is otherwise. </text:p>
      <text:p text:style-name="P28"/>
      <text:p text:style-name="P28">In one of my daily quests to find the First-Officer I happened upon Crew-Officer Mirr, enjoying her tobacco near the rear of the ship, out of the way of the day to day activity of the ship. There was a forlorn and distantly weary look to her, she did not even notice my approach. </text:p>
      <text:p text:style-name="P28"/>
      <text:p text:style-name="P28"/>
      <text:p text:style-name="P28"/>
      <text:p text:style-name="P28"/>
      <text:p text:style-name="P28"/>
      <text:p text:style-name="P28"/>
      <text:p text:style-name="P28"/>
      <text:p text:style-name="P28"/>
      <text:p text:style-name="P28"><text:soft-page-break/>Factions, Arn, Shift trading.</text:p>
      <text:p text:style-name="P28">Talk to Mirr</text:p>
      <text:p text:style-name="P28"/>
      <text:p text:style-name="P28">“Hello Captain, its nice to see you.” She saluted briefly and smiled. “What can I do for you?” </text:p>
      <text:p text:style-name="P28"/>
      <text:p text:style-name="P28">Is something bothering her?</text:p>
      <text:p text:style-name="P28"/>
      <text:p text:style-name="P28">“Oh, just a busy past few days is all. So much new crew, everyone has to be assigned to duties and managed. Work-crews wishing to trade tasks or shifts and disagreements among crew factions to mediate.” She chuckled. “I barely have time to maintain my tobacco addiction, perish the thought.”</text:p>
      <text:p text:style-name="P28"/>
      <text:p text:style-name="P28">Factions</text:p>
      <text:p text:style-name="P28"/>
      <text:p text:style-name="P28">“Oh, perhaps factions were not the right word. But you know, the gambler types and “The Order” followers mainly. Limited space, difference in opinions in ideology is bound to get some furs bristling at one another on how free spaces are best to be used.”</text:p>
      <text:p text:style-name="P28"/>
      <text:p text:style-name="P28">“Is this going to be a problem?” I ask warily. </text:p>
      <text:p text:style-name="P28"/>
      <text:p text:style-name="P28">“Oh... im not sure. Probably not. Everyone are just getting acclimated I think.”</text:p>
      <text:p text:style-name="P28"/>
      <text:p text:style-name="P28"/>
      <text:p text:style-name="P28">Arn</text:p>
      <text:p text:style-name="P28"/>
      <text:p text:style-name="P28">“Arn? Yes, he's mostly down in the lower holds, snout in the cards. He would never claim to be in charge of it, but he mediates most of the gambling disputes and shift trading down there. Its something the Core crew have up to since we were all assigned and trained on this ship a year ago” </text:p>
      <text:p text:style-name="P28"/>
      <text:p text:style-name="P28"/>
      <text:p text:style-name="P28">Shift trading</text:p>
      <text:p text:style-name="P28"/>
      <text:p text:style-name="P28">“Well, any crew-member is allowed to change shifts with one another as you know. This is normally not a problem and allow the crew some sense of flexibility. </text:p>
      <text:p text:style-name="P28">But shift-trading has become a bit of a racket of late. Along with 'favors', its used as currency in gambling and the core crew has been fleecing the newer ones good the past few days. I imagine some 'lucky' individuals will not be forced to work for days.”</text:p>
      <text:p text:style-name="P28"/>
      <text:p text:style-name="P28">“This sounds highly unconventional.” I frown deeply. </text:p>
      <text:p text:style-name="P28"><text:soft-page-break/></text:p>
      <text:p text:style-name="P28">“Its not too uncommon on larger ships I hear. There's nothing in Admiralty rules against it. So not much to do about it.”</text:p>
      <text:p text:style-name="P28"/>
      <text:p text:style-name="P28">Favors</text:p>
      <text:p text:style-name="P28"/>
      <text:p text:style-name="P28">“Well you know. Favors! You scratch my wings and I'll scratch yours. Except... more one-way.“</text:p>
      <text:p text:style-name="P28"/>
      <text:p text:style-name="P28">“I see.” I mutter quietly. </text:p>
      <text:p text:style-name="P28"/>
      <text:p text:style-name="P28">“I don't judge how others pass their time Captain.” Mirr smiles and taps some ash over the side of the ship. </text:p>
      <text:p text:style-name="P28"/>
      <text:p text:style-name="P28">What brought you out to sea?</text:p>
      <text:p text:style-name="P28"/>
      <text:p text:style-name="P28">“Oh... quite a personal question that. Oh don't worry, I don't mind answering.” Mirr shifted position to lean back against the railing behind her in an informal manner. </text:p>
      <text:p text:style-name="P28"/>
      <text:p text:style-name="P28">“I don't particularly like the sea. Salt-water is terrible to the fur. But I joined up because I was heading towards a life I enjoyed even less.” She looked toward the horizon deep in thought. I felt slightly bemused at the way she put on airs, it did not seem conscious act on her part, which made it more tolerable then it should be. </text:p>
      <text:p text:style-name="P28"/>
      <text:p text:style-name="P28">“The Admiralty, with its clear hierarchies, silly costumes and rigid rules. It offers a form of stability. For the most part, you know whats what, there are no wrangling of half-truths or hidden games underneath it all. You perform your assigned duties and if you do it well for long enough, you receive more of them in a promotion, if you want. ”</text:p>
      <text:p text:style-name="P28"/>
      <text:p text:style-name="P28">“The Meritocracy of it is what draws you?” I inquire. Mirr cocked her head to the side and then nodded. </text:p>
      <text:p text:style-name="P28"/>
      <text:p text:style-name="P28">“Yes, I suppose thats an acceptable simplification.” </text:p>
      <text:p text:style-name="P28"/>
      <text:p text:style-name="P28"/>
      <text:p text:style-name="P28">Garsch</text:p>
      <text:p text:style-name="P28"/>
      <text:p text:style-name="P28">“Captain!” A precise salute and straightened back greets me as Arms Officer Garsch greets me.</text:p>
      <text:p text:style-name="P28"/>
      <text:p text:style-name="P28">“Officer, what can I do for you?” I inquire curiously. I had seen Garsch about the deck, maintaining order and performing disciplinary actions on crew who earned his <text:soft-page-break/>ire. </text:p>
      <text:p text:style-name="P28"/>
      <text:p text:style-name="P28">“I have a concern and a proposition for you.” Garsch maintained his rigged at-attention position. </text:p>
      <text:p text:style-name="P28"/>
      <text:p text:style-name="P28">“Speak. And do relax.” I suggest politely. There's too much riggid drill-instructor in this old officer sometimes. Not that I considered it a flaw. Garsch relaxed his posture and continued. </text:p>
      <text:p text:style-name="P28"/>
      <text:p text:style-name="P28">“I notice a lot of idle paws around the ship, some who manage to get away with little hard work at all. Such kind of laxity will draw Awes to temptation and complacency. I am concerned of our preparedness for possible incidents will deteriorate severely over time.” </text:p>
      <text:p text:style-name="P28"/>
      <text:p text:style-name="P28">“We have more crew aboard then there are possible duties to perform. What do you suggest Officer Garsch?” I ask, genuinely curious. </text:p>
      <text:p text:style-name="P28"/>
      <text:p text:style-name="P28">“We Drill once a week, but perhaps we can arrange for a more frequent schedule. Bi-daily practice for anyone without tasks for either martial exercises, fire drills, sail maintenance. This would keep the crew on their feet and sharp.”</text:p>
      <text:p text:style-name="P28"/>
      <text:p text:style-name="P28">“Have you brought this up with Arn?” Suggestions like this should normally come from him. </text:p>
      <text:p text:style-name="P28"/>
      <text:p text:style-name="P28">“Yes. But he thought that it would cause too much discontent among the crew and that we'd risk overworking and exhausting them for when it really does count.”</text:p>
      <text:p text:style-name="P28"/>
      <text:p text:style-name="P28">“Since you've come directly to me, you do not agree.” I smile faintly. </text:p>
      <text:p text:style-name="P28"/>
      <text:p text:style-name="P28">“No Captain. While he is probably right about it not raising morale, I believe as an Admiralty ship its our duty to be at the best we can be. That is all.” Garsch seemed to relax further, now that he's said his peace.</text:p>
      <text:p text:style-name="P28"/>
      <text:p text:style-name="P28">“You've given me something to think about Officer.” I nodded in dismissal and Garsch marched off, as informal as ever. If I permitted this, I had no doubt he would drive the crew hard. But he was certainly not the kind of officer who cared about being unpopula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8-09T20:54:57.33</dc:date>
    <meta:editing-duration>P16DT7H48M37S</meta:editing-duration>
    <meta:editing-cycles>151</meta:editing-cycles>
    <meta:generator>OpenOffice/4.1.3$Win32 OpenOffice.org_project/413m1$Build-9783</meta:generator>
    <meta:document-statistic meta:table-count="0" meta:image-count="0" meta:object-count="0" meta:page-count="95" meta:paragraph-count="1455" meta:word-count="41616" meta:character-count="226953"/>
  </office:meta>
</office:document-meta>
</file>